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40000013615B7F45DC7B0AF8B.jpg" manifest:media-type="image/jpeg"/>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automatic-styles>
    <style:style style:name="Tableau1" style:family="table">
      <style:table-properties style:width="17.254cm" fo:margin-top="0cm" fo:margin-bottom="0cm" table:align="center" style:writing-mode="lr-tb"/>
    </style:style>
    <style:style style:name="Tableau1.A" style:family="table-column">
      <style:table-column-properties style:column-width="8.327cm"/>
    </style:style>
    <style:style style:name="Tableau1.B" style:family="table-column">
      <style:table-column-properties style:column-width="8.925cm"/>
    </style:style>
    <style:style style:name="Tableau1.1" style:family="table-row">
      <style:table-row-properties fo:keep-together="auto"/>
    </style:style>
    <style:style style:name="Tableau1.A1" style:family="table-cell">
      <style:table-cell-properties fo:background-color="#d60093" fo:padding-left="0.191cm" fo:padding-right="0.191cm" fo:padding-top="0.049cm" fo:padding-bottom="0.101cm" fo:border="none" style:writing-mode="lr-tb">
        <style:background-image/>
      </style:table-cell-properties>
    </style:style>
    <style:style style:name="Tableau1.2" style:family="table-row">
      <style:table-row-properties style:min-row-height="0.101cm" fo:keep-together="auto"/>
    </style:style>
    <style:style style:name="Tableau1.A2" style:family="table-cell">
      <style:table-cell-properties fo:padding-left="0.191cm" fo:padding-right="0.191cm" fo:padding-top="0.049cm" fo:padding-bottom="0.101cm" fo:border-left="none" fo:border-right="none" fo:border-top="none" fo:border-bottom="2.25pt solid #d60093" style:writing-mode="lr-tb"/>
    </style:style>
    <style:style style:name="Tableau1.3" style:family="table-row">
      <style:table-row-properties style:min-row-height="1.799cm" fo:keep-together="auto"/>
    </style:style>
    <style:style style:name="Tableau1.A3" style:family="table-cell">
      <style:table-cell-properties style:vertical-align="bottom" fo:padding-left="0.191cm" fo:padding-right="0.191cm" fo:padding-top="0.049cm" fo:padding-bottom="0.101cm" fo:border-left="none" fo:border-right="none" fo:border-top="2.25pt solid #d60093" fo:border-bottom="none" style:writing-mode="lr-tb"/>
    </style:style>
    <style:style style:name="Tableau1.4" style:family="table-row">
      <style:table-row-properties style:min-row-height="0.4cm" fo:keep-together="auto"/>
    </style:style>
    <style:style style:name="Tableau1.A4" style:family="table-cell">
      <style:table-cell-properties fo:padding-left="0.191cm" fo:padding-right="0.191cm" fo:padding-top="0.049cm" fo:padding-bottom="0.101cm" fo:border-left="0.5pt solid #d9d9d9" fo:border-right="0.5pt solid #d9d9d9" fo:border-top="0.5pt solid #d9d9d9" fo:border-bottom="none" style:writing-mode="lr-tb"/>
    </style:style>
    <style:style style:name="Tableau1.A5" style:family="table-cell">
      <style:table-cell-properties style:vertical-align="middle" fo:padding-left="0.191cm" fo:padding-right="0.191cm" fo:padding-top="0.049cm" fo:padding-bottom="0.101cm" fo:border-left="0.5pt solid #d9d9d9" fo:border-right="none" fo:border-top="none" fo:border-bottom="none" style:writing-mode="lr-tb"/>
    </style:style>
    <style:style style:name="Tableau1.B5" style:family="table-cell">
      <style:table-cell-properties fo:padding-left="0.191cm" fo:padding-right="0.191cm" fo:padding-top="0.049cm" fo:padding-bottom="0.101cm" fo:border-left="none" fo:border-right="0.5pt solid #d9d9d9" fo:border-top="none" fo:border-bottom="none" style:writing-mode="lr-tb"/>
    </style:style>
    <style:style style:name="Tableau1.B6" style:family="table-cell">
      <style:table-cell-properties fo:padding-left="0.191cm" fo:padding-right="0.191cm" fo:padding-top="0.049cm" fo:padding-bottom="0.101cm" fo:border-left="none" fo:border-right="0.5pt solid #d9d9d9" fo:border-top="none" fo:border-bottom="none" style:writing-mode="lr-tb"/>
    </style:style>
    <style:style style:name="Tableau1.B7" style:family="table-cell">
      <style:table-cell-properties fo:padding-left="0.191cm" fo:padding-right="0.191cm" fo:padding-top="0.049cm" fo:padding-bottom="0.101cm" fo:border-left="none" fo:border-right="0.5pt solid #d9d9d9" fo:border-top="none" fo:border-bottom="none" style:writing-mode="lr-tb"/>
    </style:style>
    <style:style style:name="Tableau1.8" style:family="table-row">
      <style:table-row-properties style:min-row-height="0.3cm" fo:keep-together="auto"/>
    </style:style>
    <style:style style:name="Tableau1.A8" style:family="table-cell">
      <style:table-cell-properties style:vertical-align="middle" fo:padding-left="0.191cm" fo:padding-right="0.191cm" fo:padding-top="0.049cm" fo:padding-bottom="0.101cm" fo:border-left="0.5pt solid #d9d9d9" fo:border-right="0.5pt solid #d9d9d9" fo:border-top="none" fo:border-bottom="0.5pt solid #d9d9d9" style:writing-mode="lr-tb"/>
    </style:style>
    <style:style style:name="Tableau2" style:family="table">
      <style:table-properties style:width="17.253cm" fo:margin-left="0.25cm" fo:margin-top="0cm" fo:margin-bottom="0cm" table:align="left" style:writing-mode="lr-tb"/>
    </style:style>
    <style:style style:name="Tableau2.A" style:family="table-column">
      <style:table-column-properties style:column-width="5.249cm"/>
    </style:style>
    <style:style style:name="Tableau2.B" style:family="table-column">
      <style:table-column-properties style:column-width="0.416cm"/>
    </style:style>
    <style:style style:name="Tableau2.C" style:family="table-column">
      <style:table-column-properties style:column-width="11.587cm"/>
    </style:style>
    <style:style style:name="Tableau2.1" style:family="table-row">
      <style:table-row-properties fo:keep-together="auto"/>
    </style:style>
    <style:style style:name="Tableau2.A1" style:family="table-cell">
      <style:table-cell-properties fo:padding-left="0.191cm" fo:padding-right="0.191cm" fo:padding-top="0.049cm" fo:padding-bottom="0cm" fo:border-left="2.25pt solid #a6a6a6" fo:border-right="none" fo:border-top="none" fo:border-bottom="none" style:writing-mode="lr-tb"/>
    </style:style>
    <style:style style:name="Tableau2.B1" style:family="table-cell">
      <style:table-cell-properties style:vertical-align="middle" fo:padding-left="0.191cm" fo:padding-right="0.191cm" fo:padding-top="0.049cm" fo:padding-bottom="0cm" fo:border="none" style:writing-mode="lr-tb"/>
    </style:style>
    <style:style style:name="Tableau2.C1" style:family="table-cell">
      <style:table-cell-properties fo:padding-left="0.191cm" fo:padding-right="0.191cm" fo:padding-top="0.049cm" fo:padding-bottom="0cm" fo:border="none" style:writing-mode="lr-tb"/>
    </style:style>
    <style:style style:name="Tableau2.C2" style:family="table-cell">
      <style:table-cell-properties fo:padding-left="0.191cm" fo:padding-right="0.191cm" fo:padding-top="0.049cm" fo:padding-bottom="0cm" fo:border="none" style:writing-mode="lr-tb"/>
    </style:style>
    <style:style style:name="Tableau3" style:family="table">
      <style:table-properties style:width="17.253cm" fo:margin-left="0.25cm" fo:margin-top="0cm" fo:margin-bottom="0cm" table:align="left" style:writing-mode="lr-tb"/>
    </style:style>
    <style:style style:name="Tableau3.A" style:family="table-column">
      <style:table-column-properties style:column-width="5.251cm"/>
    </style:style>
    <style:style style:name="Tableau3.B" style:family="table-column">
      <style:table-column-properties style:column-width="0.416cm"/>
    </style:style>
    <style:style style:name="Tableau3.C" style:family="table-column">
      <style:table-column-properties style:column-width="2.695cm"/>
    </style:style>
    <style:style style:name="Tableau3.D" style:family="table-column">
      <style:table-column-properties style:column-width="8.888cm"/>
    </style:style>
    <style:style style:name="Tableau3.1" style:family="table-row">
      <style:table-row-properties fo:keep-together="auto"/>
    </style:style>
    <style:style style:name="Tableau3.A1" style:family="table-cell">
      <style:table-cell-properties fo:padding-left="0.191cm" fo:padding-right="0.191cm" fo:padding-top="0.049cm" fo:padding-bottom="0cm" fo:border="none" style:writing-mode="lr-tb"/>
    </style:style>
    <style:style style:name="Tableau3.A2" style:family="table-cell">
      <style:table-cell-properties fo:padding-left="0.191cm" fo:padding-right="0.191cm" fo:padding-top="0.049cm" fo:padding-bottom="0cm" fo:border-left="2.25pt solid #d60093" fo:border-right="none" fo:border-top="none" fo:border-bottom="none" style:writing-mode="lr-tb"/>
    </style:style>
    <style:style style:name="Tableau3.B2" style:family="table-cell">
      <style:table-cell-properties style:vertical-align="middle" fo:padding-left="0.191cm" fo:padding-right="0.191cm" fo:padding-top="0.049cm" fo:padding-bottom="0cm" fo:border="none" style:writing-mode="lr-tb"/>
    </style:style>
    <style:style style:name="Tableau8" style:family="table" style:master-page-name="Converted1">
      <style:table-properties style:width="17.254cm" fo:margin-left="0.25cm" fo:margin-top="0cm" fo:margin-bottom="0cm" style:page-number="auto" table:align="left" style:writing-mode="lr-tb"/>
    </style:style>
    <style:style style:name="Tableau8.A" style:family="table-column">
      <style:table-column-properties style:column-width="17.254cm"/>
    </style:style>
    <style:style style:name="Tableau8.1" style:family="table-row">
      <style:table-row-properties fo:keep-together="auto"/>
    </style:style>
    <style:style style:name="Tableau8.A1" style:family="table-cell">
      <style:table-cell-properties fo:background-color="#d60093" fo:padding-left="0.191cm" fo:padding-right="0.191cm" fo:padding-top="0.101cm" fo:padding-bottom="0cm" fo:border="none" style:writing-mode="lr-tb">
        <style:background-image/>
      </style:table-cell-properties>
    </style:style>
    <style:style style:name="Tableau8.2" style:family="table-row">
      <style:table-row-properties style:min-row-height="0.035cm" fo:keep-together="auto"/>
    </style:style>
    <style:style style:name="Tableau8.A2" style:family="table-cell">
      <style:table-cell-properties fo:padding-left="0.191cm" fo:padding-right="0.191cm" fo:padding-top="0.101cm" fo:padding-bottom="0cm" fo:border-left="none" fo:border-right="none" fo:border-top="none" fo:border-bottom="2.25pt solid #d60093" style:writing-mode="lr-tb"/>
    </style:style>
    <style:style style:name="Tableau8.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8.4" style:family="table-row">
      <style:table-row-properties style:min-row-height="0.199cm" fo:keep-together="auto"/>
    </style:style>
    <style:style style:name="Tableau8.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8.A5"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0" style:family="table" style:master-page-name="Converted3">
      <style:table-properties style:width="17.254cm" fo:margin-left="0.25cm" fo:margin-top="0cm" fo:margin-bottom="0cm" style:page-number="auto" table:align="left" style:writing-mode="lr-tb"/>
    </style:style>
    <style:style style:name="Tableau10.A" style:family="table-column">
      <style:table-column-properties style:column-width="4.001cm"/>
    </style:style>
    <style:style style:name="Tableau10.B" style:family="table-column">
      <style:table-column-properties style:column-width="13.252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A2" style:family="table-cell">
      <style:table-cell-properties fo:background-color="transparent" fo:padding-left="0.191cm" fo:padding-right="0.191cm" fo:padding-top="0.101cm" fo:padding-bottom="0cm" fo:border="none" style:writing-mode="lr-tb">
        <style:background-image/>
      </style:table-cell-properties>
    </style:style>
    <style:style style:name="Tableau10.3" style:family="table-row">
      <style:table-row-properties style:min-row-height="0.035cm" fo:keep-together="auto"/>
    </style:style>
    <style:style style:name="Tableau10.A3" style:family="table-cell">
      <style:table-cell-properties fo:padding-left="0.191cm" fo:padding-right="0.191cm" fo:padding-top="0.101cm" fo:padding-bottom="0cm" fo:border-left="none" fo:border-right="none" fo:border-top="none" fo:border-bottom="2.25pt solid #d60093" style:writing-mode="lr-tb"/>
    </style:style>
    <style:style style:name="Tableau10.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0.6" style:family="table-row">
      <style:table-row-properties style:min-row-height="6.001cm" fo:keep-together="auto"/>
    </style:style>
    <style:style style:name="Tableau10.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1" style:family="table">
      <style:table-properties style:width="17.27cm" fo:margin-left="0.25cm" fo:margin-top="0cm" fo:margin-bottom="0cm" table:align="left" style:writing-mode="lr-tb"/>
    </style:style>
    <style:style style:name="Tableau11.A" style:family="table-column">
      <style:table-column-properties style:column-width="0.499cm"/>
    </style:style>
    <style:style style:name="Tableau11.B" style:family="table-column">
      <style:table-column-properties style:column-width="12.099cm"/>
    </style:style>
    <style:style style:name="Tableau11.C" style:family="table-column">
      <style:table-column-properties style:column-width="1.672cm"/>
    </style:style>
    <style:style style:name="Tableau11.D" style:family="table-column">
      <style:table-column-properties style:column-width="1cm"/>
    </style:style>
    <style:style style:name="Tableau11.F" style:family="table-column">
      <style:table-column-properties style:column-width="0.998cm"/>
    </style:style>
    <style:style style:name="Tableau11.1" style:family="table-row">
      <style:table-row-properties style:min-row-height="0.803cm" fo:keep-together="auto"/>
    </style:style>
    <style:style style:name="Tableau11.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1.2" style:family="table-row">
      <style:table-row-properties style:min-row-height="0.7cm" fo:keep-together="auto"/>
    </style:style>
    <style:style style:name="Tableau11.A2" style:family="table-cell">
      <style:table-cell-properties fo:padding-left="0.123cm" fo:padding-right="0.101cm" fo:padding-top="0cm" fo:padding-bottom="0cm" fo:border-left="0.5pt solid #808080" fo:border-right="none" fo:border-top="2.25pt solid #7f7f7f" fo:border-bottom="0.5pt solid #808080"/>
    </style:style>
    <style:style style:name="Tableau11.B2" style:family="table-cell">
      <style:table-cell-properties fo:padding-left="0.123cm" fo:padding-right="0.101cm" fo:padding-top="0cm" fo:padding-bottom="0cm" fo:border-left="none" fo:border-right="0.5pt solid #808080" fo:border-top="2.25pt solid #7f7f7f" fo:border-bottom="2.25pt solid #7f7f7f"/>
    </style:style>
    <style:style style:name="Tableau11.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1.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1.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1.A3" style:family="table-cell">
      <style:table-cell-properties fo:padding-left="0.123cm" fo:padding-right="0.101cm" fo:padding-top="0cm" fo:padding-bottom="0cm" fo:border-left="0.5pt solid #808080" fo:border-right="none" fo:border-top="0.5pt solid #808080" fo:border-bottom="0.5pt solid #808080"/>
    </style:style>
    <style:style style:name="Tableau11.B3" style:family="table-cell">
      <style:table-cell-properties fo:padding-left="0.123cm" fo:padding-right="0.101cm" fo:padding-top="0cm" fo:padding-bottom="0cm" fo:border-left="none" fo:border-right="0.5pt solid #808080" fo:border-top="0.5pt solid #808080" fo:border-bottom="0.5pt solid #808080"/>
    </style:style>
    <style:style style:name="Tableau11.C3" style:family="table-cell">
      <style:table-cell-properties style:vertical-align="middle" fo:padding-left="0.123cm" fo:padding-right="0.101cm" fo:padding-top="0cm" fo:padding-bottom="0cm" fo:border="0.5pt solid #808080"/>
    </style:style>
    <style:style style:name="Tableau11.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1.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1.A4" style:family="table-cell">
      <style:table-cell-properties fo:padding-left="0.123cm" fo:padding-right="0.101cm" fo:padding-top="0cm" fo:padding-bottom="0cm" fo:border-left="0.5pt solid #808080" fo:border-right="none" fo:border-top="0.5pt solid #808080" fo:border-bottom="0.5pt solid #808080"/>
    </style:style>
    <style:style style:name="Tableau11.B4" style:family="table-cell">
      <style:table-cell-properties fo:padding-left="0.123cm" fo:padding-right="0.101cm" fo:padding-top="0cm" fo:padding-bottom="0cm" fo:border-left="none" fo:border-right="0.5pt solid #808080" fo:border-top="0.5pt solid #808080" fo:border-bottom="2.25pt solid #7f7f7f"/>
    </style:style>
    <style:style style:name="Tableau11.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1.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1.A5" style:family="table-cell">
      <style:table-cell-properties fo:padding-left="0.123cm" fo:padding-right="0.101cm" fo:padding-top="0cm" fo:padding-bottom="0cm" fo:border-left="0.5pt solid #808080" fo:border-right="none" fo:border-top="2.25pt solid #7f7f7f" fo:border-bottom="0.5pt solid #808080"/>
    </style:style>
    <style:style style:name="Tableau11.B5" style:family="table-cell">
      <style:table-cell-properties fo:padding-left="0.123cm" fo:padding-right="0.101cm" fo:padding-top="0cm" fo:padding-bottom="0cm" fo:border-left="none" fo:border-right="0.5pt solid #808080" fo:border-top="2.25pt solid #7f7f7f" fo:border-bottom="2.25pt solid #7f7f7f"/>
    </style:style>
    <style:style style:name="Tableau11.A6" style:family="table-cell">
      <style:table-cell-properties fo:padding-left="0.123cm" fo:padding-right="0.101cm" fo:padding-top="0cm" fo:padding-bottom="0cm" fo:border-left="0.5pt solid #808080" fo:border-right="none" fo:border-top="0.5pt solid #808080" fo:border-bottom="0.5pt solid #808080"/>
    </style:style>
    <style:style style:name="Tableau11.B6" style:family="table-cell">
      <style:table-cell-properties fo:padding-left="0.123cm" fo:padding-right="0.101cm" fo:padding-top="0cm" fo:padding-bottom="0cm" fo:border-left="none" fo:border-right="0.5pt solid #808080" fo:border-top="0.5pt solid #808080" fo:border-bottom="0.5pt solid #808080"/>
    </style:style>
    <style:style style:name="Tableau11.A7" style:family="table-cell">
      <style:table-cell-properties fo:padding-left="0.123cm" fo:padding-right="0.101cm" fo:padding-top="0cm" fo:padding-bottom="0cm" fo:border-left="0.5pt solid #808080" fo:border-right="none" fo:border-top="0.5pt solid #808080" fo:border-bottom="0.5pt solid #808080"/>
    </style:style>
    <style:style style:name="Tableau11.B7" style:family="table-cell">
      <style:table-cell-properties fo:padding-left="0.123cm" fo:padding-right="0.101cm" fo:padding-top="0cm" fo:padding-bottom="0cm" fo:border-left="none" fo:border-right="0.5pt solid #808080" fo:border-top="0.5pt solid #808080" fo:border-bottom="2.25pt solid #7f7f7f"/>
    </style:style>
    <style:style style:name="Tableau11.A8" style:family="table-cell">
      <style:table-cell-properties fo:padding-left="0.123cm" fo:padding-right="0.101cm" fo:padding-top="0cm" fo:padding-bottom="0cm" fo:border-left="0.5pt solid #808080" fo:border-right="none" fo:border-top="2.25pt solid #7f7f7f" fo:border-bottom="0.5pt solid #808080"/>
    </style:style>
    <style:style style:name="Tableau11.B8" style:family="table-cell">
      <style:table-cell-properties fo:padding-left="0.123cm" fo:padding-right="0.101cm" fo:padding-top="0cm" fo:padding-bottom="0cm" fo:border-left="none" fo:border-right="0.5pt solid #808080" fo:border-top="2.25pt solid #7f7f7f" fo:border-bottom="2.25pt solid #7f7f7f"/>
    </style:style>
    <style:style style:name="Tableau11.A9" style:family="table-cell">
      <style:table-cell-properties fo:padding-left="0.123cm" fo:padding-right="0.101cm" fo:padding-top="0cm" fo:padding-bottom="0cm" fo:border-left="0.5pt solid #808080" fo:border-right="none" fo:border-top="0.5pt solid #808080" fo:border-bottom="0.5pt solid #808080"/>
    </style:style>
    <style:style style:name="Tableau11.B9" style:family="table-cell">
      <style:table-cell-properties fo:padding-left="0.123cm" fo:padding-right="0.101cm" fo:padding-top="0cm" fo:padding-bottom="0cm" fo:border-left="none" fo:border-right="0.5pt solid #808080" fo:border-top="0.5pt solid #808080" fo:border-bottom="0.5pt solid #808080"/>
    </style:style>
    <style:style style:name="Tableau11.A10" style:family="table-cell">
      <style:table-cell-properties fo:padding-left="0.123cm" fo:padding-right="0.101cm" fo:padding-top="0cm" fo:padding-bottom="0cm" fo:border-left="0.5pt solid #808080" fo:border-right="none" fo:border-top="0.5pt solid #808080" fo:border-bottom="0.5pt solid #808080"/>
    </style:style>
    <style:style style:name="Tableau11.B10" style:family="table-cell">
      <style:table-cell-properties fo:padding-left="0.123cm" fo:padding-right="0.101cm" fo:padding-top="0cm" fo:padding-bottom="0cm" fo:border-left="none" fo:border-right="0.5pt solid #808080" fo:border-top="0.5pt solid #808080" fo:border-bottom="2.25pt solid #7f7f7f"/>
    </style:style>
    <style:style style:name="Tableau11.A11" style:family="table-cell">
      <style:table-cell-properties fo:padding-left="0.123cm" fo:padding-right="0.101cm" fo:padding-top="0cm" fo:padding-bottom="0cm" fo:border-left="0.5pt solid #808080" fo:border-right="none" fo:border-top="2.25pt solid #7f7f7f" fo:border-bottom="0.5pt solid #808080"/>
    </style:style>
    <style:style style:name="Tableau11.B11" style:family="table-cell">
      <style:table-cell-properties fo:padding-left="0.123cm" fo:padding-right="0.101cm" fo:padding-top="0cm" fo:padding-bottom="0cm" fo:border-left="none" fo:border-right="0.5pt solid #808080" fo:border-top="2.25pt solid #7f7f7f" fo:border-bottom="2.25pt solid #7f7f7f"/>
    </style:style>
    <style:style style:name="Tableau11.A12" style:family="table-cell">
      <style:table-cell-properties fo:padding-left="0.123cm" fo:padding-right="0.101cm" fo:padding-top="0cm" fo:padding-bottom="0cm" fo:border-left="0.5pt solid #808080" fo:border-right="none" fo:border-top="0.5pt solid #808080" fo:border-bottom="0.5pt solid #808080"/>
    </style:style>
    <style:style style:name="Tableau11.B12" style:family="table-cell">
      <style:table-cell-properties fo:padding-left="0.123cm" fo:padding-right="0.101cm" fo:padding-top="0cm" fo:padding-bottom="0cm" fo:border-left="none" fo:border-right="0.5pt solid #808080" fo:border-top="0.5pt solid #808080" fo:border-bottom="0.5pt solid #808080"/>
    </style:style>
    <style:style style:name="Tableau11.A13" style:family="table-cell">
      <style:table-cell-properties fo:padding-left="0.123cm" fo:padding-right="0.101cm" fo:padding-top="0cm" fo:padding-bottom="0cm" fo:border-left="0.5pt solid #808080" fo:border-right="none" fo:border-top="0.5pt solid #808080" fo:border-bottom="0.5pt solid #808080"/>
    </style:style>
    <style:style style:name="Tableau11.B13" style:family="table-cell">
      <style:table-cell-properties fo:padding-left="0.123cm" fo:padding-right="0.101cm" fo:padding-top="0cm" fo:padding-bottom="0cm" fo:border-left="none" fo:border-right="0.5pt solid #808080" fo:border-top="0.5pt solid #808080" fo:border-bottom="2.25pt solid #7f7f7f"/>
    </style:style>
    <style:style style:name="Tableau11.A14" style:family="table-cell">
      <style:table-cell-properties fo:padding-left="0.123cm" fo:padding-right="0.101cm" fo:padding-top="0cm" fo:padding-bottom="0cm" fo:border-left="0.5pt solid #808080" fo:border-right="none" fo:border-top="2.25pt solid #7f7f7f" fo:border-bottom="0.5pt solid #808080"/>
    </style:style>
    <style:style style:name="Tableau11.B14" style:family="table-cell">
      <style:table-cell-properties fo:padding-left="0.123cm" fo:padding-right="0.101cm" fo:padding-top="0cm" fo:padding-bottom="0cm" fo:border-left="none" fo:border-right="0.5pt solid #808080" fo:border-top="2.25pt solid #7f7f7f" fo:border-bottom="0.5pt solid #808080"/>
    </style:style>
    <style:style style:name="Tableau11.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1.A15" style:family="table-cell">
      <style:table-cell-properties fo:padding-left="0.123cm" fo:padding-right="0.101cm" fo:padding-top="0cm" fo:padding-bottom="0cm" fo:border-left="0.5pt solid #808080" fo:border-right="none" fo:border-top="0.5pt solid #808080" fo:border-bottom="0.5pt solid #808080"/>
    </style:style>
    <style:style style:name="Tableau11.B15" style:family="table-cell">
      <style:table-cell-properties fo:padding-left="0.123cm" fo:padding-right="0.101cm" fo:padding-top="0cm" fo:padding-bottom="0cm" fo:border-left="none" fo:border-right="0.5pt solid #808080" fo:border-top="0.5pt solid #808080" fo:border-bottom="0.5pt solid #808080"/>
    </style:style>
    <style:style style:name="Tableau11.A16" style:family="table-cell">
      <style:table-cell-properties fo:padding-left="0.123cm" fo:padding-right="0.101cm" fo:padding-top="0cm" fo:padding-bottom="0cm" fo:border-left="0.5pt solid #808080" fo:border-right="none" fo:border-top="0.5pt solid #808080" fo:border-bottom="0.5pt solid #808080"/>
    </style:style>
    <style:style style:name="Tableau11.B16" style:family="table-cell">
      <style:table-cell-properties fo:padding-left="0.123cm" fo:padding-right="0.101cm" fo:padding-top="0cm" fo:padding-bottom="0cm" fo:border-left="none" fo:border-right="0.5pt solid #808080" fo:border-top="0.5pt solid #808080" fo:border-bottom="0.5pt solid #808080"/>
    </style:style>
    <style:style style:name="Tableau12" style:family="table">
      <style:table-properties style:width="18.002cm" fo:margin-left="0cm" fo:margin-top="0cm" fo:margin-bottom="0cm" table:align="left" style:writing-mode="lr-tb"/>
    </style:style>
    <style:style style:name="Tableau12.A" style:family="table-column">
      <style:table-column-properties style:column-width="0.499cm"/>
    </style:style>
    <style:style style:name="Tableau12.B" style:family="table-column">
      <style:table-column-properties style:column-width="0.751cm"/>
    </style:style>
    <style:style style:name="Tableau12.C" style:family="table-column">
      <style:table-column-properties style:column-width="0.501cm"/>
    </style:style>
    <style:style style:name="Tableau12.D" style:family="table-column">
      <style:table-column-properties style:column-width="5.749cm"/>
    </style:style>
    <style:style style:name="Tableau12.E" style:family="table-column">
      <style:table-column-properties style:column-width="1.252cm"/>
    </style:style>
    <style:style style:name="Tableau12.F" style:family="table-column">
      <style:table-column-properties style:column-width="0.497cm"/>
    </style:style>
    <style:style style:name="Tableau12.G" style:family="table-column">
      <style:table-column-properties style:column-width="2.752cm"/>
    </style:style>
    <style:style style:name="Tableau12.H" style:family="table-column">
      <style:table-column-properties style:column-width="5.999cm"/>
    </style:style>
    <style:style style:name="Tableau12.1" style:family="table-row">
      <style:table-row-properties style:min-row-height="0.644cm" fo:keep-together="auto"/>
    </style:style>
    <style:style style:name="Tableau12.A1" style:family="table-cell">
      <style:table-cell-properties fo:padding-left="0.191cm" fo:padding-right="0.191cm" fo:padding-top="0.101cm" fo:padding-bottom="0cm" fo:border="none" style:writing-mode="lr-tb"/>
    </style:style>
    <style:style style:name="Tableau12.4" style:family="table-row">
      <style:table-row-properties style:min-row-height="0.4cm" fo:keep-together="auto"/>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2.6" style:family="table-row">
      <style:table-row-properties style:min-row-height="5.001cm" fo:keep-together="auto"/>
    </style:style>
    <style:style style:name="Tableau12.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2.7" style:family="table-row">
      <style:table-row-properties fo:keep-together="auto"/>
    </style:style>
    <style:style style:name="Tableau12.8" style:family="table-row">
      <style:table-row-properties fo:keep-together="auto"/>
    </style:style>
    <style:style style:name="Tableau12.9" style:family="table-row">
      <style:table-row-properties style:min-row-height="7.999cm" fo:keep-together="auto"/>
    </style:style>
    <style:style style:name="Tableau12.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2.10" style:family="table-row">
      <style:table-row-properties style:min-row-height="0.499cm" fo:keep-together="auto"/>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none" fo:border-right="none" fo:border-top="none" fo:border-bottom="1pt solid #d9d9d9" style:writing-mode="lr-tb"/>
    </style:style>
    <style:style style:name="Tableau12.12" style:family="table-row">
      <style:table-row-properties style:min-row-height="1cm" fo:keep-together="auto"/>
    </style:style>
    <style:style style:name="Tableau12.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2.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2.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2.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2.H12" style:family="table-cell">
      <style:table-cell-properties style:vertical-align="middle" fo:padding-left="0.191cm" fo:padding-right="0.191cm" fo:padding-top="0.101cm" fo:padding-bottom="0cm" fo:border="1pt solid #d9d9d9" style:writing-mode="lr-tb"/>
    </style:style>
    <style:style style:name="Tableau13" style:family="table">
      <style:table-properties style:width="17.27cm" fo:margin-left="0.25cm" fo:margin-top="0cm" fo:margin-bottom="0cm" table:align="left" style:writing-mode="lr-tb"/>
    </style:style>
    <style:style style:name="Tableau13.A" style:family="table-column">
      <style:table-column-properties style:column-width="0.499cm"/>
    </style:style>
    <style:style style:name="Tableau13.B" style:family="table-column">
      <style:table-column-properties style:column-width="12.099cm"/>
    </style:style>
    <style:style style:name="Tableau13.C" style:family="table-column">
      <style:table-column-properties style:column-width="1.672cm"/>
    </style:style>
    <style:style style:name="Tableau13.D" style:family="table-column">
      <style:table-column-properties style:column-width="1cm"/>
    </style:style>
    <style:style style:name="Tableau13.F" style:family="table-column">
      <style:table-column-properties style:column-width="0.998cm"/>
    </style:style>
    <style:style style:name="Tableau13.1" style:family="table-row">
      <style:table-row-properties style:min-row-height="0.803cm" fo:keep-together="auto"/>
    </style:style>
    <style:style style:name="Tableau13.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3.2" style:family="table-row">
      <style:table-row-properties style:min-row-height="0.7cm" fo:keep-together="auto"/>
    </style:style>
    <style:style style:name="Tableau13.A2" style:family="table-cell">
      <style:table-cell-properties fo:padding-left="0.123cm" fo:padding-right="0.101cm" fo:padding-top="0cm" fo:padding-bottom="0cm" fo:border-left="0.5pt solid #808080" fo:border-right="none" fo:border-top="2.25pt solid #7f7f7f" fo:border-bottom="0.5pt solid #808080"/>
    </style:style>
    <style:style style:name="Tableau13.B2" style:family="table-cell">
      <style:table-cell-properties fo:padding-left="0.123cm" fo:padding-right="0.101cm" fo:padding-top="0cm" fo:padding-bottom="0cm" fo:border-left="none" fo:border-right="0.5pt solid #808080" fo:border-top="2.25pt solid #7f7f7f" fo:border-bottom="2.25pt solid #7f7f7f"/>
    </style:style>
    <style:style style:name="Tableau13.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3.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3.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3.A3" style:family="table-cell">
      <style:table-cell-properties fo:padding-left="0.123cm" fo:padding-right="0.101cm" fo:padding-top="0cm" fo:padding-bottom="0cm" fo:border-left="0.5pt solid #808080" fo:border-right="none" fo:border-top="0.5pt solid #808080" fo:border-bottom="0.5pt solid #808080"/>
    </style:style>
    <style:style style:name="Tableau13.B3" style:family="table-cell">
      <style:table-cell-properties fo:padding-left="0.123cm" fo:padding-right="0.101cm" fo:padding-top="0cm" fo:padding-bottom="0cm" fo:border-left="none" fo:border-right="0.5pt solid #808080" fo:border-top="0.5pt solid #808080" fo:border-bottom="0.5pt solid #808080"/>
    </style:style>
    <style:style style:name="Tableau13.C3" style:family="table-cell">
      <style:table-cell-properties style:vertical-align="middle" fo:padding-left="0.123cm" fo:padding-right="0.101cm" fo:padding-top="0cm" fo:padding-bottom="0cm" fo:border="0.5pt solid #808080"/>
    </style:style>
    <style:style style:name="Tableau13.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3.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3.A4" style:family="table-cell">
      <style:table-cell-properties fo:padding-left="0.123cm" fo:padding-right="0.101cm" fo:padding-top="0cm" fo:padding-bottom="0cm" fo:border-left="0.5pt solid #808080" fo:border-right="none" fo:border-top="0.5pt solid #808080" fo:border-bottom="0.5pt solid #808080"/>
    </style:style>
    <style:style style:name="Tableau13.B4" style:family="table-cell">
      <style:table-cell-properties fo:padding-left="0.123cm" fo:padding-right="0.101cm" fo:padding-top="0cm" fo:padding-bottom="0cm" fo:border-left="none" fo:border-right="0.5pt solid #808080" fo:border-top="0.5pt solid #808080" fo:border-bottom="2.25pt solid #7f7f7f"/>
    </style:style>
    <style:style style:name="Tableau13.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3.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3.A5" style:family="table-cell">
      <style:table-cell-properties fo:padding-left="0.123cm" fo:padding-right="0.101cm" fo:padding-top="0cm" fo:padding-bottom="0cm" fo:border-left="0.5pt solid #808080" fo:border-right="none" fo:border-top="2.25pt solid #7f7f7f" fo:border-bottom="0.5pt solid #808080"/>
    </style:style>
    <style:style style:name="Tableau13.B5" style:family="table-cell">
      <style:table-cell-properties fo:padding-left="0.123cm" fo:padding-right="0.101cm" fo:padding-top="0cm" fo:padding-bottom="0cm" fo:border-left="none" fo:border-right="0.5pt solid #808080" fo:border-top="2.25pt solid #7f7f7f" fo:border-bottom="2.25pt solid #7f7f7f"/>
    </style:style>
    <style:style style:name="Tableau13.A6" style:family="table-cell">
      <style:table-cell-properties fo:padding-left="0.123cm" fo:padding-right="0.101cm" fo:padding-top="0cm" fo:padding-bottom="0cm" fo:border-left="0.5pt solid #808080" fo:border-right="none" fo:border-top="0.5pt solid #808080" fo:border-bottom="0.5pt solid #808080"/>
    </style:style>
    <style:style style:name="Tableau13.B6" style:family="table-cell">
      <style:table-cell-properties fo:padding-left="0.123cm" fo:padding-right="0.101cm" fo:padding-top="0cm" fo:padding-bottom="0cm" fo:border-left="none" fo:border-right="0.5pt solid #808080" fo:border-top="0.5pt solid #808080" fo:border-bottom="0.5pt solid #808080"/>
    </style:style>
    <style:style style:name="Tableau13.A7" style:family="table-cell">
      <style:table-cell-properties fo:padding-left="0.123cm" fo:padding-right="0.101cm" fo:padding-top="0cm" fo:padding-bottom="0cm" fo:border-left="0.5pt solid #808080" fo:border-right="none" fo:border-top="0.5pt solid #808080" fo:border-bottom="0.5pt solid #808080"/>
    </style:style>
    <style:style style:name="Tableau13.B7" style:family="table-cell">
      <style:table-cell-properties fo:padding-left="0.123cm" fo:padding-right="0.101cm" fo:padding-top="0cm" fo:padding-bottom="0cm" fo:border-left="none" fo:border-right="0.5pt solid #808080" fo:border-top="0.5pt solid #808080" fo:border-bottom="2.25pt solid #7f7f7f"/>
    </style:style>
    <style:style style:name="Tableau13.A8" style:family="table-cell">
      <style:table-cell-properties fo:padding-left="0.123cm" fo:padding-right="0.101cm" fo:padding-top="0cm" fo:padding-bottom="0cm" fo:border-left="0.5pt solid #808080" fo:border-right="none" fo:border-top="2.25pt solid #7f7f7f" fo:border-bottom="0.5pt solid #808080"/>
    </style:style>
    <style:style style:name="Tableau13.B8" style:family="table-cell">
      <style:table-cell-properties fo:padding-left="0.123cm" fo:padding-right="0.101cm" fo:padding-top="0cm" fo:padding-bottom="0cm" fo:border-left="none" fo:border-right="0.5pt solid #808080" fo:border-top="2.25pt solid #7f7f7f" fo:border-bottom="2.25pt solid #7f7f7f"/>
    </style:style>
    <style:style style:name="Tableau13.A9" style:family="table-cell">
      <style:table-cell-properties fo:padding-left="0.123cm" fo:padding-right="0.101cm" fo:padding-top="0cm" fo:padding-bottom="0cm" fo:border-left="0.5pt solid #808080" fo:border-right="none" fo:border-top="0.5pt solid #808080" fo:border-bottom="0.5pt solid #808080"/>
    </style:style>
    <style:style style:name="Tableau13.B9" style:family="table-cell">
      <style:table-cell-properties fo:padding-left="0.123cm" fo:padding-right="0.101cm" fo:padding-top="0cm" fo:padding-bottom="0cm" fo:border-left="none" fo:border-right="0.5pt solid #808080" fo:border-top="0.5pt solid #808080" fo:border-bottom="0.5pt solid #808080"/>
    </style:style>
    <style:style style:name="Tableau13.A10" style:family="table-cell">
      <style:table-cell-properties fo:padding-left="0.123cm" fo:padding-right="0.101cm" fo:padding-top="0cm" fo:padding-bottom="0cm" fo:border-left="0.5pt solid #808080" fo:border-right="none" fo:border-top="0.5pt solid #808080" fo:border-bottom="0.5pt solid #808080"/>
    </style:style>
    <style:style style:name="Tableau13.B10" style:family="table-cell">
      <style:table-cell-properties fo:padding-left="0.123cm" fo:padding-right="0.101cm" fo:padding-top="0cm" fo:padding-bottom="0cm" fo:border-left="none" fo:border-right="0.5pt solid #808080" fo:border-top="0.5pt solid #808080" fo:border-bottom="2.25pt solid #7f7f7f"/>
    </style:style>
    <style:style style:name="Tableau13.A11" style:family="table-cell">
      <style:table-cell-properties fo:padding-left="0.123cm" fo:padding-right="0.101cm" fo:padding-top="0cm" fo:padding-bottom="0cm" fo:border-left="0.5pt solid #808080" fo:border-right="none" fo:border-top="2.25pt solid #7f7f7f" fo:border-bottom="0.5pt solid #808080"/>
    </style:style>
    <style:style style:name="Tableau13.B11" style:family="table-cell">
      <style:table-cell-properties fo:padding-left="0.123cm" fo:padding-right="0.101cm" fo:padding-top="0cm" fo:padding-bottom="0cm" fo:border-left="none" fo:border-right="0.5pt solid #808080" fo:border-top="2.25pt solid #7f7f7f" fo:border-bottom="0.5pt solid #808080"/>
    </style:style>
    <style:style style:name="Tableau13.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3.A12" style:family="table-cell">
      <style:table-cell-properties fo:padding-left="0.123cm" fo:padding-right="0.101cm" fo:padding-top="0cm" fo:padding-bottom="0cm" fo:border-left="0.5pt solid #808080" fo:border-right="none" fo:border-top="0.5pt solid #808080" fo:border-bottom="0.5pt solid #808080"/>
    </style:style>
    <style:style style:name="Tableau13.B12" style:family="table-cell">
      <style:table-cell-properties fo:padding-left="0.123cm" fo:padding-right="0.101cm" fo:padding-top="0cm" fo:padding-bottom="0cm" fo:border-left="none" fo:border-right="0.5pt solid #808080" fo:border-top="1pt solid #808080" fo:border-bottom="0.5pt solid #808080"/>
    </style:style>
    <style:style style:name="Tableau13.A13" style:family="table-cell">
      <style:table-cell-properties fo:padding-left="0.123cm" fo:padding-right="0.101cm" fo:padding-top="0cm" fo:padding-bottom="0cm" fo:border-left="0.5pt solid #808080" fo:border-right="none" fo:border-top="0.5pt solid #808080" fo:border-bottom="0.5pt solid #808080"/>
    </style:style>
    <style:style style:name="Tableau13.B13" style:family="table-cell">
      <style:table-cell-properties fo:padding-left="0.123cm" fo:padding-right="0.101cm" fo:padding-top="0cm" fo:padding-bottom="0cm" fo:border-left="none" fo:border-right="0.5pt solid #808080" fo:border-top="1pt solid #808080" fo:border-bottom="0.5pt solid #808080"/>
    </style:style>
    <style:style style:name="Tableau14" style:family="table">
      <style:table-properties style:width="18.15cm" fo:margin-left="0cm" fo:margin-top="0cm" fo:margin-bottom="0cm" table:align="left" style:writing-mode="lr-tb"/>
    </style:style>
    <style:style style:name="Tableau14.A" style:family="table-column">
      <style:table-column-properties style:column-width="0.748cm"/>
    </style:style>
    <style:style style:name="Tableau14.B" style:family="table-column">
      <style:table-column-properties style:column-width="0.501cm"/>
    </style:style>
    <style:style style:name="Tableau14.C" style:family="table-column">
      <style:table-column-properties style:column-width="0.75cm"/>
    </style:style>
    <style:style style:name="Tableau14.D" style:family="table-column">
      <style:table-column-properties style:column-width="5.502cm"/>
    </style:style>
    <style:style style:name="Tableau14.E" style:family="table-column">
      <style:table-column-properties style:column-width="1.251cm"/>
    </style:style>
    <style:style style:name="Tableau14.F" style:family="table-column">
      <style:table-column-properties style:column-width="0.499cm"/>
    </style:style>
    <style:style style:name="Tableau14.G" style:family="table-column">
      <style:table-column-properties style:column-width="2.75cm"/>
    </style:style>
    <style:style style:name="Tableau14.H" style:family="table-column">
      <style:table-column-properties style:column-width="6.001cm"/>
    </style:style>
    <style:style style:name="Tableau14.I" style:family="table-column">
      <style:table-column-properties style:column-width="0.146cm"/>
    </style:style>
    <style:style style:name="Tableau14.1" style:family="table-row">
      <style:table-row-properties style:min-row-height="0.644cm" fo:keep-together="auto"/>
    </style:style>
    <style:style style:name="Tableau14.A1" style:family="table-cell">
      <style:table-cell-properties fo:padding-left="0.191cm" fo:padding-right="0.191cm" fo:padding-top="0.101cm" fo:padding-bottom="0cm" fo:border="none" style:writing-mode="lr-tb"/>
    </style:style>
    <style:style style:name="Tableau14.4" style:family="table-row">
      <style:table-row-properties style:min-row-height="0.4cm" fo:keep-together="auto"/>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4.6" style:family="table-row">
      <style:table-row-properties style:min-row-height="5.001cm" fo:keep-together="auto"/>
    </style:style>
    <style:style style:name="Tableau14.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4.7" style:family="table-row">
      <style:table-row-properties style:min-row-height="0.499cm" fo:keep-together="auto"/>
    </style:style>
    <style:style style:name="Tableau14.8" style:family="table-row">
      <style:table-row-properties fo:keep-together="auto"/>
    </style:style>
    <style:style style:name="Tableau14.A8" style:family="table-cell">
      <style:table-cell-properties fo:padding-left="0.191cm" fo:padding-right="0.191cm" fo:padding-top="0.101cm" fo:padding-bottom="0cm" fo:border-left="none" fo:border-right="none" fo:border-top="none" fo:border-bottom="1pt solid #d9d9d9" style:writing-mode="lr-tb"/>
    </style:style>
    <style:style style:name="Tableau14.9" style:family="table-row">
      <style:table-row-properties style:min-row-height="1cm" fo:keep-together="auto"/>
    </style:style>
    <style:style style:name="Tableau14.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4.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4.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4.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4.H9" style:family="table-cell">
      <style:table-cell-properties style:vertical-align="middle" fo:padding-left="0.191cm" fo:padding-right="0.191cm" fo:padding-top="0.101cm" fo:padding-bottom="0cm" fo:border="1pt solid #d9d9d9" style:writing-mode="lr-tb"/>
    </style:style>
    <style:style style:name="Tableau17" style:family="table" style:master-page-name="Converted5">
      <style:table-properties style:width="17.254cm" fo:margin-left="0.25cm" fo:margin-top="0cm" fo:margin-bottom="0cm" style:page-number="auto" table:align="left" style:writing-mode="lr-tb"/>
    </style:style>
    <style:style style:name="Tableau17.A" style:family="table-column">
      <style:table-column-properties style:column-width="4.001cm"/>
    </style:style>
    <style:style style:name="Tableau17.B" style:family="table-column">
      <style:table-column-properties style:column-width="13.252cm"/>
    </style:style>
    <style:style style:name="Tableau17.1" style:family="table-row">
      <style:table-row-properties fo:keep-together="auto"/>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A2" style:family="table-cell">
      <style:table-cell-properties fo:background-color="transparent" fo:padding-left="0.191cm" fo:padding-right="0.191cm" fo:padding-top="0.101cm" fo:padding-bottom="0cm" fo:border="none" style:writing-mode="lr-tb">
        <style:background-image/>
      </style:table-cell-properties>
    </style:style>
    <style:style style:name="Tableau17.B2" style:family="table-cell">
      <style:table-cell-properties style:vertical-align="bottom" fo:background-color="transparent" fo:padding-left="0.191cm" fo:padding-right="0.191cm" fo:padding-top="0.101cm" fo:padding-bottom="0cm" fo:border="none" style:writing-mode="lr-tb">
        <style:background-image/>
      </style:table-cell-properties>
    </style:style>
    <style:style style:name="Tableau17.3" style:family="table-row">
      <style:table-row-properties style:min-row-height="0.035cm" fo:keep-together="auto"/>
    </style:style>
    <style:style style:name="Tableau17.A3" style:family="table-cell">
      <style:table-cell-properties fo:padding-left="0.191cm" fo:padding-right="0.191cm" fo:padding-top="0.101cm" fo:padding-bottom="0cm" fo:border-left="none" fo:border-right="none" fo:border-top="none" fo:border-bottom="2.25pt solid #d60093" style:writing-mode="lr-tb"/>
    </style:style>
    <style:style style:name="Tableau17.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7.6" style:family="table-row">
      <style:table-row-properties style:min-row-height="6.001cm" fo:keep-together="auto"/>
    </style:style>
    <style:style style:name="Tableau17.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8" style:family="table">
      <style:table-properties style:width="17.27cm" fo:margin-left="0.25cm" fo:margin-top="0cm" fo:margin-bottom="0cm" table:align="left" style:writing-mode="lr-tb"/>
    </style:style>
    <style:style style:name="Tableau18.A" style:family="table-column">
      <style:table-column-properties style:column-width="0.499cm"/>
    </style:style>
    <style:style style:name="Tableau18.B" style:family="table-column">
      <style:table-column-properties style:column-width="12.099cm"/>
    </style:style>
    <style:style style:name="Tableau18.C" style:family="table-column">
      <style:table-column-properties style:column-width="1.672cm"/>
    </style:style>
    <style:style style:name="Tableau18.D" style:family="table-column">
      <style:table-column-properties style:column-width="1cm"/>
    </style:style>
    <style:style style:name="Tableau18.F" style:family="table-column">
      <style:table-column-properties style:column-width="0.998cm"/>
    </style:style>
    <style:style style:name="Tableau18.1" style:family="table-row">
      <style:table-row-properties style:min-row-height="0.803cm" fo:keep-together="auto"/>
    </style:style>
    <style:style style:name="Tableau18.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8.2" style:family="table-row">
      <style:table-row-properties style:min-row-height="0.7cm" fo:keep-together="auto"/>
    </style:style>
    <style:style style:name="Tableau18.A2" style:family="table-cell">
      <style:table-cell-properties fo:padding-left="0.123cm" fo:padding-right="0.101cm" fo:padding-top="0cm" fo:padding-bottom="0cm" fo:border-left="0.5pt solid #808080" fo:border-right="none" fo:border-top="2.25pt solid #7f7f7f" fo:border-bottom="0.5pt solid #808080"/>
    </style:style>
    <style:style style:name="Tableau18.B2" style:family="table-cell">
      <style:table-cell-properties fo:padding-left="0.123cm" fo:padding-right="0.101cm" fo:padding-top="0cm" fo:padding-bottom="0cm" fo:border-left="none" fo:border-right="0.5pt solid #808080" fo:border-top="2.25pt solid #7f7f7f" fo:border-bottom="2.25pt solid #7f7f7f"/>
    </style:style>
    <style:style style:name="Tableau18.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8.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8.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8.A3" style:family="table-cell">
      <style:table-cell-properties fo:padding-left="0.123cm" fo:padding-right="0.101cm" fo:padding-top="0cm" fo:padding-bottom="0cm" fo:border-left="0.5pt solid #808080" fo:border-right="none" fo:border-top="0.5pt solid #808080" fo:border-bottom="0.5pt solid #808080"/>
    </style:style>
    <style:style style:name="Tableau18.B3" style:family="table-cell">
      <style:table-cell-properties fo:padding-left="0.123cm" fo:padding-right="0.101cm" fo:padding-top="0cm" fo:padding-bottom="0cm" fo:border-left="none" fo:border-right="0.5pt solid #808080" fo:border-top="0.5pt solid #808080" fo:border-bottom="0.5pt solid #808080"/>
    </style:style>
    <style:style style:name="Tableau18.C3" style:family="table-cell">
      <style:table-cell-properties style:vertical-align="middle" fo:padding-left="0.123cm" fo:padding-right="0.101cm" fo:padding-top="0cm" fo:padding-bottom="0cm" fo:border="0.5pt solid #808080"/>
    </style:style>
    <style:style style:name="Tableau18.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8.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8.A4" style:family="table-cell">
      <style:table-cell-properties fo:padding-left="0.123cm" fo:padding-right="0.101cm" fo:padding-top="0cm" fo:padding-bottom="0cm" fo:border-left="0.5pt solid #808080" fo:border-right="none" fo:border-top="0.5pt solid #808080" fo:border-bottom="0.5pt solid #808080"/>
    </style:style>
    <style:style style:name="Tableau18.B4" style:family="table-cell">
      <style:table-cell-properties fo:padding-left="0.123cm" fo:padding-right="0.101cm" fo:padding-top="0cm" fo:padding-bottom="0cm" fo:border-left="none" fo:border-right="0.5pt solid #808080" fo:border-top="0.5pt solid #808080" fo:border-bottom="2.25pt solid #7f7f7f"/>
    </style:style>
    <style:style style:name="Tableau18.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8.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8.A5" style:family="table-cell">
      <style:table-cell-properties fo:padding-left="0.123cm" fo:padding-right="0.101cm" fo:padding-top="0cm" fo:padding-bottom="0cm" fo:border-left="0.5pt solid #808080" fo:border-right="none" fo:border-top="2.25pt solid #7f7f7f" fo:border-bottom="0.5pt solid #808080"/>
    </style:style>
    <style:style style:name="Tableau18.B5" style:family="table-cell">
      <style:table-cell-properties fo:padding-left="0.123cm" fo:padding-right="0.101cm" fo:padding-top="0cm" fo:padding-bottom="0cm" fo:border-left="none" fo:border-right="0.5pt solid #808080" fo:border-top="2.25pt solid #7f7f7f" fo:border-bottom="2.25pt solid #7f7f7f"/>
    </style:style>
    <style:style style:name="Tableau18.A6" style:family="table-cell">
      <style:table-cell-properties fo:padding-left="0.123cm" fo:padding-right="0.101cm" fo:padding-top="0cm" fo:padding-bottom="0cm" fo:border-left="0.5pt solid #808080" fo:border-right="none" fo:border-top="0.5pt solid #808080" fo:border-bottom="0.5pt solid #808080"/>
    </style:style>
    <style:style style:name="Tableau18.B6" style:family="table-cell">
      <style:table-cell-properties fo:padding-left="0.123cm" fo:padding-right="0.101cm" fo:padding-top="0cm" fo:padding-bottom="0cm" fo:border-left="none" fo:border-right="0.5pt solid #808080" fo:border-top="0.5pt solid #808080" fo:border-bottom="0.5pt solid #808080"/>
    </style:style>
    <style:style style:name="Tableau18.A7" style:family="table-cell">
      <style:table-cell-properties fo:padding-left="0.123cm" fo:padding-right="0.101cm" fo:padding-top="0cm" fo:padding-bottom="0cm" fo:border-left="0.5pt solid #808080" fo:border-right="none" fo:border-top="0.5pt solid #808080" fo:border-bottom="0.5pt solid #808080"/>
    </style:style>
    <style:style style:name="Tableau18.B7" style:family="table-cell">
      <style:table-cell-properties fo:padding-left="0.123cm" fo:padding-right="0.101cm" fo:padding-top="0cm" fo:padding-bottom="0cm" fo:border-left="none" fo:border-right="0.5pt solid #808080" fo:border-top="0.5pt solid #808080" fo:border-bottom="2.25pt solid #7f7f7f"/>
    </style:style>
    <style:style style:name="Tableau18.A8" style:family="table-cell">
      <style:table-cell-properties fo:padding-left="0.123cm" fo:padding-right="0.101cm" fo:padding-top="0cm" fo:padding-bottom="0cm" fo:border-left="0.5pt solid #808080" fo:border-right="none" fo:border-top="2.25pt solid #7f7f7f" fo:border-bottom="0.5pt solid #808080"/>
    </style:style>
    <style:style style:name="Tableau18.B8" style:family="table-cell">
      <style:table-cell-properties fo:padding-left="0.123cm" fo:padding-right="0.101cm" fo:padding-top="0cm" fo:padding-bottom="0cm" fo:border-left="none" fo:border-right="0.5pt solid #808080" fo:border-top="2.25pt solid #7f7f7f" fo:border-bottom="2.25pt solid #7f7f7f"/>
    </style:style>
    <style:style style:name="Tableau18.A9" style:family="table-cell">
      <style:table-cell-properties fo:padding-left="0.123cm" fo:padding-right="0.101cm" fo:padding-top="0cm" fo:padding-bottom="0cm" fo:border-left="0.5pt solid #808080" fo:border-right="none" fo:border-top="0.5pt solid #808080" fo:border-bottom="0.5pt solid #808080"/>
    </style:style>
    <style:style style:name="Tableau18.B9" style:family="table-cell">
      <style:table-cell-properties fo:padding-left="0.123cm" fo:padding-right="0.101cm" fo:padding-top="0cm" fo:padding-bottom="0cm" fo:border-left="none" fo:border-right="0.5pt solid #808080" fo:border-top="0.5pt solid #808080" fo:border-bottom="0.5pt solid #808080"/>
    </style:style>
    <style:style style:name="Tableau18.A10" style:family="table-cell">
      <style:table-cell-properties fo:padding-left="0.123cm" fo:padding-right="0.101cm" fo:padding-top="0cm" fo:padding-bottom="0cm" fo:border-left="0.5pt solid #808080" fo:border-right="none" fo:border-top="0.5pt solid #808080" fo:border-bottom="0.5pt solid #808080"/>
    </style:style>
    <style:style style:name="Tableau18.B10" style:family="table-cell">
      <style:table-cell-properties fo:padding-left="0.123cm" fo:padding-right="0.101cm" fo:padding-top="0cm" fo:padding-bottom="0cm" fo:border-left="none" fo:border-right="0.5pt solid #808080" fo:border-top="0.5pt solid #808080" fo:border-bottom="2.25pt solid #7f7f7f"/>
    </style:style>
    <style:style style:name="Tableau18.A11" style:family="table-cell">
      <style:table-cell-properties fo:padding-left="0.123cm" fo:padding-right="0.101cm" fo:padding-top="0cm" fo:padding-bottom="0cm" fo:border-left="0.5pt solid #808080" fo:border-right="none" fo:border-top="2.25pt solid #7f7f7f" fo:border-bottom="0.5pt solid #808080"/>
    </style:style>
    <style:style style:name="Tableau18.B11" style:family="table-cell">
      <style:table-cell-properties fo:padding-left="0.123cm" fo:padding-right="0.101cm" fo:padding-top="0cm" fo:padding-bottom="0cm" fo:border-left="none" fo:border-right="0.5pt solid #808080" fo:border-top="2.25pt solid #7f7f7f" fo:border-bottom="2.25pt solid #7f7f7f"/>
    </style:style>
    <style:style style:name="Tableau18.A12" style:family="table-cell">
      <style:table-cell-properties fo:padding-left="0.123cm" fo:padding-right="0.101cm" fo:padding-top="0cm" fo:padding-bottom="0cm" fo:border-left="0.5pt solid #808080" fo:border-right="none" fo:border-top="0.5pt solid #808080" fo:border-bottom="0.5pt solid #808080"/>
    </style:style>
    <style:style style:name="Tableau18.B12" style:family="table-cell">
      <style:table-cell-properties fo:padding-left="0.123cm" fo:padding-right="0.101cm" fo:padding-top="0cm" fo:padding-bottom="0cm" fo:border-left="none" fo:border-right="0.5pt solid #808080" fo:border-top="0.5pt solid #808080" fo:border-bottom="0.5pt solid #808080"/>
    </style:style>
    <style:style style:name="Tableau18.A13" style:family="table-cell">
      <style:table-cell-properties fo:padding-left="0.123cm" fo:padding-right="0.101cm" fo:padding-top="0cm" fo:padding-bottom="0cm" fo:border-left="0.5pt solid #808080" fo:border-right="none" fo:border-top="0.5pt solid #808080" fo:border-bottom="0.5pt solid #808080"/>
    </style:style>
    <style:style style:name="Tableau18.B13" style:family="table-cell">
      <style:table-cell-properties fo:padding-left="0.123cm" fo:padding-right="0.101cm" fo:padding-top="0cm" fo:padding-bottom="0cm" fo:border-left="none" fo:border-right="0.5pt solid #808080" fo:border-top="0.5pt solid #808080" fo:border-bottom="2.25pt solid #7f7f7f"/>
    </style:style>
    <style:style style:name="Tableau18.A14" style:family="table-cell">
      <style:table-cell-properties fo:padding-left="0.123cm" fo:padding-right="0.101cm" fo:padding-top="0cm" fo:padding-bottom="0cm" fo:border-left="0.5pt solid #808080" fo:border-right="none" fo:border-top="2.25pt solid #7f7f7f" fo:border-bottom="0.5pt solid #808080"/>
    </style:style>
    <style:style style:name="Tableau18.B14" style:family="table-cell">
      <style:table-cell-properties fo:padding-left="0.123cm" fo:padding-right="0.101cm" fo:padding-top="0cm" fo:padding-bottom="0cm" fo:border-left="none" fo:border-right="0.5pt solid #808080" fo:border-top="2.25pt solid #7f7f7f" fo:border-bottom="0.5pt solid #808080"/>
    </style:style>
    <style:style style:name="Tableau18.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8.A15" style:family="table-cell">
      <style:table-cell-properties fo:padding-left="0.123cm" fo:padding-right="0.101cm" fo:padding-top="0cm" fo:padding-bottom="0cm" fo:border-left="0.5pt solid #808080" fo:border-right="none" fo:border-top="0.5pt solid #808080" fo:border-bottom="0.5pt solid #808080"/>
    </style:style>
    <style:style style:name="Tableau18.B15" style:family="table-cell">
      <style:table-cell-properties fo:padding-left="0.123cm" fo:padding-right="0.101cm" fo:padding-top="0cm" fo:padding-bottom="0cm" fo:border-left="none" fo:border-right="0.5pt solid #808080" fo:border-top="0.5pt solid #808080" fo:border-bottom="0.5pt solid #808080"/>
    </style:style>
    <style:style style:name="Tableau18.A16" style:family="table-cell">
      <style:table-cell-properties fo:padding-left="0.123cm" fo:padding-right="0.101cm" fo:padding-top="0cm" fo:padding-bottom="0cm" fo:border-left="0.5pt solid #808080" fo:border-right="none" fo:border-top="0.5pt solid #808080" fo:border-bottom="0.5pt solid #808080"/>
    </style:style>
    <style:style style:name="Tableau18.B16" style:family="table-cell">
      <style:table-cell-properties fo:padding-left="0.123cm" fo:padding-right="0.101cm" fo:padding-top="0cm" fo:padding-bottom="0cm" fo:border-left="none" fo:border-right="0.5pt solid #808080" fo:border-top="0.5pt solid #808080" fo:border-bottom="0.5pt solid #808080"/>
    </style:style>
    <style:style style:name="Tableau19" style:family="table">
      <style:table-properties style:width="18.002cm" fo:margin-left="0cm" fo:margin-top="0cm" fo:margin-bottom="0cm" table:align="left" style:writing-mode="lr-tb"/>
    </style:style>
    <style:style style:name="Tableau19.A" style:family="table-column">
      <style:table-column-properties style:column-width="0.499cm"/>
    </style:style>
    <style:style style:name="Tableau19.B" style:family="table-column">
      <style:table-column-properties style:column-width="0.751cm"/>
    </style:style>
    <style:style style:name="Tableau19.C" style:family="table-column">
      <style:table-column-properties style:column-width="0.501cm"/>
    </style:style>
    <style:style style:name="Tableau19.D" style:family="table-column">
      <style:table-column-properties style:column-width="5.749cm"/>
    </style:style>
    <style:style style:name="Tableau19.E" style:family="table-column">
      <style:table-column-properties style:column-width="1.252cm"/>
    </style:style>
    <style:style style:name="Tableau19.F" style:family="table-column">
      <style:table-column-properties style:column-width="0.497cm"/>
    </style:style>
    <style:style style:name="Tableau19.G" style:family="table-column">
      <style:table-column-properties style:column-width="2.752cm"/>
    </style:style>
    <style:style style:name="Tableau19.H" style:family="table-column">
      <style:table-column-properties style:column-width="5.999cm"/>
    </style:style>
    <style:style style:name="Tableau19.1" style:family="table-row">
      <style:table-row-properties style:min-row-height="0.644cm" fo:keep-together="auto"/>
    </style:style>
    <style:style style:name="Tableau19.A1" style:family="table-cell">
      <style:table-cell-properties fo:padding-left="0.191cm" fo:padding-right="0.191cm" fo:padding-top="0.101cm" fo:padding-bottom="0cm" fo:border="none" style:writing-mode="lr-tb"/>
    </style:style>
    <style:style style:name="Tableau19.4" style:family="table-row">
      <style:table-row-properties style:min-row-height="0.4cm" fo:keep-together="auto"/>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9.6" style:family="table-row">
      <style:table-row-properties style:min-row-height="5.001cm" fo:keep-together="auto"/>
    </style:style>
    <style:style style:name="Tableau19.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9.7" style:family="table-row">
      <style:table-row-properties fo:keep-together="auto"/>
    </style:style>
    <style:style style:name="Tableau19.8" style:family="table-row">
      <style:table-row-properties fo:keep-together="auto"/>
    </style:style>
    <style:style style:name="Tableau19.9" style:family="table-row">
      <style:table-row-properties style:min-row-height="7.999cm" fo:keep-together="auto"/>
    </style:style>
    <style:style style:name="Tableau19.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9.10" style:family="table-row">
      <style:table-row-properties style:min-row-height="0.499cm" fo:keep-together="auto"/>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none" fo:border-right="none" fo:border-top="none" fo:border-bottom="1pt solid #d9d9d9" style:writing-mode="lr-tb"/>
    </style:style>
    <style:style style:name="Tableau19.12" style:family="table-row">
      <style:table-row-properties style:min-row-height="1cm" fo:keep-together="auto"/>
    </style:style>
    <style:style style:name="Tableau19.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9.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9.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9.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9.H12" style:family="table-cell">
      <style:table-cell-properties style:vertical-align="middle" fo:padding-left="0.191cm" fo:padding-right="0.191cm" fo:padding-top="0.101cm" fo:padding-bottom="0cm" fo:border="1pt solid #d9d9d9" style:writing-mode="lr-tb"/>
    </style:style>
    <style:style style:name="Tableau20" style:family="table">
      <style:table-properties style:width="17.27cm" fo:margin-left="0.25cm" fo:margin-top="0cm" fo:margin-bottom="0cm" table:align="left" style:writing-mode="lr-tb"/>
    </style:style>
    <style:style style:name="Tableau20.A" style:family="table-column">
      <style:table-column-properties style:column-width="0.499cm"/>
    </style:style>
    <style:style style:name="Tableau20.B" style:family="table-column">
      <style:table-column-properties style:column-width="12.099cm"/>
    </style:style>
    <style:style style:name="Tableau20.C" style:family="table-column">
      <style:table-column-properties style:column-width="1.672cm"/>
    </style:style>
    <style:style style:name="Tableau20.D" style:family="table-column">
      <style:table-column-properties style:column-width="1cm"/>
    </style:style>
    <style:style style:name="Tableau20.F" style:family="table-column">
      <style:table-column-properties style:column-width="0.998cm"/>
    </style:style>
    <style:style style:name="Tableau20.1" style:family="table-row">
      <style:table-row-properties style:min-row-height="0.803cm" fo:keep-together="auto"/>
    </style:style>
    <style:style style:name="Tableau20.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20.2" style:family="table-row">
      <style:table-row-properties style:min-row-height="0.7cm" fo:keep-together="auto"/>
    </style:style>
    <style:style style:name="Tableau20.A2" style:family="table-cell">
      <style:table-cell-properties fo:padding-left="0.123cm" fo:padding-right="0.101cm" fo:padding-top="0cm" fo:padding-bottom="0cm" fo:border-left="0.5pt solid #808080" fo:border-right="none" fo:border-top="2.25pt solid #7f7f7f" fo:border-bottom="0.5pt solid #808080"/>
    </style:style>
    <style:style style:name="Tableau20.B2" style:family="table-cell">
      <style:table-cell-properties fo:padding-left="0.123cm" fo:padding-right="0.101cm" fo:padding-top="0cm" fo:padding-bottom="0cm" fo:border-left="none" fo:border-right="0.5pt solid #808080" fo:border-top="2.25pt solid #7f7f7f" fo:border-bottom="2.25pt solid #7f7f7f"/>
    </style:style>
    <style:style style:name="Tableau20.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20.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20.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20.A3" style:family="table-cell">
      <style:table-cell-properties fo:padding-left="0.123cm" fo:padding-right="0.101cm" fo:padding-top="0cm" fo:padding-bottom="0cm" fo:border-left="0.5pt solid #808080" fo:border-right="none" fo:border-top="0.5pt solid #808080" fo:border-bottom="0.5pt solid #808080"/>
    </style:style>
    <style:style style:name="Tableau20.B3" style:family="table-cell">
      <style:table-cell-properties fo:padding-left="0.123cm" fo:padding-right="0.101cm" fo:padding-top="0cm" fo:padding-bottom="0cm" fo:border-left="none" fo:border-right="0.5pt solid #808080" fo:border-top="0.5pt solid #808080" fo:border-bottom="0.5pt solid #808080"/>
    </style:style>
    <style:style style:name="Tableau20.C3" style:family="table-cell">
      <style:table-cell-properties style:vertical-align="middle" fo:padding-left="0.123cm" fo:padding-right="0.101cm" fo:padding-top="0cm" fo:padding-bottom="0cm" fo:border="0.5pt solid #808080"/>
    </style:style>
    <style:style style:name="Tableau20.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20.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20.A4" style:family="table-cell">
      <style:table-cell-properties fo:padding-left="0.123cm" fo:padding-right="0.101cm" fo:padding-top="0cm" fo:padding-bottom="0cm" fo:border-left="0.5pt solid #808080" fo:border-right="none" fo:border-top="0.5pt solid #808080" fo:border-bottom="0.5pt solid #808080"/>
    </style:style>
    <style:style style:name="Tableau20.B4" style:family="table-cell">
      <style:table-cell-properties fo:padding-left="0.123cm" fo:padding-right="0.101cm" fo:padding-top="0cm" fo:padding-bottom="0cm" fo:border-left="none" fo:border-right="0.5pt solid #808080" fo:border-top="0.5pt solid #808080" fo:border-bottom="2.25pt solid #7f7f7f"/>
    </style:style>
    <style:style style:name="Tableau20.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20.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20.A5" style:family="table-cell">
      <style:table-cell-properties fo:padding-left="0.123cm" fo:padding-right="0.101cm" fo:padding-top="0cm" fo:padding-bottom="0cm" fo:border-left="0.5pt solid #808080" fo:border-right="none" fo:border-top="2.25pt solid #7f7f7f" fo:border-bottom="0.5pt solid #808080"/>
    </style:style>
    <style:style style:name="Tableau20.B5" style:family="table-cell">
      <style:table-cell-properties fo:padding-left="0.123cm" fo:padding-right="0.101cm" fo:padding-top="0cm" fo:padding-bottom="0cm" fo:border-left="none" fo:border-right="0.5pt solid #808080" fo:border-top="2.25pt solid #7f7f7f" fo:border-bottom="2.25pt solid #7f7f7f"/>
    </style:style>
    <style:style style:name="Tableau20.A6" style:family="table-cell">
      <style:table-cell-properties fo:padding-left="0.123cm" fo:padding-right="0.101cm" fo:padding-top="0cm" fo:padding-bottom="0cm" fo:border-left="0.5pt solid #808080" fo:border-right="none" fo:border-top="0.5pt solid #808080" fo:border-bottom="0.5pt solid #808080"/>
    </style:style>
    <style:style style:name="Tableau20.B6" style:family="table-cell">
      <style:table-cell-properties fo:padding-left="0.123cm" fo:padding-right="0.101cm" fo:padding-top="0cm" fo:padding-bottom="0cm" fo:border-left="none" fo:border-right="0.5pt solid #808080" fo:border-top="0.5pt solid #808080" fo:border-bottom="0.5pt solid #808080"/>
    </style:style>
    <style:style style:name="Tableau20.A7" style:family="table-cell">
      <style:table-cell-properties fo:padding-left="0.123cm" fo:padding-right="0.101cm" fo:padding-top="0cm" fo:padding-bottom="0cm" fo:border-left="0.5pt solid #808080" fo:border-right="none" fo:border-top="0.5pt solid #808080" fo:border-bottom="0.5pt solid #808080"/>
    </style:style>
    <style:style style:name="Tableau20.B7" style:family="table-cell">
      <style:table-cell-properties fo:padding-left="0.123cm" fo:padding-right="0.101cm" fo:padding-top="0cm" fo:padding-bottom="0cm" fo:border-left="none" fo:border-right="0.5pt solid #808080" fo:border-top="0.5pt solid #808080" fo:border-bottom="2.25pt solid #7f7f7f"/>
    </style:style>
    <style:style style:name="Tableau20.A8" style:family="table-cell">
      <style:table-cell-properties fo:padding-left="0.123cm" fo:padding-right="0.101cm" fo:padding-top="0cm" fo:padding-bottom="0cm" fo:border-left="0.5pt solid #808080" fo:border-right="none" fo:border-top="2.25pt solid #7f7f7f" fo:border-bottom="0.5pt solid #808080"/>
    </style:style>
    <style:style style:name="Tableau20.B8" style:family="table-cell">
      <style:table-cell-properties fo:padding-left="0.123cm" fo:padding-right="0.101cm" fo:padding-top="0cm" fo:padding-bottom="0cm" fo:border-left="none" fo:border-right="0.5pt solid #808080" fo:border-top="2.25pt solid #7f7f7f" fo:border-bottom="2.25pt solid #7f7f7f"/>
    </style:style>
    <style:style style:name="Tableau20.A9" style:family="table-cell">
      <style:table-cell-properties fo:padding-left="0.123cm" fo:padding-right="0.101cm" fo:padding-top="0cm" fo:padding-bottom="0cm" fo:border-left="0.5pt solid #808080" fo:border-right="none" fo:border-top="0.5pt solid #808080" fo:border-bottom="0.5pt solid #808080"/>
    </style:style>
    <style:style style:name="Tableau20.B9" style:family="table-cell">
      <style:table-cell-properties fo:padding-left="0.123cm" fo:padding-right="0.101cm" fo:padding-top="0cm" fo:padding-bottom="0cm" fo:border-left="none" fo:border-right="0.5pt solid #808080" fo:border-top="0.5pt solid #808080" fo:border-bottom="0.5pt solid #808080"/>
    </style:style>
    <style:style style:name="Tableau20.A10" style:family="table-cell">
      <style:table-cell-properties fo:padding-left="0.123cm" fo:padding-right="0.101cm" fo:padding-top="0cm" fo:padding-bottom="0cm" fo:border-left="0.5pt solid #808080" fo:border-right="none" fo:border-top="0.5pt solid #808080" fo:border-bottom="0.5pt solid #808080"/>
    </style:style>
    <style:style style:name="Tableau20.B10" style:family="table-cell">
      <style:table-cell-properties fo:padding-left="0.123cm" fo:padding-right="0.101cm" fo:padding-top="0cm" fo:padding-bottom="0cm" fo:border-left="none" fo:border-right="0.5pt solid #808080" fo:border-top="0.5pt solid #808080" fo:border-bottom="2.25pt solid #7f7f7f"/>
    </style:style>
    <style:style style:name="Tableau20.A11" style:family="table-cell">
      <style:table-cell-properties fo:padding-left="0.123cm" fo:padding-right="0.101cm" fo:padding-top="0cm" fo:padding-bottom="0cm" fo:border-left="0.5pt solid #808080" fo:border-right="none" fo:border-top="2.25pt solid #7f7f7f" fo:border-bottom="0.5pt solid #808080"/>
    </style:style>
    <style:style style:name="Tableau20.B11" style:family="table-cell">
      <style:table-cell-properties fo:padding-left="0.123cm" fo:padding-right="0.101cm" fo:padding-top="0cm" fo:padding-bottom="0cm" fo:border-left="none" fo:border-right="0.5pt solid #808080" fo:border-top="2.25pt solid #7f7f7f" fo:border-bottom="0.5pt solid #808080"/>
    </style:style>
    <style:style style:name="Tableau20.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20.A12" style:family="table-cell">
      <style:table-cell-properties fo:padding-left="0.123cm" fo:padding-right="0.101cm" fo:padding-top="0cm" fo:padding-bottom="0cm" fo:border-left="0.5pt solid #808080" fo:border-right="none" fo:border-top="0.5pt solid #808080" fo:border-bottom="0.5pt solid #808080"/>
    </style:style>
    <style:style style:name="Tableau20.B12" style:family="table-cell">
      <style:table-cell-properties fo:padding-left="0.123cm" fo:padding-right="0.101cm" fo:padding-top="0cm" fo:padding-bottom="0cm" fo:border-left="none" fo:border-right="0.5pt solid #808080" fo:border-top="1pt solid #808080" fo:border-bottom="0.5pt solid #808080"/>
    </style:style>
    <style:style style:name="Tableau20.A13" style:family="table-cell">
      <style:table-cell-properties fo:padding-left="0.123cm" fo:padding-right="0.101cm" fo:padding-top="0cm" fo:padding-bottom="0cm" fo:border-left="0.5pt solid #808080" fo:border-right="none" fo:border-top="0.5pt solid #808080" fo:border-bottom="0.5pt solid #808080"/>
    </style:style>
    <style:style style:name="Tableau20.B13" style:family="table-cell">
      <style:table-cell-properties fo:padding-left="0.123cm" fo:padding-right="0.101cm" fo:padding-top="0cm" fo:padding-bottom="0cm" fo:border-left="none" fo:border-right="0.5pt solid #808080" fo:border-top="1pt solid #808080" fo:border-bottom="0.5pt solid #808080"/>
    </style:style>
    <style:style style:name="Tableau21" style:family="table">
      <style:table-properties style:width="18.15cm" fo:margin-left="0cm" fo:margin-top="0cm" fo:margin-bottom="0cm" table:align="left" style:writing-mode="lr-tb"/>
    </style:style>
    <style:style style:name="Tableau21.A" style:family="table-column">
      <style:table-column-properties style:column-width="0.748cm"/>
    </style:style>
    <style:style style:name="Tableau21.B" style:family="table-column">
      <style:table-column-properties style:column-width="0.501cm"/>
    </style:style>
    <style:style style:name="Tableau21.C" style:family="table-column">
      <style:table-column-properties style:column-width="0.75cm"/>
    </style:style>
    <style:style style:name="Tableau21.D" style:family="table-column">
      <style:table-column-properties style:column-width="5.502cm"/>
    </style:style>
    <style:style style:name="Tableau21.E" style:family="table-column">
      <style:table-column-properties style:column-width="1.251cm"/>
    </style:style>
    <style:style style:name="Tableau21.F" style:family="table-column">
      <style:table-column-properties style:column-width="0.499cm"/>
    </style:style>
    <style:style style:name="Tableau21.G" style:family="table-column">
      <style:table-column-properties style:column-width="2.75cm"/>
    </style:style>
    <style:style style:name="Tableau21.H" style:family="table-column">
      <style:table-column-properties style:column-width="6.001cm"/>
    </style:style>
    <style:style style:name="Tableau21.I" style:family="table-column">
      <style:table-column-properties style:column-width="0.146cm"/>
    </style:style>
    <style:style style:name="Tableau21.1" style:family="table-row">
      <style:table-row-properties style:min-row-height="0.644cm" fo:keep-together="auto"/>
    </style:style>
    <style:style style:name="Tableau21.A1" style:family="table-cell">
      <style:table-cell-properties fo:padding-left="0.191cm" fo:padding-right="0.191cm" fo:padding-top="0.101cm" fo:padding-bottom="0cm" fo:border="none" style:writing-mode="lr-tb"/>
    </style:style>
    <style:style style:name="Tableau21.4" style:family="table-row">
      <style:table-row-properties style:min-row-height="0.4cm" fo:keep-together="auto"/>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1.6" style:family="table-row">
      <style:table-row-properties style:min-row-height="5.001cm" fo:keep-together="auto"/>
    </style:style>
    <style:style style:name="Tableau21.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21.7" style:family="table-row">
      <style:table-row-properties style:min-row-height="0.499cm" fo:keep-together="auto"/>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none" fo:border-right="none" fo:border-top="none" fo:border-bottom="1pt solid #d9d9d9" style:writing-mode="lr-tb"/>
    </style:style>
    <style:style style:name="Tableau21.9" style:family="table-row">
      <style:table-row-properties style:min-row-height="1cm" fo:keep-together="auto"/>
    </style:style>
    <style:style style:name="Tableau21.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21.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21.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21.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21.H9" style:family="table-cell">
      <style:table-cell-properties style:vertical-align="middle" fo:padding-left="0.191cm" fo:padding-right="0.191cm" fo:padding-top="0.101cm" fo:padding-bottom="0cm" fo:border="1pt solid #d9d9d9" style:writing-mode="lr-tb"/>
    </style:style>
    <style:style style:name="Tableau24" style:family="table" style:master-page-name="Converted8">
      <style:table-properties style:width="18.002cm" fo:margin-left="0cm" fo:margin-top="0cm" fo:margin-bottom="0cm" style:page-number="auto" table:align="left" style:writing-mode="lr-tb"/>
    </style:style>
    <style:style style:name="Tableau24.A" style:family="table-column">
      <style:table-column-properties style:column-width="5.249cm"/>
    </style:style>
    <style:style style:name="Tableau24.B" style:family="table-column">
      <style:table-column-properties style:column-width="4.249cm"/>
    </style:style>
    <style:style style:name="Tableau24.C" style:family="table-column">
      <style:table-column-properties style:column-width="8.504cm"/>
    </style:style>
    <style:style style:name="Tableau24.1" style:family="table-row">
      <style:table-row-properties style:min-row-height="1.401cm" fo:keep-together="auto"/>
    </style:style>
    <style:style style:name="Tableau24.A1"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4.2" style:family="table-row">
      <style:table-row-properties style:min-row-height="0.101cm" fo:keep-together="auto"/>
    </style:style>
    <style:style style:name="Tableau24.A2" style:family="table-cell">
      <style:table-cell-properties fo:padding-left="0.191cm" fo:padding-right="0.191cm" fo:padding-top="0cm" fo:padding-bottom="0cm" fo:border-left="none" fo:border-right="none" fo:border-top="2.25pt solid #bfbfbf" fo:border-bottom="none" style:writing-mode="lr-tb"/>
    </style:style>
    <style:style style:name="Tableau24.3" style:family="table-row">
      <style:table-row-properties style:min-row-height="0.4cm" fo:keep-together="auto"/>
    </style:style>
    <style:style style:name="Tableau24.A3"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4.A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B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C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002cm" fo:margin-left="0cm" fo:margin-top="0cm" fo:margin-bottom="0cm" table:align="left" style:writing-mode="lr-tb"/>
    </style:style>
    <style:style style:name="Tableau25.A" style:family="table-column">
      <style:table-column-properties style:column-width="5.251cm"/>
    </style:style>
    <style:style style:name="Tableau25.B" style:family="table-column">
      <style:table-column-properties style:column-width="1.501cm"/>
    </style:style>
    <style:style style:name="Tableau25.C" style:family="table-column">
      <style:table-column-properties style:column-width="11.25cm"/>
    </style:style>
    <style:style style:name="Tableau25.1" style:family="table-row">
      <style:table-row-properties style:min-row-height="0.6cm" fo:keep-together="always"/>
    </style:style>
    <style:style style:name="Tableau25.A1" style:family="table-cell">
      <style:table-cell-properties fo:background-color="#f2f2f2" fo:padding-left="0.191cm" fo:padding-right="0.191cm" fo:padding-top="0.101cm" fo:padding-bottom="0cm" fo:border="1pt solid #d9d9d9" style:writing-mode="lr-tb">
        <style:background-image/>
      </style:table-cell-properties>
    </style:style>
    <style:style style:name="Tableau25.2" style:family="table-row">
      <style:table-row-properties style:min-row-height="1.76cm" fo:keep-together="always"/>
    </style:style>
    <style:style style:name="Tableau25.A2" style:family="table-cell">
      <style:table-cell-properties style:vertical-align="middle" fo:background-color="transparent" fo:padding-left="0.191cm" fo:padding-right="0.191cm" fo:padding-top="0.101cm" fo:padding-bottom="0cm" fo:border="1pt solid #d9d9d9" style:writing-mode="lr-tb">
        <style:background-image/>
      </style:table-cell-properties>
    </style:style>
    <style:style style:name="Tableau25.B2"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3"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4" style:family="table-row">
      <style:table-row-properties style:min-row-height="0.15cm" fo:keep-together="always"/>
    </style:style>
    <style:style style:name="Tableau25.A4"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5"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6"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7" style:family="table-row">
      <style:table-row-properties style:min-row-height="0.058cm" fo:keep-together="always"/>
    </style:style>
    <style:style style:name="Tableau25.A7"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8"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9"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10" style:family="table-row">
      <style:table-row-properties style:min-row-height="0.173cm" fo:keep-together="always"/>
    </style:style>
    <style:style style:name="Tableau25.A10" style:family="table-cell">
      <style:table-cell-properties style:vertical-align="middle" fo:padding-left="0.191cm" fo:padding-right="0.191cm" fo:padding-top="0.101cm" fo:padding-bottom="0cm" fo:border="none" style:writing-mode="lr-tb"/>
    </style:style>
    <style:style style:name="Tableau25.A11" style:family="table-cell">
      <style:table-cell-properties style:vertical-align="middle"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B11" style:family="table-cell">
      <style:table-cell-properties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A12" style:family="table-cell">
      <style:table-cell-properties style:vertical-align="bottom" fo:padding-left="0.191cm" fo:padding-right="0.191cm" fo:padding-top="0.101cm" fo:padding-bottom="0cm" fo:border-left="1pt solid #bfbfbf" fo:border-right="none" fo:border-top="1pt solid #bfbfbf" fo:border-bottom="none" style:writing-mode="lr-tb"/>
    </style:style>
    <style:style style:name="Tableau25.B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C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13" style:family="table-row">
      <style:table-row-properties style:min-row-height="0.056cm" fo:keep-together="always"/>
    </style:style>
    <style:style style:name="Tableau25.A13" style:family="table-cell">
      <style:table-cell-properties style:vertical-align="middle" fo:padding-left="0.191cm" fo:padding-right="0.191cm" fo:padding-top="0.101cm" fo:padding-bottom="0cm" fo:border="none" style:writing-mode="lr-tb"/>
    </style:style>
    <style:style style:name="Tableau25.14" style:family="table-row">
      <style:table-row-properties style:min-row-height="1.759cm" fo:keep-together="always"/>
    </style:style>
    <style:style style:name="Tableau25.B14"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15" style:family="table-cell">
      <style:table-cell-properties style:vertical-align="bottom" fo:padding-left="0.191cm" fo:padding-right="0.191cm" fo:padding-top="0.101cm" fo:padding-bottom="0cm" fo:border-left="1pt solid #d9d9d9" fo:border-right="none" fo:border-top="1pt solid #d9d9d9" fo:border-bottom="none" style:writing-mode="lr-tb"/>
    </style:style>
    <style:style style:name="Tableau25.B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6" style:family="table">
      <style:table-properties style:width="18.002cm" fo:margin-left="0cm" fo:margin-top="0cm" fo:margin-bottom="0cm" fo:break-before="page" table:align="left" style:writing-mode="lr-tb"/>
    </style:style>
    <style:style style:name="Tableau26.A" style:family="table-column">
      <style:table-column-properties style:column-width="18.002cm"/>
    </style:style>
    <style:style style:name="Tableau26.1" style:family="table-row">
      <style:table-row-properties style:min-row-height="0.3cm" fo:keep-together="always"/>
    </style:style>
    <style:style style:name="Tableau26.A1" style:family="table-cell">
      <style:table-cell-properties style:vertical-align="middle" fo:padding-left="0.191cm" fo:padding-right="0.191cm" fo:padding-top="0.101cm" fo:padding-bottom="0cm" fo:border="none" style:writing-mode="lr-tb"/>
    </style:style>
    <style:style style:name="Tableau26.2" style:family="table-row">
      <style:table-row-properties fo:keep-together="auto"/>
    </style:style>
    <style:style style:name="Tableau26.A2"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6.3" style:family="table-row">
      <style:table-row-properties style:min-row-height="5.001cm" fo:keep-together="auto"/>
    </style:style>
    <style:style style:name="Tableau26.A3" style:family="table-cell">
      <style:table-cell-properties fo:padding-left="0.191cm" fo:padding-right="0.191cm" fo:padding-top="0.101cm" fo:padding-bottom="0cm" fo:border-left="1pt solid #d9d9d9" fo:border-right="1pt solid #d9d9d9" fo:border-top="1pt solid #d60093" fo:border-bottom="0.5pt solid #d9d9d9" style:writing-mode="lr-tb"/>
    </style:style>
    <style:style style:name="Tableau26.4" style:family="table-row">
      <style:table-row-properties style:min-row-height="0.199cm" fo:keep-together="auto"/>
    </style:style>
    <style:style style:name="Tableau26.A4" style:family="table-cell">
      <style:table-cell-properties fo:padding-left="0.191cm" fo:padding-right="0.191cm" fo:padding-top="0.101cm" fo:padding-bottom="0cm" fo:border-left="none" fo:border-right="none" fo:border-top="1pt solid #d9d9d9" fo:border-bottom="none" style:writing-mode="lr-tb"/>
    </style:style>
    <style:style style:name="Tableau27" style:family="table">
      <style:table-properties style:width="17.752cm" fo:margin-left="0.25cm" fo:margin-top="0cm" fo:margin-bottom="0cm" table:align="left" style:writing-mode="lr-tb"/>
    </style:style>
    <style:style style:name="Tableau27.A" style:family="table-column">
      <style:table-column-properties style:column-width="1.249cm"/>
    </style:style>
    <style:style style:name="Tableau27.B" style:family="table-column">
      <style:table-column-properties style:column-width="0.751cm"/>
    </style:style>
    <style:style style:name="Tableau27.C" style:family="table-column">
      <style:table-column-properties style:column-width="5.251cm"/>
    </style:style>
    <style:style style:name="Tableau27.E" style:family="table-column">
      <style:table-column-properties style:column-width="0.501cm"/>
    </style:style>
    <style:style style:name="Tableau27.F" style:family="table-column">
      <style:table-column-properties style:column-width="2.75cm"/>
    </style:style>
    <style:style style:name="Tableau27.G" style:family="table-column">
      <style:table-column-properties style:column-width="5.999cm"/>
    </style:style>
    <style:style style:name="Tableau27.1" style:family="table-row">
      <style:table-row-properties fo:keep-together="auto"/>
    </style:style>
    <style:style style:name="Tableau27.A1" style:family="table-cell">
      <style:table-cell-properties fo:padding-left="0.191cm" fo:padding-right="0.191cm" fo:padding-top="0.049cm" fo:padding-bottom="0cm" fo:border-left="none" fo:border-right="none" fo:border-top="none" fo:border-bottom="1pt solid #d9d9d9" style:writing-mode="lr-tb"/>
    </style:style>
    <style:style style:name="Tableau27.2" style:family="table-row">
      <style:table-row-properties style:min-row-height="1cm" fo:keep-together="auto"/>
    </style:style>
    <style:style style:name="Tableau27.A2" style:family="table-cell">
      <style:table-cell-properties style:vertical-align="middle" fo:padding-left="0.191cm" fo:padding-right="0.191cm" fo:padding-top="0.049cm" fo:padding-bottom="0cm" fo:border-left="2.25pt solid #d60093" fo:border-right="none" fo:border-top="1pt solid #d9d9d9" fo:border-bottom="1pt solid #d9d9d9" style:writing-mode="lr-tb"/>
    </style:style>
    <style:style style:name="Tableau27.B2" style:family="table-cell">
      <style:table-cell-properties style:vertical-align="middle" fo:padding-left="0.191cm" fo:padding-right="0.191cm" fo:padding-top="0.049cm" fo:padding-bottom="0cm" fo:border-left="none" fo:border-right="none" fo:border-top="1pt solid #d9d9d9" fo:border-bottom="1pt solid #d9d9d9" style:writing-mode="lr-tb"/>
    </style:style>
    <style:style style:name="Tableau27.C2" style:family="table-cell">
      <style:table-cell-properties style:vertical-align="middle" fo:padding-left="0.191cm" fo:padding-right="0.191cm" fo:padding-top="0.049cm" fo:padding-bottom="0cm" fo:border-left="none" fo:border-right="1pt solid #d9d9d9" fo:border-top="1pt solid #d9d9d9" fo:border-bottom="1pt solid #d9d9d9" style:writing-mode="lr-tb"/>
    </style:style>
    <style:style style:name="Tableau27.D2" style:family="table-cell">
      <style:table-cell-properties style:vertical-align="middle" fo:padding-left="0.191cm" fo:padding-right="0.191cm" fo:padding-top="0.049cm" fo:padding-bottom="0cm" fo:border-left="1pt solid #d9d9d9" fo:border-right="none" fo:border-top="1pt solid #d9d9d9" fo:border-bottom="1pt solid #d9d9d9" style:writing-mode="lr-tb"/>
    </style:style>
    <style:style style:name="Tableau27.G2" style:family="table-cell">
      <style:table-cell-properties style:vertical-align="middle" fo:padding-left="0.191cm" fo:padding-right="0.191cm" fo:padding-top="0.049cm" fo:padding-bottom="0cm" fo:border="1pt solid #d9d9d9" style:writing-mode="lr-tb"/>
    </style:style>
    <style:style style:name="Tableau27.4" style:family="table-row">
      <style:table-row-properties style:min-row-height="1.199cm" fo:keep-together="auto"/>
    </style:style>
    <style:style style:name="Tableau27.A4" style:family="table-cell">
      <style:table-cell-properties style:vertical-align="bottom" fo:padding-left="0.191cm" fo:padding-right="0.191cm" fo:padding-top="0.049cm" fo:padding-bottom="0cm" fo:border-left="none" fo:border-right="none" fo:border-top="none" fo:border-bottom="1pt solid #d9d9d9" style:writing-mode="lr-tb"/>
    </style:style>
    <style:style style:name="Tableau27.G4" style:family="table-cell">
      <style:table-cell-properties style:vertical-align="bottom" fo:padding-left="0.191cm" fo:padding-right="0.191cm" fo:padding-top="0.049cm" fo:padding-bottom="0cm" fo:border-left="none" fo:border-right="none" fo:border-top="1pt solid #d9d9d9" fo:border-bottom="1pt solid #d9d9d9" style:writing-mode="lr-tb"/>
    </style:style>
    <style:style style:name="P1" style:family="paragraph" style:parent-style-name="Corps">
      <style:paragraph-properties fo:orphans="0" fo:widows="0"/>
    </style:style>
    <style:style style:name="P2" style:family="paragraph" style:parent-style-name="Corps">
      <style:paragraph-properties fo:orphans="0" fo:widows="0"/>
      <style:text-properties officeooo:paragraph-rsid="000d0197"/>
    </style:style>
    <style:style style:name="P3" style:family="paragraph" style:parent-style-name="Corps">
      <style:paragraph-properties fo:margin-top="0cm" fo:margin-bottom="0.212cm" style:contextual-spacing="false" fo:text-align="start" style:justify-single-word="false" fo:orphans="2" fo:widows="2"/>
    </style:style>
    <style:style style:name="P4"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P5"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P6" style:family="paragraph" style:parent-style-name="Corps" style:list-style-name="WWNum9">
      <style:paragraph-properties fo:margin-left="0.559cm" fo:margin-right="0cm" fo:margin-top="0cm" fo:margin-bottom="0cm" style:contextual-spacing="false" fo:text-align="start" style:justify-single-word="false" fo:orphans="2" fo:widows="2" fo:text-indent="-0.63cm" style:auto-text-indent="false"/>
      <style:text-properties style:font-name="Calibri" fo:font-size="11pt" fo:language="fr" fo:country="FR" style:letter-kerning="false" style:font-name-asian="Calibri1" style:font-size-asian="11pt" style:font-size-complex="11pt" style:language-complex="ar" style:country-complex="SA"/>
    </style:style>
    <style:style style:name="P7" style:family="paragraph" style:parent-style-name="Corps">
      <style:paragraph-properties fo:margin-top="0.847cm" fo:margin-bottom="0.212cm" style:contextual-spacing="false"/>
    </style:style>
    <style:style style:name="P8" style:family="paragraph" style:parent-style-name="Corps">
      <style:paragraph-properties fo:margin-top="0.212cm" fo:margin-bottom="0.212cm" style:contextual-spacing="false"/>
    </style:style>
    <style:style style:name="P9" style:family="paragraph" style:parent-style-name="Default">
      <style:paragraph-properties fo:margin-top="1.482cm" fo:margin-bottom="0cm" style:contextual-spacing="false"/>
      <style:text-properties fo:font-size="9pt" style:font-size-asian="9pt"/>
    </style:style>
    <style:style style:name="P10" style:family="paragraph" style:parent-style-name="Default">
      <style:paragraph-properties fo:text-align="center" style:justify-single-word="false"/>
      <style:text-properties fo:font-size="9pt" style:font-size-asian="9pt"/>
    </style:style>
    <style:style style:name="P11" style:family="paragraph" style:parent-style-name="Default">
      <style:text-properties fo:font-size="11pt" style:font-size-asian="11pt" style:font-size-complex="14pt"/>
    </style:style>
    <style:style style:name="P12" style:family="paragraph" style:parent-style-name="Footer">
      <style:text-properties fo:color="#7f7f7f" loext:opacity="100%" style:font-name="Calibri" fo:font-size="9pt" style:font-size-asian="9pt" style:font-name-complex="Calibri1" style:font-size-complex="9pt"/>
    </style:style>
    <style:style style:name="P13" style:family="paragraph" style:parent-style-name="Footer">
      <style:paragraph-properties fo:text-align="center" style:justify-single-word="false" fo:orphans="0" fo:widows="0"/>
    </style:style>
    <style:style style:name="P14" style:family="paragraph" style:parent-style-name="Frame_20_contents">
      <style:paragraph-properties fo:text-align="center" style:justify-single-word="false" fo:orphans="0" fo:widows="0"/>
    </style:style>
    <style:style style:name="P15" style:family="paragraph" style:parent-style-name="Frame_20_contents">
      <style:paragraph-properties fo:orphans="0" fo:widows="0"/>
    </style:style>
    <style:style style:name="P16" style:family="paragraph" style:parent-style-name="Header">
      <style:paragraph-properties fo:text-align="center" style:justify-single-word="false"/>
    </style:style>
    <style:style style:name="P17" style:family="paragraph" style:parent-style-name="List_20_Paragraph" style:list-style-name="WWNum15">
      <style:paragraph-properties fo:margin-top="0.212cm" fo:margin-bottom="0cm" style:contextual-spacing="true" fo:text-align="start" style:justify-single-word="false" fo:orphans="2" fo:widows="2"/>
    </style:style>
    <style:style style:name="P18" style:family="paragraph" style:parent-style-name="List_20_Paragraph" style:list-style-name="WWNum9">
      <style:paragraph-properties fo:margin-top="0.212cm" fo:margin-bottom="0cm" style:contextual-spacing="true" fo:text-align="start" style:justify-single-word="false" fo:orphans="2" fo:widows="2"/>
    </style:style>
    <style:style style:name="P1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20"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0c2486" style:letter-kerning="false" style:font-name-asian="Calibri1" style:language-asian="en" style:country-asian="US" style:language-complex="ar" style:country-complex="SA"/>
    </style:style>
    <style:style style:name="P21"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126a79" style:letter-kerning="false" style:font-name-asian="Calibri1" style:language-asian="en" style:country-asian="US" style:language-complex="ar" style:country-complex="SA"/>
    </style:style>
    <style:style style:name="P22"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3"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4"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5"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09dff7" style:letter-kerning="false" style:font-name-asian="Calibri1" style:language-asian="en" style:country-asian="US" style:language-complex="ar" style:country-complex="SA"/>
    </style:style>
    <style:style style:name="P26"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126a79" style:letter-kerning="false" style:font-name-asian="Calibri1" style:language-asian="en" style:country-asian="US" style:language-complex="ar" style:country-complex="SA"/>
    </style:style>
    <style:style style:name="P27" style:family="paragraph" style:parent-style-name="Liste_20_numérotée" style:list-style-name="">
      <style:paragraph-properties fo:margin-left="0cm" fo:margin-right="0.31cm" fo:margin-top="0cm" fo:margin-bottom="0cm" style:contextual-spacing="false" fo:text-align="start" style:justify-single-word="false" fo:orphans="2" fo:widows="2" fo:text-indent="0cm" style:auto-text-indent="false"/>
      <style:text-properties style:font-name="Calibri" fo:language="fr" fo:country="FR" officeooo:paragraph-rsid="00126a79" style:letter-kerning="false" style:font-name-asian="Calibri1" style:language-asian="en" style:country-asian="US" style:font-name-complex="F" style:language-complex="ar" style:country-complex="SA"/>
    </style:style>
    <style:style style:name="P28"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P2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0" style:family="paragraph" style:parent-style-name="Liste_20_numérotée">
      <style:paragraph-properties fo:margin-left="0cm" fo:margin-right="0.31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1" style:family="paragraph" style:parent-style-name="Standard" style:master-page-name="Standard">
      <style:paragraph-properties fo:margin-top="1.693cm" fo:margin-bottom="0cm" style:contextual-spacing="false" style:page-number="1"/>
      <style:text-properties style:language-asian="fr" style:country-asian="FR"/>
    </style:style>
    <style:style style:name="P32" style:family="paragraph" style:parent-style-name="Standard">
      <style:paragraph-properties fo:margin-top="0cm" fo:margin-bottom="0cm" style:contextual-spacing="false" fo:text-align="start" style:justify-single-word="false" fo:orphans="2" fo:widows="2"/>
    </style:style>
    <style:style style:name="P33" style:family="paragraph" style:parent-style-name="Standard">
      <style:paragraph-properties fo:margin-top="0.212cm" fo:margin-bottom="0cm" style:contextual-spacing="false" fo:text-align="start" style:justify-single-word="false" fo:orphans="2" fo:widows="2"/>
    </style:style>
    <style:style style:name="P34" style:family="paragraph" style:parent-style-name="Standard">
      <style:paragraph-properties fo:text-align="center" style:justify-single-word="false" fo:orphans="0" fo:widows="0"/>
    </style:style>
    <style:style style:name="P35" style:family="paragraph" style:parent-style-name="Standard">
      <style:paragraph-properties fo:margin-left="0cm" fo:margin-right="-0.016cm" fo:text-align="center" style:justify-single-word="false" fo:orphans="0" fo:widows="0" fo:text-indent="0cm" style:auto-text-indent="false"/>
    </style:style>
    <style:style style:name="P36" style:family="paragraph" style:parent-style-name="Standard">
      <style:paragraph-properties fo:text-align="center" style:justify-single-word="false" fo:orphans="0" fo:widows="0"/>
    </style:style>
    <style:style style:name="P37" style:family="paragraph" style:parent-style-name="Standard">
      <style:paragraph-properties fo:margin-top="0cm" fo:margin-bottom="0cm" style:contextual-spacing="false" fo:text-align="center" style:justify-single-word="false" fo:orphans="2" fo:widows="2"/>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text-properties fo:color="#ffffff" loext:opacity="100%" fo:font-size="20pt" fo:font-weight="bold" style:font-size-asian="20pt" style:font-weight-asian="bold" style:font-name-complex="Calibri1" style:font-size-complex="20pt"/>
    </style:style>
    <style:style style:name="P41" style:family="paragraph" style:parent-style-name="Standard">
      <style:text-properties fo:color="#ffffff" loext:opacity="100%" fo:font-size="8pt" style:font-size-asian="8pt" style:font-size-complex="8pt"/>
    </style:style>
    <style:style style:name="P42" style:family="paragraph" style:parent-style-name="Standard">
      <style:text-properties fo:color="#ffffff" loext:opacity="100%" fo:font-size="8pt" fo:font-weight="bold" style:font-size-asian="8pt" style:font-weight-asian="bold" style:font-name-complex="Calibri1" style:font-size-complex="8pt"/>
    </style:style>
    <style:style style:name="P43" style:family="paragraph" style:parent-style-name="Standard">
      <style:paragraph-properties fo:margin-left="0cm" fo:margin-right="-0.651cm" fo:margin-top="0cm" fo:margin-bottom="0.212cm" style:contextual-spacing="false" fo:text-indent="0cm" style:auto-text-indent="false"/>
      <style:text-properties fo:color="#404040" loext:opacity="100%" fo:font-size="8pt" fo:font-weight="bold" style:font-size-asian="8pt" style:font-weight-asian="bold" style:font-size-complex="8pt"/>
    </style:style>
    <style:style style:name="P44" style:family="paragraph" style:parent-style-name="Standard">
      <style:paragraph-properties fo:margin-top="0cm" fo:margin-bottom="0.212cm" style:contextual-spacing="false" fo:line-height="115%" fo:text-align="end" style:justify-single-word="false"/>
      <style:text-properties fo:color="#404040" loext:opacity="100%" style:font-name="Calibri" fo:font-size="8pt" style:font-size-asian="8pt" style:font-name-complex="Calibri1" style:font-size-complex="8pt"/>
    </style:style>
    <style:style style:name="P45"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212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1"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15%"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left="0cm" fo:margin-right="-0.016cm" fo:text-align="center" style:justify-single-word="false" fo:orphans="0" fo:widows="0" fo:text-indent="0cm" style:auto-text-indent="false"/>
      <style:text-properties fo:color="#404040" loext:opacity="100%" style:font-name="Calibri" fo:font-size="10pt" fo:font-weight="bold" style:font-size-asian="10pt" style:font-weight-asian="bold" style:font-name-complex="Calibri1" style:font-size-complex="10pt"/>
    </style:style>
    <style:style style:name="P57" style:family="paragraph" style:parent-style-name="Standard">
      <style:paragraph-properties fo:margin-left="0.139cm" fo:margin-right="0cm" fo:orphans="0" fo:widows="0" fo:text-indent="0cm" style:auto-text-indent="false"/>
      <style:text-properties fo:color="#404040" loext:opacity="100%" style:font-name="Calibri" fo:font-size="10pt" style:font-size-asian="10pt" style:font-name-complex="Calibri1" style:font-size-complex="10pt"/>
    </style:style>
    <style:style style:name="P58" style:family="paragraph" style:parent-style-name="Standard">
      <style:paragraph-properties fo:orphans="0" fo:widows="0"/>
      <style:text-properties fo:color="#404040" loext:opacity="100%" style:font-name="Calibri" fo:font-size="10pt" style:font-size-asian="10pt" style:font-name-complex="Calibri1" style:font-size-complex="10pt"/>
    </style:style>
    <style:style style:name="P59" style:family="paragraph" style:parent-style-name="Standard">
      <style:paragraph-properties fo:text-align="center" style:justify-single-word="false" fo:orphans="0" fo:widows="0"/>
      <style:text-properties fo:color="#404040" loext:opacity="100%" style:font-name="Calibri" fo:font-size="10pt" style:font-size-asian="10pt" style:font-name-complex="Calibri1" style:font-size-complex="10pt"/>
    </style:style>
    <style:style style:name="P60" style:family="paragraph" style:parent-style-name="Standard">
      <style:paragraph-properties fo:margin-top="0cm" fo:margin-bottom="0.423cm" style:contextual-spacing="false"/>
      <style:text-properties fo:color="#404040" loext:opacity="100%" style:font-name="Calibri" fo:font-size="10pt" style:font-size-asian="10pt" style:font-name-complex="Calibri1" style:font-size-complex="10pt"/>
    </style:style>
    <style:style style:name="P61" style:family="paragraph" style:parent-style-name="Standard">
      <style:paragraph-properties fo:line-height="115%"/>
      <style:text-properties fo:color="#404040" loext:opacity="100%" style:font-name="Calibri" fo:font-size="10pt" fo:font-style="italic" fo:font-weight="bold" style:font-size-asian="10pt" style:font-style-asian="italic" style:font-weight-asian="bold" style:font-name-complex="Calibri1" style:font-size-complex="10pt"/>
    </style:style>
    <style:style style:name="P62" style:family="paragraph" style:parent-style-name="Standard">
      <style:paragraph-properties fo:orphans="0" fo:widows="0"/>
    </style:style>
    <style:style style:name="P63" style:family="paragraph" style:parent-style-name="Standard">
      <style:paragraph-properties fo:orphans="0" fo:widows="0"/>
    </style:style>
    <style:style style:name="P64" style:family="paragraph" style:parent-style-name="Standard">
      <style:paragraph-properties fo:margin-left="0.139cm" fo:margin-right="0cm" fo:orphans="0" fo:widows="0" fo:text-indent="0cm" style:auto-text-indent="false"/>
    </style:style>
    <style:style style:name="P65" style:family="paragraph" style:parent-style-name="Standard">
      <style:paragraph-properties fo:margin-left="0.139cm" fo:margin-right="0cm" fo:orphans="0" fo:widows="0" fo:text-indent="0cm" style:auto-text-indent="false"/>
    </style:style>
    <style:style style:name="P66" style:family="paragraph" style:parent-style-name="Standard">
      <style:paragraph-properties fo:margin-left="0.139cm" fo:margin-right="0cm" fo:orphans="0" fo:widows="0" fo:text-indent="0cm" style:auto-text-indent="false"/>
    </style:style>
    <style:style style:name="P67" style:family="paragraph" style:parent-style-name="Standard">
      <style:paragraph-properties fo:margin-left="0.139cm" fo:margin-right="0cm" fo:orphans="0" fo:widows="0" fo:text-indent="0cm" style:auto-text-indent="false"/>
    </style:style>
    <style:style style:name="P68" style:family="paragraph" style:parent-style-name="Standard">
      <style:paragraph-properties fo:margin-left="0.139cm" fo:margin-right="0cm" fo:orphans="0" fo:widows="0" fo:text-indent="0cm" style:auto-text-indent="false"/>
      <style:text-properties officeooo:paragraph-rsid="0007eb14"/>
    </style:style>
    <style:style style:name="P69" style:family="paragraph" style:parent-style-name="Standard">
      <style:paragraph-properties fo:margin-left="0.139cm" fo:margin-right="0cm" fo:orphans="0" fo:widows="0" fo:text-indent="0cm" style:auto-text-indent="false"/>
      <style:text-properties officeooo:paragraph-rsid="0007eb14"/>
    </style:style>
    <style:style style:name="P70" style:family="paragraph" style:parent-style-name="Standard">
      <style:paragraph-properties fo:margin-left="0.139cm" fo:margin-right="0cm" fo:orphans="0" fo:widows="0" fo:text-indent="0cm" style:auto-text-indent="false"/>
      <style:text-properties officeooo:paragraph-rsid="0007eb14"/>
    </style:style>
    <style:style style:name="P71" style:family="paragraph" style:parent-style-name="Standard">
      <style:paragraph-properties fo:margin-left="0.139cm" fo:margin-right="0cm" fo:orphans="0" fo:widows="0" fo:text-indent="0cm" style:auto-text-indent="false"/>
      <style:text-properties officeooo:paragraph-rsid="0009dff7"/>
    </style:style>
    <style:style style:name="P72" style:family="paragraph" style:parent-style-name="Standard">
      <style:paragraph-properties fo:orphans="0" fo:widows="0"/>
      <style:text-properties officeooo:paragraph-rsid="000c2486"/>
    </style:style>
    <style:style style:name="P73" style:family="paragraph" style:parent-style-name="Standard">
      <style:paragraph-properties fo:orphans="0" fo:widows="0"/>
      <style:text-properties officeooo:paragraph-rsid="000c2486"/>
    </style:style>
    <style:style style:name="P74" style:family="paragraph" style:parent-style-name="Standard">
      <style:paragraph-properties fo:orphans="0" fo:widows="0"/>
      <style:text-properties officeooo:paragraph-rsid="000d0197"/>
    </style:style>
    <style:style style:name="P75" style:family="paragraph" style:parent-style-name="Standard">
      <style:paragraph-properties fo:orphans="0" fo:widows="0"/>
      <style:text-properties officeooo:paragraph-rsid="000d0197"/>
    </style:style>
    <style:style style:name="P76"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8" style:family="paragraph" style:parent-style-name="Standard">
      <style:paragraph-properties fo:margin-left="0cm" fo:margin-right="0.309cm" fo:margin-top="0cm" fo:margin-bottom="0cm" style:contextual-spacing="false"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9" style:family="paragraph" style:parent-style-name="Standard">
      <style:paragraph-properties fo:margin-left="0cm" fo:margin-right="0.06cm" fo:margin-top="0cm" fo:margin-bottom="0cm" style:contextual-spacing="false"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80"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1"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Standard">
      <style:paragraph-properties fo:margin-left="0.635cm" fo:margin-right="0.811cm" fo:margin-top="0cm" fo:margin-bottom="0cm" style:contextual-spacing="false" fo:text-align="justify" style:justify-single-word="false" fo:orphans="0" fo:widows="0" fo:text-indent="0cm" style:auto-text-indent="false"/>
      <style:text-properties style:font-name="Calibri"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4"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5"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6"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7eb14" officeooo:paragraph-rsid="0007eb14" style:letter-kerning="false" style:font-name-asian="Calibri1" style:font-size-asian="11pt" style:font-size-complex="11pt" style:language-complex="ar" style:country-complex="SA"/>
    </style:style>
    <style:style style:name="P89"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ed730" officeooo:paragraph-rsid="000ed730" style:letter-kerning="false" style:font-name-asian="Calibri1" style:font-size-asian="11pt" style:font-size-complex="11pt" style:language-complex="ar" style:country-complex="SA"/>
    </style:style>
    <style:style style:name="P90"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13f9b" officeooo:paragraph-rsid="00113f9b" style:letter-kerning="false" style:font-name-asian="Calibri1" style:font-size-asian="11pt" style:font-size-complex="11pt" style:language-complex="ar" style:country-complex="SA"/>
    </style:style>
    <style:style style:name="P91"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4c7b3" officeooo:paragraph-rsid="0014c7b3" style:letter-kerning="false" style:font-name-asian="Calibri1" style:font-size-asian="11pt" style:font-size-complex="11pt" style:language-complex="ar" style:country-complex="SA"/>
    </style:style>
    <style:style style:name="P92"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cbc5d" officeooo:paragraph-rsid="001cbc5d" style:letter-kerning="false" style:font-name-asian="Calibri1" style:font-size-asian="11pt" style:font-size-complex="11pt" style:language-complex="ar" style:country-complex="SA"/>
    </style:style>
    <style:style style:name="P93"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cbc5d" officeooo:paragraph-rsid="001cbc5d" style:letter-kerning="false" style:font-name-asian="Calibri1" style:font-size-asian="11pt" style:font-size-complex="11pt" style:language-complex="ar" style:country-complex="SA"/>
    </style:style>
    <style:style style:name="P94"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cbc5d" officeooo:paragraph-rsid="001cbc5d" style:letter-kerning="false" style:font-name-asian="Calibri1" style:font-size-asian="11pt" style:font-size-complex="11pt" style:language-complex="ar" style:country-complex="SA"/>
    </style:style>
    <style:style style:name="P95"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96"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8"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9" style:family="paragraph" style:parent-style-name="Standard">
      <style:paragraph-properties fo:margin-top="0cm" fo:margin-bottom="0cm" style:contextual-spacing="false"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101"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P102" style:family="paragraph" style:parent-style-name="Standard">
      <style:paragraph-properties fo:margin-left="0cm" fo:margin-right="0.058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3" style:family="paragraph" style:parent-style-name="Standard">
      <style:paragraph-properties fo:margin-left="0cm" fo:margin-right="-0.44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4"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language-asian="en" style:country-asian="US" style:language-complex="ar" style:country-complex="SA"/>
    </style:style>
    <style:style style:name="P105" style:family="paragraph" style:parent-style-name="Standard">
      <style:paragraph-properties fo:margin-left="0cm" fo:margin-right="-0.19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6" style:family="paragraph" style:parent-style-name="Standard">
      <style:paragraph-properties fo:margin-left="0cm" fo:margin-right="-0.245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7"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8"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officeooo:paragraph-rsid="001550c8" style:letter-kerning="false" style:language-asian="en" style:country-asian="US" style:language-complex="ar" style:country-complex="SA"/>
    </style:style>
    <style:style style:name="P109" style:family="paragraph" style:parent-style-name="Standard">
      <style:paragraph-properties fo:margin-left="0cm" fo:margin-right="-0.245cm" fo:margin-top="0cm" fo:margin-bottom="0cm" style:contextual-spacing="false" fo:text-align="start" style:justify-single-word="false" fo:orphans="0" fo:widows="0" fo:text-indent="0cm" style:auto-text-indent="false">
        <style:tab-stops>
          <style:tab-stop style:position="16.002cm" style:type="right" style:leader-style="dotted" style:leader-text="."/>
        </style:tab-stops>
      </style:paragraph-properties>
      <style:text-properties fo:language="fr" fo:country="FR" fo:font-style="normal" officeooo:paragraph-rsid="001359fb" style:letter-kerning="false" style:language-asian="en" style:country-asian="US" style:font-style-asian="normal" style:language-complex="ar" style:country-complex="SA" style:font-style-complex="normal"/>
    </style:style>
    <style:style style:name="P110" style:family="paragraph" style:parent-style-name="Standard">
      <style:paragraph-properties fo:line-height="115%"/>
    </style:style>
    <style:style style:name="P111" style:family="paragraph" style:parent-style-name="Standard">
      <style:paragraph-properties fo:margin-top="0cm" fo:margin-bottom="0cm" style:contextual-spacing="false" fo:text-align="start" style:justify-single-word="false" fo:orphans="2" fo:widows="2"/>
      <style:text-properties fo:font-size="11pt" fo:language="fr" fo:country="FR" style:letter-kerning="false" style:font-size-asian="11pt"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4c7b3" style:letter-kerning="false" style:font-size-asian="11pt" style:font-size-complex="11pt" style:language-complex="ar" style:country-complex="SA"/>
    </style:style>
    <style:style style:name="P113"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7fb00" style:letter-kerning="false" style:font-size-asian="11pt" style:font-size-complex="11pt" style:language-complex="ar" style:country-complex="SA"/>
    </style:style>
    <style:style style:name="P114"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7"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8"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353cm" fo:margin-bottom="0.353cm" style:contextual-spacing="false" fo:line-height="115%" fo:text-align="justify" style:justify-single-word="false"/>
      <style:text-properties fo:font-variant="small-caps" fo:font-weight="bold" style:font-weight-asian="bold"/>
    </style:style>
    <style:style style:name="P121" style:family="paragraph" style:parent-style-name="Standard">
      <style:paragraph-properties fo:margin-top="0cm" fo:margin-bottom="0.353cm" style:contextual-spacing="false" fo:line-height="115%"/>
      <style:text-properties fo:font-variant="small-caps" fo:font-size="12pt" style:font-size-asian="12pt"/>
    </style:style>
    <style:style style:name="P122" style:family="paragraph" style:parent-style-name="Standard">
      <style:paragraph-properties fo:margin-top="0.635cm" fo:margin-bottom="0cm" style:contextual-spacing="false">
        <style:tab-stops>
          <style:tab-stop style:position="1.778cm"/>
        </style:tab-stops>
      </style:paragraph-properties>
      <style:text-properties fo:font-variant="small-caps" fo:font-size="6pt" fo:font-style="italic" fo:font-weight="bold" style:font-size-asian="6pt" style:font-style-asian="italic" style:font-weight-asian="bold" style:font-size-complex="11.5pt" style:font-weight-complex="bold"/>
    </style:style>
    <style:style style:name="P123"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4" style:family="paragraph" style:parent-style-name="Standard">
      <style:text-properties fo:font-size="10pt" style:font-size-asian="10pt"/>
    </style:style>
    <style:style style:name="P125" style:family="paragraph" style:parent-style-name="Standard">
      <style:text-properties fo:font-size="8pt" style:font-size-asian="8pt"/>
    </style:style>
    <style:style style:name="P126" style:family="paragraph" style:parent-style-name="Standard">
      <style:paragraph-properties fo:margin-top="0cm" fo:margin-bottom="0.423cm" style:contextual-spacing="false" fo:break-before="page"/>
    </style:style>
    <style:style style:name="P127" style:family="paragraph" style:parent-style-name="Standard">
      <style:paragraph-properties fo:margin-top="0cm" fo:margin-bottom="0.353cm" style:contextual-spacing="false" fo:line-height="115%"/>
      <style:text-properties fo:font-weight="bold" style:font-weight-asian="bold"/>
    </style:style>
    <style:style style:name="P128" style:family="paragraph" style:parent-style-name="titre">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9" style:family="paragraph">
      <style:paragraph-properties fo:text-align="center"/>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font-size="18pt"/>
    </style:style>
    <style:style style:name="T1" style:family="text">
      <style:text-properties fo:color="#ffffff" loext:opacity="100%" fo:font-size="20pt" fo:font-weight="bold" style:font-size-asian="20pt" style:font-weight-asian="bold" style:font-name-complex="Calibri1" style:font-size-complex="20pt"/>
    </style:style>
    <style:style style:name="T2" style:family="text">
      <style:text-properties fo:color="#ffffff" loext:opacity="100%" style:font-name="Wingdings 31" fo:font-size="24pt" style:font-size-asian="24pt" style:font-name-complex="Calibri1" style:font-size-complex="24pt"/>
    </style:style>
    <style:style style:name="T3" style:family="text">
      <style:text-properties fo:color="#ffffff" loext:opacity="100%" style:font-name="Wingdings 31" fo:font-size="12pt" style:font-size-asian="12pt" style:font-name-complex="Calibri1" style:font-size-complex="12pt"/>
    </style:style>
    <style:style style:name="T4" style:family="text">
      <style:text-properties fo:color="#ffffff" loext:opacity="100%" style:font-name="Wingdings 31" fo:font-size="16pt" style:font-size-asian="16pt" style:font-name-complex="Calibri1" style:font-size-complex="16pt"/>
    </style:style>
    <style:style style:name="T5" style:family="text">
      <style:text-properties fo:color="#ffffff" loext:opacity="100%" fo:font-size="8pt" style:font-size-asian="8pt" style:font-size-complex="8pt"/>
    </style:style>
    <style:style style:name="T6" style:family="text">
      <style:text-properties fo:color="#000000" loext:opacity="100%" fo:font-size="16pt" style:font-size-asian="16pt" style:font-size-complex="16pt" style:font-weight-complex="bold"/>
    </style:style>
    <style:style style:name="T7" style:family="text">
      <style:text-properties fo:font-variant="small-caps" fo:color="#404040" loext:opacity="100%" fo:font-size="12pt" fo:font-weight="bold" style:font-size-asian="12pt" style:font-weight-asian="bold" style:font-name-complex="Calibri1" style:font-size-complex="12pt"/>
    </style:style>
    <style:style style:name="T8" style:family="text">
      <style:text-properties fo:font-variant="small-caps" fo:color="#595959" loext:opacity="100%" fo:font-size="32pt" fo:font-weight="bold" style:font-size-asian="32pt" style:font-weight-asian="bold" style:font-name-complex="Calibri1" style:font-size-complex="32pt"/>
    </style:style>
    <style:style style:name="T9" style:family="text">
      <style:text-properties fo:font-variant="small-caps" fo:color="#595959" loext:opacity="100%" fo:font-size="28pt" fo:font-weight="bold" style:font-size-asian="28pt" style:font-weight-asian="bold" style:font-name-complex="Calibri1" style:font-size-complex="28pt"/>
    </style:style>
    <style:style style:name="T10" style:family="text">
      <style:text-properties fo:font-variant="small-caps" fo:color="#595959" loext:opacity="100%" fo:font-size="26pt" fo:font-weight="bold" style:font-size-asian="26pt" style:font-weight-asian="bold" style:font-name-complex="Calibri1" style:font-size-complex="26pt"/>
    </style:style>
    <style:style style:name="T11" style:family="text">
      <style:text-properties fo:font-variant="small-caps" style:font-name="Arial" fo:font-size="18pt" style:font-size-asian="18pt" style:font-name-complex="Arial2" style:font-size-complex="18pt"/>
    </style:style>
    <style:style style:name="T12" style:family="text">
      <style:text-properties fo:font-variant="small-caps" style:font-name="Arial" fo:font-size="16pt" style:font-size-asian="16pt" style:font-name-complex="Arial2" style:font-size-complex="16pt"/>
    </style:style>
    <style:style style:name="T13" style:family="text">
      <style:text-properties fo:color="#404040" loext:opacity="100%" fo:font-size="12pt" fo:font-weight="bold" style:font-size-asian="12pt" style:font-weight-asian="bold" style:font-name-complex="Calibri1" style:font-size-complex="12pt"/>
    </style:style>
    <style:style style:name="T14" style:family="text">
      <style:text-properties fo:color="#404040" loext:opacity="100%" fo:font-size="12pt" style:font-size-asian="12pt" style:font-name-complex="Calibri1" style:font-size-complex="12pt"/>
    </style:style>
    <style:style style:name="T15" style:family="text">
      <style:text-properties fo:color="#404040" loext:opacity="100%" fo:font-size="12pt" style:font-size-asian="12pt" style:language-asian="fr" style:country-asian="FR" style:font-name-complex="Calibri1" style:font-size-complex="12pt"/>
    </style:style>
    <style:style style:name="T16" style:family="text">
      <style:text-properties fo:color="#404040" loext:opacity="100%" fo:font-size="12pt" fo:font-style="italic" style:font-size-asian="12pt" style:font-style-asian="italic" style:font-name-complex="Calibri1" style:font-size-complex="12pt"/>
    </style:style>
    <style:style style:name="T17" style:family="text">
      <style:text-properties fo:color="#404040" loext:opacity="100%" fo:font-size="12pt" fo:font-style="italic" fo:font-weight="bold" style:font-size-asian="12pt" style:font-style-asian="italic" style:font-weight-asian="bold" style:font-name-complex="Calibri1" style:font-size-complex="12pt"/>
    </style:style>
    <style:style style:name="T18" style:family="text">
      <style:text-properties fo:color="#404040" loext:opacity="100%" fo:font-size="12pt" fo:font-style="italic" fo:font-weight="bold" style:font-size-asian="12pt" style:font-style-asian="italic" style:font-weight-asian="bold" style:font-name-complex="Calibri1" style:font-size-complex="12pt"/>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6pt" officeooo:rsid="0007eb14" style:font-size-asian="16pt" style:font-name-complex="Calibri1" style:font-size-complex="16pt"/>
    </style:style>
    <style:style style:name="T21" style:family="text">
      <style:text-properties fo:color="#404040" loext:opacity="100%" fo:font-size="16pt" fo:font-weight="bold" style:font-size-asian="16pt" style:font-weight-asian="bold" style:font-size-complex="16pt"/>
    </style:style>
    <style:style style:name="T22" style:family="text">
      <style:text-properties fo:color="#404040" loext:opacity="100%" style:font-name="Wingdings 31" fo:font-size="6pt" style:font-size-asian="6pt" style:language-asian="fr" style:country-asian="FR" style:font-name-complex="Calibri1" style:font-size-complex="6pt"/>
    </style:style>
    <style:style style:name="T23" style:family="text">
      <style:text-properties fo:color="#404040" loext:opacity="100%" style:language-asian="fr" style:country-asian="FR" style:font-name-complex="Calibri1"/>
    </style:style>
    <style:style style:name="T24" style:family="text">
      <style:text-properties fo:color="#404040" loext:opacity="100%" officeooo:rsid="00167c54" style:language-asian="fr" style:country-asian="FR" style:font-name-complex="Calibri1"/>
    </style:style>
    <style:style style:name="T25" style:family="text">
      <style:text-properties fo:color="#404040" loext:opacity="100%" fo:font-size="6pt" style:font-size-asian="6pt" style:language-asian="fr" style:country-asian="FR" style:font-name-complex="Calibri1" style:font-size-complex="6pt"/>
    </style:style>
    <style:style style:name="T26" style:family="text">
      <style:text-properties fo:color="#404040" loext:opacity="100%" style:font-name="MS Gothic" style:font-name-asian="MS Gothic1" style:language-asian="fr" style:country-asian="FR" style:font-name-complex="Calibri1"/>
    </style:style>
    <style:style style:name="T27" style:family="text">
      <style:text-properties fo:color="#404040" loext:opacity="100%" style:font-name="MS Gothic" style:font-name-asian="MS Gothic1" style:language-asian="fr" style:country-asian="FR" style:font-name-complex="Calibri1"/>
    </style:style>
    <style:style style:name="T28" style:family="text">
      <style:text-properties fo:color="#404040" loext:opacity="100%" style:font-name="MS Gothic" fo:font-size="10pt" style:font-name-asian="MS Gothic1" style:font-size-asian="10pt" style:font-name-complex="Calibri1" style:font-size-complex="10pt"/>
    </style:style>
    <style:style style:name="T29" style:family="text">
      <style:text-properties fo:color="#404040" loext:opacity="100%" style:font-name="MS Gothic" fo:font-size="10pt" style:font-name-asian="MS Gothic1" style:font-size-asian="10pt" style:font-name-complex="Calibri1" style:font-size-complex="10pt"/>
    </style:style>
    <style:style style:name="T30" style:family="text">
      <style:text-properties fo:color="#404040" loext:opacity="100%" style:font-name="MS Gothic" fo:font-size="10pt" style:font-name-asian="MS Gothic1" style:font-size-asian="10pt" style:font-name-complex="Calibri1" style:font-size-complex="10pt"/>
    </style:style>
    <style:style style:name="T31" style:family="text">
      <style:text-properties fo:color="#404040" loext:opacity="100%" style:font-name="MS Gothic" fo:font-size="10pt" style:font-name-asian="MS Gothic1" style:font-size-asian="10pt" style:font-name-complex="Calibri1" style:font-size-complex="10pt"/>
    </style:style>
    <style:style style:name="T32" style:family="text">
      <style:text-properties fo:color="#404040" loext:opacity="100%" style:font-name="MS Gothic" fo:font-size="10pt" style:font-name-asian="MS Gothic1" style:font-size-asian="10pt" style:font-name-complex="Calibri1" style:font-size-complex="10pt"/>
    </style:style>
    <style:style style:name="T33" style:family="text">
      <style:text-properties fo:color="#404040" loext:opacity="100%" style:font-name="MS Gothic" fo:font-size="10pt" style:font-name-asian="MS Gothic1" style:font-size-asian="10pt" style:font-name-complex="Calibri1" style:font-size-complex="10pt"/>
    </style:style>
    <style:style style:name="T34" style:family="text">
      <style:text-properties fo:color="#404040" loext:opacity="100%" style:font-name="MS Gothic" fo:font-size="10pt" style:font-name-asian="MS Gothic1" style:font-size-asian="10pt" style:font-name-complex="Calibri1" style:font-size-complex="10pt"/>
    </style:style>
    <style:style style:name="T35" style:family="text">
      <style:text-properties fo:color="#404040" loext:opacity="100%" style:font-name="MS Gothic" fo:font-size="10pt" style:font-name-asian="MS Gothic1" style:font-size-asian="10pt" style:font-name-complex="Calibri1" style:font-size-complex="10pt"/>
    </style:style>
    <style:style style:name="T36" style:family="text">
      <style:text-properties fo:color="#404040" loext:opacity="100%" style:font-name="MS Gothic" fo:font-size="10pt" style:font-name-asian="MS Gothic1" style:font-size-asian="10pt" style:font-name-complex="Calibri1" style:font-size-complex="10pt"/>
    </style:style>
    <style:style style:name="T37" style:family="text">
      <style:text-properties fo:color="#404040" loext:opacity="100%" style:font-name="MS Gothic" fo:font-size="10pt" style:font-name-asian="MS Gothic1" style:font-size-asian="10pt" style:font-name-complex="Calibri1" style:font-size-complex="10pt"/>
    </style:style>
    <style:style style:name="T38" style:family="text">
      <style:text-properties fo:color="#404040" loext:opacity="100%" style:font-name="MS Gothic" fo:font-size="10pt" style:font-name-asian="MS Gothic1" style:font-size-asian="10pt" style:font-name-complex="Calibri1" style:font-size-complex="10pt"/>
    </style:style>
    <style:style style:name="T39" style:family="text">
      <style:text-properties fo:color="#404040" loext:opacity="100%" style:font-name="MS Gothic" fo:font-size="10pt" style:font-name-asian="MS Gothic1" style:font-size-asian="10pt" style:font-name-complex="Calibri1" style:font-size-complex="10pt"/>
    </style:style>
    <style:style style:name="T40" style:family="text">
      <style:text-properties fo:color="#404040" loext:opacity="100%" style:font-name="MS Gothic" fo:font-size="10pt" style:font-name-asian="MS Gothic1" style:font-size-asian="10pt" style:font-name-complex="Calibri1" style:font-size-complex="10pt"/>
    </style:style>
    <style:style style:name="T41" style:family="text">
      <style:text-properties fo:color="#404040" loext:opacity="100%" style:font-name="MS Gothic" fo:font-size="10pt" style:font-name-asian="MS Gothic1" style:font-size-asian="10pt" style:font-name-complex="Calibri1" style:font-size-complex="10pt"/>
    </style:style>
    <style:style style:name="T42" style:family="text">
      <style:text-properties fo:color="#404040" loext:opacity="100%" style:font-name="MS Gothic" fo:font-size="10pt" style:font-name-asian="MS Gothic1" style:font-size-asian="10pt" style:font-name-complex="Calibri1" style:font-size-complex="10pt"/>
    </style:style>
    <style:style style:name="T43" style:family="text">
      <style:text-properties fo:color="#404040" loext:opacity="100%" style:font-name="MS Gothic" fo:font-size="10pt" style:font-name-asian="MS Gothic1" style:font-size-asian="10pt" style:font-name-complex="Calibri1" style:font-size-complex="10pt"/>
    </style:style>
    <style:style style:name="T44" style:family="text">
      <style:text-properties fo:color="#404040" loext:opacity="100%" style:font-name="MS Gothic" fo:font-size="10pt" style:font-name-asian="MS Gothic1" style:font-size-asian="10pt" style:font-name-complex="Calibri1" style:font-size-complex="10pt"/>
    </style:style>
    <style:style style:name="T45" style:family="text">
      <style:text-properties fo:color="#404040" loext:opacity="100%" style:font-name="MS Gothic" fo:font-size="10pt" style:font-name-asian="MS Gothic1" style:font-size-asian="10pt" style:font-name-complex="Calibri1" style:font-size-complex="10pt"/>
    </style:style>
    <style:style style:name="T46" style:family="text">
      <style:text-properties fo:color="#404040" loext:opacity="100%" style:font-name="MS Gothic" fo:font-size="10pt" style:font-name-asian="MS Gothic1" style:font-size-asian="10pt" style:font-name-complex="Calibri1" style:font-size-complex="10pt"/>
    </style:style>
    <style:style style:name="T47" style:family="text">
      <style:text-properties fo:color="#404040" loext:opacity="100%" style:font-name="MS Gothic" fo:font-size="10pt" style:font-name-asian="MS Gothic1" style:font-size-asian="10pt" style:font-name-complex="Calibri1" style:font-size-complex="10pt"/>
    </style:style>
    <style:style style:name="T48" style:family="text">
      <style:text-properties fo:color="#404040" loext:opacity="100%" style:font-name="MS Gothic" fo:font-size="10pt" style:font-name-asian="MS Gothic1" style:font-size-asian="10pt" style:font-name-complex="Calibri1" style:font-size-complex="10pt"/>
    </style:style>
    <style:style style:name="T49" style:family="text">
      <style:text-properties fo:color="#404040" loext:opacity="100%" style:font-name="MS Gothic" fo:font-size="10pt" style:font-name-asian="MS Gothic1" style:font-size-asian="10pt" style:font-name-complex="Calibri1" style:font-size-complex="10pt"/>
    </style:style>
    <style:style style:name="T50" style:family="text">
      <style:text-properties fo:color="#404040" loext:opacity="100%" style:font-name="MS Gothic" fo:font-size="10pt" style:font-name-asian="MS Gothic1" style:font-size-asian="10pt" style:font-name-complex="Calibri1" style:font-size-complex="10pt"/>
    </style:style>
    <style:style style:name="T51" style:family="text">
      <style:text-properties fo:color="#404040" loext:opacity="100%" style:font-name="MS Gothic" fo:font-size="10pt" style:font-name-asian="MS Gothic1" style:font-size-asian="10pt" style:font-name-complex="Calibri1" style:font-size-complex="10pt"/>
    </style:style>
    <style:style style:name="T52" style:family="text">
      <style:text-properties fo:color="#404040" loext:opacity="100%" style:font-name="MS Gothic" fo:font-size="10pt" style:font-name-asian="MS Gothic1" style:font-size-asian="10pt" style:font-name-complex="Calibri1" style:font-size-complex="10pt"/>
    </style:style>
    <style:style style:name="T53" style:family="text">
      <style:text-properties fo:color="#404040" loext:opacity="100%" style:font-name="MS Gothic" fo:font-size="10pt" style:font-name-asian="MS Gothic1" style:font-size-asian="10pt" style:font-name-complex="Calibri1" style:font-size-complex="10pt"/>
    </style:style>
    <style:style style:name="T54" style:family="text">
      <style:text-properties fo:color="#404040" loext:opacity="100%" style:font-name="MS Gothic" fo:font-size="10pt" style:font-name-asian="MS Gothic1" style:font-size-asian="10pt" style:font-name-complex="Calibri1" style:font-size-complex="10pt"/>
    </style:style>
    <style:style style:name="T55" style:family="text">
      <style:text-properties fo:color="#404040" loext:opacity="100%" style:font-name="MS Gothic" fo:font-size="10pt" style:font-name-asian="MS Gothic1" style:font-size-asian="10pt" style:font-name-complex="Calibri1" style:font-size-complex="10pt"/>
    </style:style>
    <style:style style:name="T56" style:family="text">
      <style:text-properties fo:color="#404040" loext:opacity="100%" style:font-name="MS Gothic" fo:font-size="10pt" style:font-name-asian="MS Gothic1" style:font-size-asian="10pt" style:font-name-complex="Calibri1" style:font-size-complex="10pt"/>
    </style:style>
    <style:style style:name="T57" style:family="text">
      <style:text-properties fo:color="#404040" loext:opacity="100%" style:font-name="MS Gothic" fo:font-size="10pt" style:font-name-asian="MS Gothic1" style:font-size-asian="10pt" style:font-name-complex="Calibri1" style:font-size-complex="10pt"/>
    </style:style>
    <style:style style:name="T58" style:family="text">
      <style:text-properties fo:color="#404040" loext:opacity="100%" style:font-name="MS Gothic" fo:font-size="10pt" style:font-name-asian="MS Gothic1" style:font-size-asian="10pt" style:font-name-complex="Calibri1" style:font-size-complex="10pt"/>
    </style:style>
    <style:style style:name="T59" style:family="text">
      <style:text-properties fo:color="#404040" loext:opacity="100%" style:font-name="MS Gothic" fo:font-size="10pt" style:font-name-asian="MS Gothic1" style:font-size-asian="10pt" style:font-name-complex="Calibri1" style:font-size-complex="10pt"/>
    </style:style>
    <style:style style:name="T60" style:family="text">
      <style:text-properties fo:color="#404040" loext:opacity="100%" style:font-name="MS Gothic" fo:font-size="10pt" style:font-name-asian="MS Gothic1" style:font-size-asian="10pt" style:font-name-complex="Calibri1" style:font-size-complex="10pt"/>
    </style:style>
    <style:style style:name="T61" style:family="text">
      <style:text-properties fo:color="#404040" loext:opacity="100%" style:font-name="MS Gothic" fo:font-size="10pt" style:font-name-asian="MS Gothic1" style:font-size-asian="10pt" style:font-name-complex="Calibri1" style:font-size-complex="10pt"/>
    </style:style>
    <style:style style:name="T62" style:family="text">
      <style:text-properties fo:color="#404040" loext:opacity="100%" style:font-name="MS Gothic" fo:font-size="10pt" style:font-name-asian="MS Gothic1" style:font-size-asian="10pt" style:font-name-complex="Calibri1" style:font-size-complex="10pt"/>
    </style:style>
    <style:style style:name="T63" style:family="text">
      <style:text-properties fo:color="#404040" loext:opacity="100%" style:font-name="MS Gothic" fo:font-size="10pt" style:font-name-asian="MS Gothic1" style:font-size-asian="10pt" style:font-name-complex="Calibri1" style:font-size-complex="10pt"/>
    </style:style>
    <style:style style:name="T64" style:family="text">
      <style:text-properties fo:color="#404040" loext:opacity="100%" style:font-name="MS Gothic" fo:font-size="10pt" style:font-name-asian="MS Gothic1" style:font-size-asian="10pt" style:font-name-complex="Calibri1" style:font-size-complex="10pt"/>
    </style:style>
    <style:style style:name="T65" style:family="text">
      <style:text-properties fo:color="#404040" loext:opacity="100%" style:font-name="MS Gothic" fo:font-size="10pt" style:font-name-asian="MS Gothic1" style:font-size-asian="10pt" style:font-name-complex="Calibri1" style:font-size-complex="10pt"/>
    </style:style>
    <style:style style:name="T66" style:family="text">
      <style:text-properties fo:color="#404040" loext:opacity="100%" style:font-name="MS Gothic" fo:font-size="10pt" style:font-name-asian="MS Gothic1" style:font-size-asian="10pt" style:font-name-complex="Calibri1" style:font-size-complex="10pt"/>
    </style:style>
    <style:style style:name="T67" style:family="text">
      <style:text-properties fo:color="#404040" loext:opacity="100%" style:font-name="MS Gothic" fo:font-size="10pt" style:font-name-asian="MS Gothic1" style:font-size-asian="10pt" style:font-name-complex="Calibri1" style:font-size-complex="10pt"/>
    </style:style>
    <style:style style:name="T68" style:family="text">
      <style:text-properties fo:color="#404040" loext:opacity="100%" style:font-name="MS Gothic" fo:font-size="10pt" style:font-name-asian="MS Gothic1" style:font-size-asian="10pt" style:font-name-complex="Calibri1" style:font-size-complex="10pt"/>
    </style:style>
    <style:style style:name="T69" style:family="text">
      <style:text-properties fo:color="#404040" loext:opacity="100%" style:font-name="MS Gothic" fo:font-size="10pt" style:font-name-asian="MS Gothic1" style:font-size-asian="10pt" style:font-name-complex="Calibri1" style:font-size-complex="10pt"/>
    </style:style>
    <style:style style:name="T70" style:family="text">
      <style:text-properties fo:color="#404040" loext:opacity="100%" style:font-name="MS Gothic" fo:font-size="10pt" style:font-name-asian="MS Gothic1" style:font-size-asian="10pt" style:font-name-complex="Calibri1" style:font-size-complex="10pt"/>
    </style:style>
    <style:style style:name="T71" style:family="text">
      <style:text-properties fo:color="#404040" loext:opacity="100%" style:font-name="MS Gothic" fo:font-size="10pt" style:font-name-asian="MS Gothic1" style:font-size-asian="10pt" style:font-name-complex="Calibri1" style:font-size-complex="10pt"/>
    </style:style>
    <style:style style:name="T72" style:family="text">
      <style:text-properties fo:color="#404040" loext:opacity="100%" style:font-name="MS Gothic" fo:font-size="10pt" style:font-name-asian="MS Gothic1" style:font-size-asian="10pt" style:font-name-complex="Calibri1" style:font-size-complex="10pt"/>
    </style:style>
    <style:style style:name="T73" style:family="text">
      <style:text-properties fo:color="#404040" loext:opacity="100%" style:font-name="MS Gothic" fo:font-size="10pt" style:font-name-asian="MS Gothic1" style:font-size-asian="10pt" style:font-name-complex="Calibri1" style:font-size-complex="10pt"/>
    </style:style>
    <style:style style:name="T74" style:family="text">
      <style:text-properties fo:color="#404040" loext:opacity="100%" style:font-name="MS Gothic" fo:font-size="10pt" style:font-name-asian="MS Gothic1" style:font-size-asian="10pt" style:font-name-complex="Calibri1" style:font-size-complex="10pt"/>
    </style:style>
    <style:style style:name="T75" style:family="text">
      <style:text-properties fo:color="#404040" loext:opacity="100%" style:font-name="MS Gothic" fo:font-size="10pt" style:font-name-asian="MS Gothic1" style:font-size-asian="10pt" style:font-name-complex="MS Gothic1" style:font-size-complex="10pt"/>
    </style:style>
    <style:style style:name="T76" style:family="text">
      <style:text-properties fo:color="#404040" loext:opacity="100%" style:font-name="MS Gothic" fo:font-size="10pt" fo:font-weight="normal" officeooo:rsid="000c2486" style:font-name-asian="MS Gothic1" style:font-size-asian="10pt" style:font-weight-asian="normal" style:font-name-complex="MS Gothic1" style:font-size-complex="10pt"/>
    </style:style>
    <style:style style:name="T77" style:family="text">
      <style:text-properties fo:color="#404040" loext:opacity="100%" style:font-name="MS Gothic" fo:font-weight="normal" officeooo:rsid="000c2486" style:font-name-asian="MS Gothic1" style:language-asian="fr" style:country-asian="FR" style:font-weight-asian="normal" style:font-name-complex="Calibri1"/>
    </style:style>
    <style:style style:name="T78" style:family="text">
      <style:text-properties fo:color="#404040" loext:opacity="100%" style:font-name="Calibri" style:font-name-asian="Calibri1" style:language-asian="fr" style:country-asian="FR" style:font-name-complex="Calibri1"/>
    </style:style>
    <style:style style:name="T79" style:family="text">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F" style:font-size-complex="14pt" style:language-complex="ar" style:country-complex="SA"/>
    </style:style>
    <style:style style:name="T80" style:family="text">
      <style:text-properties fo:color="#404040" loext:opacity="100%" style:font-name="Calibri" fo:font-size="10pt" fo:font-weight="bold" style:font-size-asian="10pt" style:font-weight-asian="bold" style:font-name-complex="Calibri1" style:font-size-complex="10pt"/>
    </style:style>
    <style:style style:name="T81" style:family="text">
      <style:text-properties fo:color="#404040" loext:opacity="100%" style:font-name="Calibri" fo:font-size="10pt" style:font-size-asian="10pt" style:font-name-complex="Calibri1" style:font-size-complex="10pt"/>
    </style:style>
    <style:style style:name="T82" style:family="text">
      <style:text-properties fo:color="#404040" loext:opacity="100%" style:font-name="Calibri" fo:font-size="10pt" officeooo:rsid="0007eb14" style:font-size-asian="10pt" style:font-name-complex="Calibri1" style:font-size-complex="10pt"/>
    </style:style>
    <style:style style:name="T83" style:family="text">
      <style:text-properties fo:color="#404040" loext:opacity="100%" style:font-name="Calibri" fo:font-size="10pt" officeooo:rsid="0009dff7" style:font-size-asian="10pt" style:font-name-complex="Calibri1" style:font-size-complex="10pt"/>
    </style:style>
    <style:style style:name="T84" style:family="text">
      <style:text-properties fo:color="#404040" loext:opacity="100%" style:font-name="Calibri" fo:font-size="10pt" fo:language="fr" fo:country="FR" fo:font-weight="normal" style:letter-kerning="false" style:font-name-asian="Calibri1" style:font-size-asian="10pt" style:language-asian="en" style:country-asian="US" style:font-weight-asian="normal" style:font-name-complex="Calibri1" style:font-size-complex="10pt" style:language-complex="ar" style:country-complex="SA"/>
    </style:style>
    <style:style style:name="T85" style:family="text">
      <style:text-properties fo:color="#404040" loext:opacity="100%" fo:font-size="18pt" fo:font-weight="bold" style:font-size-asian="18pt" style:font-weight-asian="bold" style:font-name-complex="Calibri1" style:font-size-complex="18pt"/>
    </style:style>
    <style:style style:name="T86" style:family="text">
      <style:text-properties fo:color="#404040" loext:opacity="100%" fo:font-size="10pt" style:font-size-asian="10pt" style:font-name-complex="Calibri1" style:font-size-complex="10pt"/>
    </style:style>
    <style:style style:name="T87" style:family="text">
      <style:text-properties fo:color="#404040" loext:opacity="100%" fo:font-size="10pt" style:font-size-asian="10pt" style:font-size-complex="10pt"/>
    </style:style>
    <style:style style:name="T88" style:family="text">
      <style:text-properties fo:color="#404040" loext:opacity="100%" fo:font-size="10pt" fo:font-style="italic" style:font-size-asian="10pt" style:font-style-asian="italic" style:font-name-complex="Calibri1" style:font-size-complex="10pt"/>
    </style:style>
    <style:style style:name="T89" style:family="text">
      <style:text-properties fo:color="#404040" loext:opacity="100%" fo:font-size="10pt" fo:font-style="italic" style:font-size-asian="10pt" style:font-style-asian="italic" style:font-size-complex="10pt"/>
    </style:style>
    <style:style style:name="T90" style:family="text">
      <style:text-properties fo:color="#404040" loext:opacity="100%" fo:font-size="10pt" fo:font-weight="bold" style:font-size-asian="10pt" style:font-weight-asian="bold" style:font-size-complex="10pt"/>
    </style:style>
    <style:style style:name="T91" style:family="text">
      <style:text-properties fo:color="#404040" loext:opacity="100%" fo:font-size="10pt" fo:letter-spacing="-0.007cm" fo:font-weight="bold" style:font-size-asian="10pt" style:font-weight-asian="bold"/>
    </style:style>
    <style:style style:name="T92" style:family="text">
      <style:text-properties fo:color="#404040" loext:opacity="100%" fo:font-size="10pt" fo:font-weight="normal" officeooo:rsid="0007eb14" style:font-size-asian="10pt" style:font-weight-asian="normal" style:font-name-complex="Calibri1" style:font-size-complex="10pt"/>
    </style:style>
    <style:style style:name="T93" style:family="text">
      <style:text-properties fo:color="#404040" loext:opacity="100%" fo:font-size="10pt" fo:font-weight="normal" officeooo:rsid="0009dff7" style:font-size-asian="10pt" style:font-weight-asian="normal" style:font-size-complex="10pt"/>
    </style:style>
    <style:style style:name="T94" style:family="text">
      <style:text-properties fo:color="#404040" loext:opacity="100%" fo:font-size="10pt" fo:font-weight="normal" style:font-size-asian="10pt" style:font-weight-asian="normal" style:font-size-complex="10pt"/>
    </style:style>
    <style:style style:name="T95" style:family="text">
      <style:text-properties fo:color="#404040" loext:opacity="100%" fo:font-size="14pt" fo:font-weight="bold" style:font-size-asian="14pt" style:font-weight-asian="bold" style:font-size-complex="14pt"/>
    </style:style>
    <style:style style:name="T96" style:family="text">
      <style:text-properties fo:color="#404040" loext:opacity="100%" fo:font-size="8pt" fo:letter-spacing="-0.007cm" fo:font-style="italic" style:font-size-asian="8pt" style:font-style-asian="italic"/>
    </style:style>
    <style:style style:name="T97" style:family="text">
      <style:text-properties fo:color="#404040" loext:opacity="100%" fo:font-weight="bold" style:font-weight-asian="bold" style:font-name-complex="Calibri1"/>
    </style:style>
    <style:style style:name="T98" style:family="text">
      <style:text-properties fo:color="#404040" loext:opacity="100%" fo:font-weight="bold" style:language-asian="fr" style:country-asian="FR" style:font-weight-asian="bold" style:font-name-complex="Calibri1"/>
    </style:style>
    <style:style style:name="T99" style:family="text">
      <style:text-properties fo:color="#404040" loext:opacity="100%" fo:font-style="italic" style:language-asian="fr" style:country-asian="FR" style:font-style-asian="italic" style:font-name-complex="Calibri1"/>
    </style:style>
    <style:style style:name="T100" style:family="text">
      <style:text-properties fo:color="#404040" loext:opacity="100%" style:font-name="Wingdings" fo:font-size="10pt" fo:language="fr" fo:country="FR" fo:font-weight="normal" officeooo:rsid="000c2486" style:letter-kerning="false" style:font-name-asian="Wingdings" style:font-size-asian="10pt" style:language-asian="en" style:country-asian="US" style:font-weight-asian="normal" style:font-name-complex="Wingdings" style:font-size-complex="10pt" style:language-complex="ar" style:country-complex="SA"/>
    </style:style>
    <style:style style:name="T101" style:family="text">
      <style:text-properties fo:color="#404040" loext:opacity="100%" style:font-name="Wingdings" fo:font-size="10pt" officeooo:rsid="0007eb14" style:font-name-asian="Wingdings" style:font-size-asian="10pt" style:font-name-complex="Wingdings" style:font-size-complex="10pt"/>
    </style:style>
    <style:style style:name="T102" style:family="text">
      <style:text-properties fo:color="#404040" loext:opacity="100%" style:font-name="Wingdings" fo:font-size="10pt" fo:font-weight="normal" officeooo:rsid="000c2486" style:font-name-asian="Wingdings" style:font-size-asian="10pt" style:font-weight-asian="normal" style:font-name-complex="Wingdings" style:font-size-complex="10pt"/>
    </style:style>
    <style:style style:name="T103" style:family="text">
      <style:text-properties fo:color="#404040" loext:opacity="100%" style:font-name="Wingdings" fo:font-size="10pt" fo:font-weight="normal" officeooo:rsid="000c2486" style:font-name-asian="Wingdings" style:font-size-asian="10pt" style:language-asian="en" style:country-asian="US" style:font-weight-asian="normal" style:font-name-complex="Wingdings" style:font-size-complex="10pt"/>
    </style:style>
    <style:style style:name="T104" style:family="text">
      <style:text-properties fo:color="#d60093" loext:opacity="100%" fo:font-size="12pt" fo:font-style="italic" fo:font-weight="bold" style:font-size-asian="12pt" style:font-style-asian="italic" style:font-weight-asian="bold" style:font-name-complex="Calibri1" style:font-size-complex="12pt"/>
    </style:style>
    <style:style style:name="T105" style:family="text">
      <style:text-properties fo:color="#d60093" loext:opacity="100%" fo:font-size="12pt" fo:font-style="italic" style:font-size-asian="12pt" style:font-style-asian="italic" style:font-name-complex="Calibri1" style:font-size-complex="12pt"/>
    </style:style>
    <style:style style:name="T106" style:family="text">
      <style:text-properties fo:color="#d60093" loext:opacity="100%" fo:font-style="italic" style:language-asian="fr" style:country-asian="FR" style:font-style-asian="italic" style:font-name-complex="Calibri1"/>
    </style:style>
    <style:style style:name="T107" style:family="text">
      <style:text-properties fo:color="#d60093" loext:opacity="100%" style:font-name="Wingdings 31" fo:font-size="6pt" style:font-size-asian="6pt" style:language-asian="fr" style:country-asian="FR" style:font-name-complex="Calibri1" style:font-size-complex="6pt"/>
    </style:style>
    <style:style style:name="T108" style:family="text">
      <style:text-properties fo:color="#d60093" loext:opacity="100%" fo:font-size="16pt" fo:font-weight="bold" style:font-size-asian="16pt" style:font-weight-asian="bold" style:font-name-complex="Calibri1" style:font-size-complex="16pt"/>
    </style:style>
    <style:style style:name="T109" style:family="text">
      <style:text-properties style:font-name="Calibri" fo:font-size="10pt" style:font-size-asian="10pt" style:font-name-complex="Calibri1" style:font-size-complex="10pt"/>
    </style:style>
    <style:style style:name="T110" style:family="text">
      <style:text-properties style:font-name="Calibri" fo:font-size="10pt" fo:language="fr" fo:country="FR" style:letter-kerning="false" style:font-name-asian="Calibri1" style:font-size-asian="10pt" style:font-size-complex="10pt" style:language-complex="ar" style:country-complex="SA"/>
    </style:style>
    <style:style style:name="T111" style:family="text">
      <style:text-properties style:font-name="Calibri" fo:font-size="10pt" fo:language="fr" fo:country="FR" style:letter-kerning="false" style:font-name-asian="Calibri1" style:font-size-asian="10pt" style:language-asian="en" style:country-asian="US" style:font-size-complex="10pt" style:language-complex="ar" style:country-complex="SA"/>
    </style:style>
    <style:style style:name="T112"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113" style:family="text">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T114" style:family="text">
      <style:text-properties fo:font-size="32pt" fo:font-weight="bold" style:font-size-asian="32pt" style:font-weight-asian="bold" style:font-size-complex="32pt"/>
    </style:style>
    <style:style style:name="T115" style:family="text">
      <style:text-properties fo:color="#595959" loext:opacity="100%" style:font-name="Arial Narrow" fo:font-size="9pt" style:font-size-asian="9pt" style:font-name-complex="Arial2" style:font-size-complex="9pt"/>
    </style:style>
    <style:style style:name="T116" style:family="text">
      <style:text-properties fo:font-size="10pt" style:font-size-asian="10pt"/>
    </style:style>
    <style:style style:name="T117" style:family="text">
      <style:text-properties fo:font-size="10pt" style:font-size-asian="10pt" style:font-size-complex="10pt"/>
    </style:style>
    <style:style style:name="T118" style:family="text">
      <style:text-properties fo:font-size="10pt" fo:font-style="italic" fo:font-weight="bold" style:font-size-asian="10pt" style:font-style-asian="italic" style:font-weight-asian="bold"/>
    </style:style>
    <style:style style:name="T119" style:family="text">
      <style:text-properties fo:font-size="10pt" fo:letter-spacing="-0.007cm" style:font-size-asian="10pt" style:font-size-complex="10pt"/>
    </style:style>
    <style:style style:name="T120" style:family="text">
      <style:text-properties style:use-window-font-color="true" loext:opacity="0%" fo:font-size="10pt" style:text-underline-style="solid" style:text-underline-width="auto" style:text-underline-color="font-color" style:font-size-asian="10pt"/>
    </style:style>
    <style:style style:name="T121" style:family="text">
      <style:text-properties style:use-window-font-color="true" loext:opacity="0%" fo:font-size="10pt" fo:font-style="italic" style:text-underline-style="solid" style:text-underline-width="auto" style:text-underline-color="font-color" style:font-size-asian="10pt" style:font-style-asian="italic"/>
    </style:style>
    <style:style style:name="T122" style:family="text">
      <style:text-properties style:use-window-font-color="true" loext:opacity="0%" style:font-name-complex="F"/>
    </style:style>
    <style:style style:name="T123" style:family="text">
      <style:text-properties fo:font-size="8pt" style:font-size-asian="8pt" style:font-size-complex="8pt"/>
    </style:style>
    <style:style style:name="T124" style:family="text">
      <style:text-properties fo:font-weight="normal" style:font-weight-asian="normal"/>
    </style:style>
    <style:style style:name="T125" style:family="text">
      <style:text-properties fo:font-weight="normal" officeooo:rsid="0009dff7" style:font-weight-asian="normal"/>
    </style:style>
    <style:style style:name="T126" style:family="text">
      <style:text-properties fo:text-transform="uppercase" fo:color="#404040" loext:opacity="100%" style:font-name="Calibri" fo:font-size="10pt" style:font-size-asian="10pt" style:font-name-complex="Calibri1" style:font-size-complex="10pt"/>
    </style:style>
    <style:style style:name="T127" style:family="text">
      <style:text-properties fo:font-weight="bold" style:font-weight-asian="bold"/>
    </style:style>
    <style:style style:name="T128" style:family="text">
      <style:text-properties fo:color="#7f7f7f" loext:opacity="100%" fo:font-style="italic" style:font-style-asian="italic" style:font-name-complex="Calibri1"/>
    </style:style>
    <style:style style:name="T129" style:family="text">
      <style:text-properties fo:font-size="22pt" fo:letter-spacing="-0.018cm" fo:font-weight="bold" style:font-size-asian="22pt" style:font-weight-asian="bold" style:font-size-complex="22pt"/>
    </style:style>
    <style:style style:name="T130" style:family="text">
      <style:text-properties fo:font-size="22pt" fo:font-weight="bold" style:font-size-asian="22pt" style:font-weight-asian="bold" style:font-size-complex="22pt"/>
    </style:style>
    <style:style style:name="T131" style:family="text">
      <style:text-properties fo:font-size="20pt" fo:font-weight="bold" style:font-size-asian="20pt" style:font-weight-asian="bold" style:font-size-complex="20pt"/>
    </style:style>
    <style:style style:name="T132" style:family="text">
      <style:text-properties style:font-name-asian="Times New Roman" style:font-weight-complex="bold"/>
    </style:style>
    <style:style style:name="T133" style:family="text">
      <style:text-properties style:font-name-asian="Times New Roman" style:font-weight-complex="bold"/>
    </style:style>
    <style:style style:name="T134" style:family="text">
      <style:text-properties officeooo:rsid="0007eb14"/>
    </style:style>
    <style:style style:name="T135" style:family="text">
      <style:text-properties officeooo:rsid="0009dff7"/>
    </style:style>
    <style:style style:name="T136" style:family="text">
      <style:text-properties style:font-name="Wingdings" style:font-name-asian="Wingdings" style:font-name-complex="Wingdings"/>
    </style:style>
    <style:style style:name="T137" style:family="text">
      <style:text-properties officeooo:rsid="0014c7b3"/>
    </style:style>
    <style:style style:name="T138"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top" style:wrap="run-through" style:number-wrapped-paragraphs="no-limit" style:vertical-pos="middle" style:vertical-rel="line" style:horizontal-pos="from-left" style:horizontal-rel="paragraph"/>
    </style:style>
    <style:style style:name="gr2" style:family="graphic">
      <style:graphic-properties draw:stroke="solid" svg:stroke-width="0.071cm" svg:stroke-color="#ffffff" svg:stroke-linecap="butt" draw:fill="solid" draw:fill-color="#ffffff" draw:textarea-vertical-align="top" draw:auto-grow-height="false" fo:min-height="2.545cm" fo:min-width="18.339cm" fo:padding-top="0.125cm" fo:padding-bottom="0.125cm" fo:padding-left="0.25cm" fo:padding-right="0.25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GoBac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6"><text:span text:style-name="T1">Titre professionnel</text:span></text:p>
          </table:table-cell>
          <table:covered-table-cell/>
        </table:table-row>
        <table:table-row table:style-name="Tableau1.2">
          <table:table-cell table:style-name="Tableau1.A2" table:number-columns-spanned="2" office:value-type="string">
            <text:p text:style-name="P38"/>
          </table:table-cell>
          <table:covered-table-cell/>
        </table:table-row>
        <table:table-row table:style-name="Tableau1.3">
          <table:table-cell table:style-name="Tableau1.A3" table:number-columns-spanned="2" office:value-type="string">
            <text:p text:style-name="P83"><text:bookmark-start text:name="Titre_Libel"/><text:span text:style-name="T6">Développeur web et web mobile</text:span><text:bookmark-end text:name="Titre_Libel"/></text:p>
            <text:p text:style-name="P76"><text:span text:style-name="T7">N</text:span><text:span text:style-name="T13">iveau</text:span><text:span text:style-name="T7"> </text:span><text:bookmark-start text:name="Titre_Niveau"/><text:span text:style-name="T7">III</text:span><text:bookmark-end text:name="Titre_Niveau"/></text:p>
          </table:table-cell>
          <table:covered-table-cell/>
        </table:table-row>
        <table:table-row table:style-name="Tableau1.4">
          <table:table-cell table:style-name="Tableau1.A4" table:number-columns-spanned="2" office:value-type="string">
            <text:p text:style-name="P45"/>
          </table:table-cell>
          <table:covered-table-cell/>
        </table:table-row>
        <table:table-row table:style-name="Tableau1.1">
          <table:table-cell table:style-name="Tableau1.A5" office:value-type="string">
            <text:p text:style-name="P77"><text:span text:style-name="T14">Arrêté du :</text:span></text:p>
          </table:table-cell>
          <table:table-cell table:style-name="Tableau1.B5" office:value-type="string">
            <text:p text:style-name="P80"><text:bookmark-start text:name="DateArrete"/><text:span text:style-name="T19">06/04/2018</text:span><text:bookmark-end text:name="DateArrete"/></text:p>
          </table:table-cell>
        </table:table-row>
        <table:table-row table:style-name="Tableau1.1">
          <table:table-cell table:style-name="Tableau1.A5" office:value-type="string">
            <text:p text:style-name="P77"><text:span text:style-name="T14">J.O. du :</text:span></text:p>
          </table:table-cell>
          <table:table-cell table:style-name="Tableau1.B6" office:value-type="string">
            <text:p text:style-name="P80"><text:span text:style-name="T20">17</text:span><text:bookmark-start text:name="DateJO"/><text:span text:style-name="T19">/</text:span><text:span text:style-name="T20">04</text:span><text:span text:style-name="T19">/20</text:span><text:bookmark-end text:name="DateJO"/><text:span text:style-name="T20">18</text:span></text:p>
          </table:table-cell>
        </table:table-row>
        <table:table-row table:style-name="Tableau1.1">
          <table:table-cell table:style-name="Tableau1.A5" office:value-type="string">
            <text:p text:style-name="P77"><text:span text:style-name="T14">Date d’effet au :</text:span></text:p>
          </table:table-cell>
          <table:table-cell table:style-name="Tableau1.B7" office:value-type="string">
            <text:p text:style-name="P80"><text:span text:style-name="T20">01</text:span><text:bookmark-start text:name="DateEffet"/><text:span text:style-name="T19">/</text:span><text:span text:style-name="T20">09</text:span><text:span text:style-name="T19">/20</text:span><text:bookmark-end text:name="DateEffet"/><text:span text:style-name="T20">18</text:span></text:p>
          </table:table-cell>
        </table:table-row>
        <table:table-row table:style-name="Tableau1.8">
          <table:table-cell table:style-name="Tableau1.A8" table:number-columns-spanned="2" office:value-type="string">
            <text:p text:style-name="P51"/>
          </table:table-cell>
          <table:covered-table-cell/>
        </table:table-row>
      </table:table>
      <text:p text:style-name="P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0"><text:span text:style-name="T16">Organisme de formation</text:span></text:p>
          </table:table-cell>
          <table:table-cell table:style-name="Tableau2.B1" office:value-type="string">
            <text:p text:style-name="P100"><text:span text:style-name="T22"></text:span></text:p>
          </table:table-cell>
          <table:table-cell table:style-name="Tableau2.C1" office:value-type="string">
            <text:p text:style-name="P95"><text:span text:style-name="T134"><text:text-input text:description="">AFCI</text:text-input></text:span></text:p>
          </table:table-cell>
        </table:table-row>
        <table:table-row table:style-name="Tableau2.1">
          <table:table-cell table:style-name="Tableau2.A1" office:value-type="string">
            <text:p text:style-name="P80"><text:span text:style-name="T16">Lieu de formation</text:span></text:p>
          </table:table-cell>
          <table:table-cell table:style-name="Tableau2.B1" office:value-type="string">
            <text:p text:style-name="P100"><text:span text:style-name="T22"></text:span></text:p>
          </table:table-cell>
          <table:table-cell table:style-name="Tableau2.C2" office:value-type="string">
            <text:p text:style-name="P95"><text:span text:style-name="T134"><text:text-input text:description="">LAON</text:text-input></text:span></text:p>
          </table:table-cell>
        </table:table-row>
      </table:table>
      <text:p text:style-name="P10"/>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0"><text:span text:style-name="T104">Candidat(e) :</text:span></text:p>
          </table:table-cell>
          <table:table-cell table:style-name="Tableau3.A1" office:value-type="string">
            <text:p text:style-name="P51"/>
          </table:table-cell>
          <table:table-cell table:style-name="Tableau3.A1" office:value-type="string">
            <text:p text:style-name="P113"><text:span text:style-name="T78">Mme </text:span><text:span text:style-name="T77">☐</text:span></text:p>
          </table:table-cell>
          <table:table-cell table:style-name="Tableau3.A1" office:value-type="string">
            <text:p text:style-name="P113"><text:span text:style-name="T78">M. </text:span><text:span text:style-name="T103"></text:span></text:p>
          </table:table-cell>
        </table:table-row>
        <table:table-row table:style-name="Tableau3.1">
          <table:table-cell table:style-name="Tableau3.A2" office:value-type="string">
            <text:p text:style-name="P80"><text:span text:style-name="T105">Nom</text:span></text:p>
          </table:table-cell>
          <table:table-cell table:style-name="Tableau3.B2" office:value-type="string">
            <text:p text:style-name="P100"><text:span text:style-name="T107"></text:span></text:p>
          </table:table-cell>
          <table:table-cell table:style-name="Tableau3.A1" table:number-columns-spanned="2" office:value-type="string">
            <text:p text:style-name="P92"><text:span text:style-name="T23">YAHYAOUI</text:span></text:p>
          </table:table-cell>
          <table:covered-table-cell/>
        </table:table-row>
        <table:table-row table:style-name="Tableau3.1">
          <table:table-cell table:style-name="Tableau3.A2" office:value-type="string">
            <text:p text:style-name="P80"><text:span text:style-name="T105">Prénom</text:span></text:p>
          </table:table-cell>
          <table:table-cell table:style-name="Tableau3.B2" office:value-type="string">
            <text:p text:style-name="P100"><text:span text:style-name="T107"></text:span></text:p>
          </table:table-cell>
          <table:table-cell table:style-name="Tableau3.A1" table:number-columns-spanned="2" office:value-type="string">
            <text:p text:style-name="P92"><text:span text:style-name="T23">Mohamed</text:span></text:p>
          </table:table-cell>
          <table:covered-table-cell/>
        </table:table-row>
        <table:table-row table:style-name="Tableau3.1">
          <table:table-cell table:style-name="Tableau3.A2" office:value-type="string">
            <text:p text:style-name="P80"><text:span text:style-name="T105">Date de naissance</text:span></text:p>
          </table:table-cell>
          <table:table-cell table:style-name="Tableau3.B2" office:value-type="string">
            <text:p text:style-name="P100"><text:span text:style-name="T107"></text:span></text:p>
          </table:table-cell>
          <table:table-cell table:style-name="Tableau3.A1" table:number-columns-spanned="2" office:value-type="string">
            <text:p text:style-name="P92"><text:span text:style-name="T23">14/03/1989</text:span></text:p>
          </table:table-cell>
          <table:covered-table-cell/>
        </table:table-row>
      </table:table>
      <text:p text:style-name="P110"/>
      <table:table table:name="Tableau8" table:style-name="Tableau8">
        <table:table-column table:style-name="Tableau8.A"/>
        <table:table-row table:style-name="Tableau8.1">
          <table:table-cell table:style-name="Tableau8.A1" office:value-type="string">
            <text:p text:style-name="P76"><text:span text:style-name="T1">Présentation du dossier</text:span></text:p>
          </table:table-cell>
        </table:table-row>
        <table:table-row table:style-name="Tableau8.2">
          <table:table-cell table:style-name="Tableau8.A2" office:value-type="string">
            <text:p text:style-name="P38"/>
          </table:table-cell>
        </table:table-row>
        <table:table-row table:style-name="Tableau8.2">
          <table:table-cell table:style-name="Tableau8.A3" office:value-type="string">
            <text:p text:style-name="P51"/>
          </table:table-cell>
        </table:table-row>
        <table:table-row table:style-name="Tableau8.4">
          <table:table-cell table:style-name="Tableau8.A4" office:value-type="string">
            <text:p text:style-name="P46"/>
          </table:table-cell>
        </table:table-row>
        <table:table-row table:style-name="Tableau8.1">
          <table:table-cell table:style-name="Tableau8.A5" office:value-type="string">
            <text:p text:style-name="P82"><text:span text:style-name="T86">Les évaluations passées en cours de formation décrites dans les fiches qui suivent ont été mises en œuvre en référence aux critères issus des référentiels du titre professionnel, pour les sessions d’examen « Titre », « CCP » et « CCS » telles que prévues par l’arrêté du 22 décembre 2015 relatif aux conditions de délivrance du titre professionnel du ministère chargé de l’emploi.</text:span></text:p>
            <text:p text:style-name="P78"><text:span text:style-name="T88"/></text:p>
          </table:table-cell>
        </table:table-row>
      </table:table>
      <text:p text:style-name="P120"/>
      <text:p text:style-name="P40"><draw:custom-shape text:anchor-type="char" draw:z-index="5" draw:name="Rectangle 2" draw:style-name="gr2" draw:text-style-name="P130" svg:width="18.839cm" svg:height="2.795cm" svg:x="-0.097cm" svg:y="0.79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text:bookmark-start text:name="Doc_Etat"/><text:span text:style-name="T5">PDF</text:span><text:bookmark-end text:name="Doc_Etat"/><text:span text:style-name="T5"> </text:span><text:bookmark-start text:name="Doc_Pwd"/><text:span text:style-name="T5">&lt;NoPwd&gt;</text:span><text:bookmark-end text:name="Doc_Pwd"/><text:span text:style-name="T5"> <text:s text:c="2"/></text:span><text:bookmark-start text:name="Doc_Emetteur"/><text:span text:style-name="T5">Doc_Dest</text:span><text:bookmark-end text:name="Doc_Emetteur"/><text:span text:style-name="T5"> <text:s/></text:span><text:bookmark-start text:name="Doc_Dest"/><text:span text:style-name="T5">Doc_Emetteur</text:span><text:bookmark-end text:name="Doc_Dest"/><text:span text:style-name="T5"> <text:s/></text:span><text:bookmark-start text:name="Doc_CheminHTTP"/><text:span text:style-name="T5">C:\GesDTE\T-DWWMm03\DWWM_ECF_TP-01280m03_LE.docm</text:span><text:bookmark-end text:name="Doc_CheminHTTP"/><text:span text:style-name="T5"> <text:s text:c="2"/></text:span><text:bookmark-start text:name="Doc_DocType"/><text:bookmark-start text:name="Doc_TypeDoc"/><text:span text:style-name="T5">LE</text:span><text:bookmark-end text:name="Doc_DocType"/><text:bookmark-end text:name="Doc_TypeDoc"/></text:p>
      <text:p text:style-name="Standard"><text:bookmark-start text:name="DTE_Historique"/><text:span text:style-name="T5">Modele du 07/11/17 18:36 , MODELE_ECF_LE.docm#Galais Jean-Jacques,G,04/05/18 09:24 , MODELE_ECF_LE.docm#Galais Jean-Jacques,R,04/05/18 09:24#Galais Jean-Jacques,PDF,04/05/18 09:25#</text:span><text:bookmark-end text:name="DTE_Historique"/></text:p>
      <text:p text:style-name="P41"/>
      <text:p text:style-name="P41"/>
      <text:p text:style-name="P4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Standard"><text:span text:style-name="T116">Le </text:span><text:span text:style-name="T118">Guide de mise en œuvre</text:span><text:span text:style-name="T116"> des Evaluations passées en cours de formation est à télécharger sur le site du ministère de l’emploi : </text:span><text:a xlink:type="simple" xlink:href="http://travail-emploi.gouv.fr/" text:style-name="Internet_20_link" text:visited-style-name="Visited_20_Internet_20_Link"><text:span text:style-name="Internet_20_link"><text:span text:style-name="T120">http://travail-emploi.gouv.fr/</text:span></text:span></text:a><text:span text:style-name="T116"> (rubrique </text:span><text:a xlink:type="simple" xlink:href="http://www.certification.afpa.fr/certification-annexes.html" text:style-name="Internet_20_link" text:visited-style-name="Visited_20_Internet_20_Link"><text:span text:style-name="Internet_20_link"><text:span text:style-name="T121">Documents techniques</text:span></text:span></text:a><text:span text:style-name="T116">).</text:span></text:p>
      <text:p text:style-name="Standard"><text:span text:style-name="T116">Il comporte un mode d’emploi du présent Livret d’évaluations passées en cours de formation.</text:span></text:p>
      <text:p text:style-name="P42"/>
      <text:p text:style-name="P42"/>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0"><text:span text:style-name="T1">Fiche de résultats des évaluations</text:span></text:p>
          </table:table-cell>
          <table:covered-table-cell/>
        </table:table-row>
        <table:table-row table:style-name="Tableau10.1">
          <table:table-cell table:style-name="Tableau10.A2" office:value-type="string">
            <text:p text:style-name="P79"><text:span text:style-name="T108">Activité-type 1</text:span></text:p>
          </table:table-cell>
          <table:table-cell table:style-name="Tableau10.A2" office:value-type="string">
            <text:p text:style-name="P32"><text:bookmark-start text:name="IntAct11"/><text:span text:style-name="Placeholder_20_Text"><text:span text:style-name="T79">Développer la partie front-end d’une application web ou web mobile en intégrant les recommandations de sécurité</text:span></text:span><text:bookmark-end text:name="IntAct11"/></text:p>
          </table:table-cell>
        </table:table-row>
        <table:table-row table:style-name="Tableau10.3">
          <table:table-cell table:style-name="Tableau10.A3" table:number-columns-spanned="2" office:value-type="string">
            <text:p text:style-name="P38"/>
          </table:table-cell>
          <table:covered-table-cell/>
        </table:table-row>
        <table:table-row table:style-name="Tableau10.3">
          <table:table-cell table:style-name="Tableau10.A4" table:number-columns-spanned="2" office:value-type="string">
            <text:p text:style-name="P51"/>
          </table:table-cell>
          <table:covered-table-cell/>
        </table:table-row>
        <table:table-row table:style-name="Tableau10.1">
          <table:table-cell table:style-name="Tableau10.A5" table:number-columns-spanned="2" office:value-type="string">
            <text:p text:style-name="P128">Compétences :</text:p>
          </table:table-cell>
          <table:covered-table-cell/>
        </table:table-row>
        <table:table-row table:style-name="Tableau10.6">
          <table:table-cell table:style-name="Tableau10.A6" table:number-columns-spanned="2" office:value-type="string">
            <text:p text:style-name="P19"><text:bookmark-start text:name="IntC11"/><text:span text:style-name="T124">1. Faire la maquette d’un site et le design d’un site statique en HTML et CSS</text:span></text:p>
            <text:p text:style-name="P20"><text:span text:style-name="T124">2. </text:span><text:span text:style-name="Placeholder_20_Text"><text:span text:style-name="T92">Création de page statique avec médias intégrés (Audio et/ou Vidéo)</text:span></text:span></text:p>
            <text:p text:style-name="P20"><text:span text:style-name="T124">3. </text:span><text:span text:style-name="Placeholder_20_Text"><text:span text:style-name="T92">Création de site responsive en utilisant un Framework adaptable</text:span></text:span></text:p>
            <text:p text:style-name="P25"><text:span text:style-name="T124">4. QCM sur les définitions des standart du Web et CCP1</text:span></text:p>
            <text:p text:style-name="P19"><text:span text:style-name="T125">5</text:span><text:span text:style-name="T124">. Réaliser une interface utilisateur avec une solution de gestion de contenu ou e-commerce</text:span><text:bookmark-end text:name="IntC11"/></text:p>
            <text:p text:style-name="P29"><text:span text:style-name="T136"/></text:p>
          </table:table-cell>
          <table:covered-table-cell/>
        </table:table-row>
      </table:table>
      <text:p text:style-name="P43"/>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table:number-columns-spanned="2" office:value-type="string">
            <text:p text:style-name="P62"><text:span text:style-name="T90">Description des évaluations mises en œuvre</text:span></text:p>
          </table:table-cell>
          <table:covered-table-cell/>
          <table:table-cell table:style-name="Tableau11.A1" office:value-type="string">
            <text:p text:style-name="P34"><text:span text:style-name="T90">Dates</text:span></text:p>
          </table:table-cell>
          <table:table-cell table:style-name="Tableau11.A1" table:number-columns-spanned="3" office:value-type="string">
            <text:p text:style-name="P62"><text:span text:style-name="T91">Compétences évaluées </text:span><text:span text:style-name="T96">(cochez)</text:span></text:p>
          </table:table-cell>
          <table:covered-table-cell/>
          <table:covered-table-cell/>
        </table:table-row>
        <table:table-row table:style-name="Tableau11.2">
          <table:table-cell table:style-name="Tableau11.A2" table:number-rows-spanned="3" office:value-type="string">
            <text:p text:style-name="P35"><text:span text:style-name="T80">1</text:span></text:p>
          </table:table-cell>
          <table:table-cell table:style-name="Tableau11.B2" table:number-rows-spanned="3" office:value-type="string">
            <text:p text:style-name="P1"><text:span text:style-name="T134"><text:text-input text:description="">Faire la maquette d’un site et le design d’un site statique en HTML et CSS</text:text-input></text:span></text:p>
            <text:p text:style-name="P1"/>
          </table:table-cell>
          <table:table-cell table:style-name="Tableau11.C2" table:number-rows-spanned="3" office:value-type="string">
            <text:p text:style-name="P34"><field:fieldmark-start text:name="__Fieldmark__704_2625592772" field:type="vnd.oasis.opendocument.field.FORMDATE"><field:param field:name="DateField_CurrentDate" field:value="2022-01-20"/><field:param field:name="DateField_DateFormat" field:value="dd/MM/yyyy"/><field:param field:name="DateField_DateFormat_Language" field:value="fr-FR"/></field:fieldmark-start><text:span text:style-name="Placeholder_20_Text">20/01/2022</text:span><field:fieldmark-end/></text:p>
          </table:table-cell>
          <table:table-cell table:style-name="Tableau11.D2" office:value-type="string">
            <text:p text:style-name="P72"><text:span text:style-name="T81">1 </text:span><text:span text:style-name="T100"></text:span></text:p>
          </table:table-cell>
          <table:table-cell table:style-name="Tableau11.D2" office:value-type="string">
            <text:p text:style-name="P62"><text:span text:style-name="T81">4 </text:span><text:span text:style-name="T28">☐</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3"/>
          <table:covered-table-cell table:style-name="Tableau11.B3"/>
          <table:covered-table-cell table:style-name="Tableau11.C3"/>
          <table:table-cell table:style-name="Tableau11.D3" office:value-type="string">
            <text:p text:style-name="P62"><text:span text:style-name="T81">2 </text:span><draw:control text:anchor-type="as-char" draw:z-index="6" draw:name="Contrôle 1" draw:style-name="gr1" draw:text-style-name="P129" svg:width="0.371cm" svg:height="0.398cm" draw:control="control1"/></text:p>
          </table:table-cell>
          <table:table-cell table:style-name="Tableau11.D3" office:value-type="string">
            <text:p text:style-name="P62"><text:span text:style-name="T81">5 </text:span><text:span text:style-name="T28">☐</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4"/>
          <table:covered-table-cell table:style-name="Tableau11.B4"/>
          <table:covered-table-cell table:style-name="Tableau11.A1"/>
          <table:table-cell table:style-name="Tableau11.D4" office:value-type="string">
            <text:p text:style-name="P62"><text:span text:style-name="T81">3 </text:span><text:span text:style-name="T28">☐</text:span></text:p>
          </table:table-cell>
          <table:table-cell table:style-name="Tableau11.D4" office:value-type="string">
            <text:p text:style-name="P62"><text:span text:style-name="T81">6 </text:span><text:span text:style-name="T28">☐</text:span></text:p>
          </table:table-cell>
          <table:table-cell table:style-name="Tableau11.F4" office:value-type="string">
            <text:p text:style-name="P62"><text:span text:style-name="T81">9 </text:span><text:span text:style-name="T28">☐</text:span></text:p>
          </table:table-cell>
        </table:table-row>
        <table:table-row table:style-name="Tableau11.2">
          <table:table-cell table:style-name="Tableau11.A5" table:number-rows-spanned="3" office:value-type="string">
            <text:p text:style-name="P35"><text:span text:style-name="T80">2</text:span></text:p>
          </table:table-cell>
          <table:table-cell table:style-name="Tableau11.B5" table:number-rows-spanned="3" office:value-type="string">
            <text:p text:style-name="P68"><text:span text:style-name="Placeholder_20_Text"><text:span text:style-name="T82">Création de page statique avec médias intégrés (Audio et/ou Vidéo)</text:span></text:span></text:p>
          </table:table-cell>
          <table:table-cell table:style-name="Tableau11.C2" table:number-rows-spanned="3" office:value-type="string">
            <text:p text:style-name="P34"><field:fieldmark-start text:name="__Fieldmark__731_2625592772" field:type="vnd.oasis.opendocument.field.FORMDATE"><field:param field:name="DateField_CurrentDate" field:value="2022-01-24"/><field:param field:name="DateField_DateFormat" field:value="dd/MM/yyyy"/><field:param field:name="DateField_DateFormat_Language" field:value="fr-FR"/></field:fieldmark-start><text:span text:style-name="Placeholder_20_Text">24/01/2022</text:span><field:fieldmark-end/></text:p>
          </table:table-cell>
          <table:table-cell table:style-name="Tableau11.D2" office:value-type="string">
            <text:p text:style-name="P62"><text:span text:style-name="T81">1 </text:span><text:span text:style-name="T28">☐</text:span></text:p>
          </table:table-cell>
          <table:table-cell table:style-name="Tableau11.D2" office:value-type="string">
            <text:p text:style-name="P62"><text:span text:style-name="T81">4 </text:span><text:span text:style-name="T28">☐</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6"/>
          <table:covered-table-cell table:style-name="Tableau11.B6"/>
          <table:covered-table-cell table:style-name="Tableau11.C3"/>
          <table:table-cell table:style-name="Tableau11.D3" office:value-type="string">
            <text:p text:style-name="P72"><text:span text:style-name="T81">2 </text:span><text:span text:style-name="T100"></text:span></text:p>
          </table:table-cell>
          <table:table-cell table:style-name="Tableau11.D3" office:value-type="string">
            <text:p text:style-name="P62"><text:span text:style-name="T81">5 </text:span><text:span text:style-name="T28">☐</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7"/>
          <table:covered-table-cell table:style-name="Tableau11.B7"/>
          <table:covered-table-cell table:style-name="Tableau11.A1"/>
          <table:table-cell table:style-name="Tableau11.D4" office:value-type="string">
            <text:p text:style-name="P62"><text:span text:style-name="T81">3 </text:span><text:span text:style-name="T28">☐</text:span></text:p>
          </table:table-cell>
          <table:table-cell table:style-name="Tableau11.D4" office:value-type="string">
            <text:p text:style-name="P62"><text:span text:style-name="T81">6 </text:span><text:span text:style-name="T28">☐</text:span></text:p>
          </table:table-cell>
          <table:table-cell table:style-name="Tableau11.F4" office:value-type="string">
            <text:p text:style-name="P62"><text:span text:style-name="T81">9 </text:span><text:span text:style-name="T28">☐</text:span></text:p>
          </table:table-cell>
        </table:table-row>
        <table:table-row table:style-name="Tableau11.2">
          <table:table-cell table:style-name="Tableau11.A8" table:number-rows-spanned="3" office:value-type="string">
            <text:p text:style-name="P35"><text:span text:style-name="T80">3</text:span></text:p>
          </table:table-cell>
          <table:table-cell table:style-name="Tableau11.B8" table:number-rows-spanned="3" office:value-type="string">
            <text:p text:style-name="P68"><text:span text:style-name="Placeholder_20_Text"><text:span text:style-name="T82">Création de site responsive en utilisant un Framework adaptable</text:span></text:span></text:p>
            <text:p text:style-name="P68"><text:span text:style-name="Placeholder_20_Text"><text:span text:style-name="T82">(ex.Bootstrap)</text:span></text:span></text:p>
          </table:table-cell>
          <table:table-cell table:style-name="Tableau11.C2" table:number-rows-spanned="3" office:value-type="string">
            <text:p text:style-name="P34"><field:fieldmark-start text:name="__Fieldmark__758_2625592772" field:type="vnd.oasis.opendocument.field.FORMDATE"><field:param field:name="DateField_CurrentDate" field:value="2022-01-25"/><field:param field:name="DateField_DateFormat" field:value="dd/MM/yyyy"/><field:param field:name="DateField_DateFormat_Language" field:value="fr-FR"/></field:fieldmark-start><text:span text:style-name="Placeholder_20_Text">25/01/2022</text:span><field:fieldmark-end/></text:p>
          </table:table-cell>
          <table:table-cell table:style-name="Tableau11.D2" office:value-type="string">
            <text:p text:style-name="P62"><text:span text:style-name="T81">1 </text:span><text:span text:style-name="T28">☐</text:span></text:p>
          </table:table-cell>
          <table:table-cell table:style-name="Tableau11.D2" office:value-type="string">
            <text:p text:style-name="P62"><text:span text:style-name="T81">4 </text:span><text:span text:style-name="T28">☐</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9"/>
          <table:covered-table-cell table:style-name="Tableau11.B9"/>
          <table:covered-table-cell table:style-name="Tableau11.C3"/>
          <table:table-cell table:style-name="Tableau11.D3" office:value-type="string">
            <text:p text:style-name="P62"><text:span text:style-name="T81">2 </text:span><text:span text:style-name="T28">☐</text:span></text:p>
          </table:table-cell>
          <table:table-cell table:style-name="Tableau11.D3" office:value-type="string">
            <text:p text:style-name="P62"><text:span text:style-name="T81">5 </text:span><text:span text:style-name="T28">☐</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10"/>
          <table:covered-table-cell table:style-name="Tableau11.B10"/>
          <table:covered-table-cell table:style-name="Tableau11.A1"/>
          <table:table-cell table:style-name="Tableau11.D4" office:value-type="string">
            <text:p text:style-name="P72"><text:span text:style-name="T81">3 </text:span><text:span text:style-name="T100"></text:span></text:p>
          </table:table-cell>
          <table:table-cell table:style-name="Tableau11.D4" office:value-type="string">
            <text:p text:style-name="P62"><text:span text:style-name="T81">6 </text:span><text:span text:style-name="T28">☐</text:span></text:p>
          </table:table-cell>
          <table:table-cell table:style-name="Tableau11.F4" office:value-type="string">
            <text:p text:style-name="P62"><text:span text:style-name="T81">9 </text:span><text:span text:style-name="T28">☐</text:span></text:p>
          </table:table-cell>
        </table:table-row>
        <table:table-row table:style-name="Tableau11.2">
          <table:table-cell table:style-name="Tableau11.A11" table:number-rows-spanned="3" office:value-type="string">
            <text:p text:style-name="P35"><text:span text:style-name="T80">4</text:span></text:p>
          </table:table-cell>
          <table:table-cell table:style-name="Tableau11.B11" table:number-rows-spanned="3" office:value-type="string">
            <text:p text:style-name="P68"><text:span text:style-name="Placeholder_20_Text"><text:span text:style-name="T82">QCM sur les définitions du standard du Web </text:span></text:span><text:span text:style-name="Placeholder_20_Text"><text:span text:style-name="T83">et CCP1</text:span></text:span></text:p>
            <text:p text:style-name="P68"><text:span text:style-name="Placeholder_20_Text"><text:span text:style-name="T82"/></text:span></text:p>
          </table:table-cell>
          <table:table-cell table:style-name="Tableau11.C2" table:number-rows-spanned="3" office:value-type="string">
            <text:p text:style-name="P34"><field:fieldmark-start text:name="__Fieldmark__785_2625592772" field:type="vnd.oasis.opendocument.field.FORMDATE"><field:param field:name="DateField_CurrentDate" field:value="2022-02-04"/><field:param field:name="DateField_DateFormat" field:value="dd/MM/yyyy"/><field:param field:name="DateField_DateFormat_Language" field:value="fr-FR"/></field:fieldmark-start><text:span text:style-name="Placeholder_20_Text">04/02/2022</text:span><field:fieldmark-end/></text:p>
          </table:table-cell>
          <table:table-cell table:style-name="Tableau11.D2" office:value-type="string">
            <text:p text:style-name="P62"><text:span text:style-name="T81">1 </text:span><text:span text:style-name="T28">☐</text:span></text:p>
          </table:table-cell>
          <table:table-cell table:style-name="Tableau11.D2" office:value-type="string">
            <text:p text:style-name="P72"><text:span text:style-name="T81">4 </text:span><text:span text:style-name="T100"></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12"/>
          <table:covered-table-cell table:style-name="Tableau11.B12"/>
          <table:covered-table-cell table:style-name="Tableau11.C3"/>
          <table:table-cell table:style-name="Tableau11.D3" office:value-type="string">
            <text:p text:style-name="P62"><text:span text:style-name="T81">2 </text:span><text:span text:style-name="T28">☐</text:span></text:p>
          </table:table-cell>
          <table:table-cell table:style-name="Tableau11.D3" office:value-type="string">
            <text:p text:style-name="P62"><text:span text:style-name="T81">5 </text:span><text:span text:style-name="T28">☐</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13"/>
          <table:covered-table-cell table:style-name="Tableau11.B13"/>
          <table:covered-table-cell table:style-name="Tableau11.A1"/>
          <table:table-cell table:style-name="Tableau11.D4" office:value-type="string">
            <text:p text:style-name="P62"><text:span text:style-name="T81">3 </text:span><text:span text:style-name="T28">☐</text:span></text:p>
          </table:table-cell>
          <table:table-cell table:style-name="Tableau11.D4" office:value-type="string">
            <text:p text:style-name="P62"><text:span text:style-name="T81">6 </text:span><text:span text:style-name="T28">☐</text:span></text:p>
          </table:table-cell>
          <table:table-cell table:style-name="Tableau11.F4" office:value-type="string">
            <text:p text:style-name="P62"><text:span text:style-name="T81">9 </text:span><text:span text:style-name="T28">☐</text:span></text:p>
          </table:table-cell>
        </table:table-row>
        <table:table-row table:style-name="Tableau11.2">
          <table:table-cell table:style-name="Tableau11.A14" table:number-rows-spanned="3" office:value-type="string">
            <text:p text:style-name="P35"><text:span text:style-name="T80">5</text:span></text:p>
          </table:table-cell>
          <table:table-cell table:style-name="Tableau11.B14" table:number-rows-spanned="3" office:value-type="string">
            <text:p text:style-name="P71"><text:span text:style-name="Placeholder_20_Text"><text:span text:style-name="T82">Manipuler le DOM en JS et notions sur un CMS</text:span></text:span></text:p>
          </table:table-cell>
          <table:table-cell table:style-name="Tableau11.C14" table:number-rows-spanned="3" office:value-type="string">
            <text:p text:style-name="P34"><field:fieldmark-start text:name="__Fieldmark__812_2625592772" field:type="vnd.oasis.opendocument.field.FORMDATE"><field:param field:name="DateField_DateFormat" field:value="dd/MM/yyyy"/><field:param field:name="DateField_DateFormat_Language" field:value="fr-FR"/></field:fieldmark-start><field:fieldmark-end/><text:span text:style-name="Placeholder_20_Text"><text:span text:style-name="T135">07/02/2022</text:span></text:span></text:p>
          </table:table-cell>
          <table:table-cell table:style-name="Tableau11.D2" office:value-type="string">
            <text:p text:style-name="P62"><text:span text:style-name="T81">1 </text:span><text:span text:style-name="T28">☐</text:span></text:p>
          </table:table-cell>
          <table:table-cell table:style-name="Tableau11.D2" office:value-type="string">
            <text:p text:style-name="P62"><text:span text:style-name="T81">4 </text:span><text:span text:style-name="T28">☐</text:span></text:p>
          </table:table-cell>
          <table:table-cell table:style-name="Tableau11.F2" office:value-type="string">
            <text:p text:style-name="P62"><text:span text:style-name="T81">7 </text:span><text:span text:style-name="T28">☐</text:span></text:p>
          </table:table-cell>
        </table:table-row>
        <table:table-row table:style-name="Tableau11.2">
          <table:covered-table-cell table:style-name="Tableau11.A15"/>
          <table:covered-table-cell table:style-name="Tableau11.B15"/>
          <table:covered-table-cell table:style-name="Tableau11.C3"/>
          <table:table-cell table:style-name="Tableau11.D3" office:value-type="string">
            <text:p text:style-name="P62"><text:span text:style-name="T81">2 </text:span><text:span text:style-name="T28">☐</text:span></text:p>
          </table:table-cell>
          <table:table-cell table:style-name="Tableau11.D3" office:value-type="string">
            <text:p text:style-name="P72"><text:span text:style-name="T81">5 </text:span><text:span text:style-name="T100"></text:span></text:p>
          </table:table-cell>
          <table:table-cell table:style-name="Tableau11.F3" office:value-type="string">
            <text:p text:style-name="P62"><text:span text:style-name="T81">8 </text:span><text:span text:style-name="T28">☐</text:span></text:p>
          </table:table-cell>
        </table:table-row>
        <table:table-row table:style-name="Tableau11.2">
          <table:covered-table-cell table:style-name="Tableau11.A16"/>
          <table:covered-table-cell table:style-name="Tableau11.B16"/>
          <table:covered-table-cell table:style-name="Tableau11.C3"/>
          <table:table-cell table:style-name="Tableau11.D3" office:value-type="string">
            <text:p text:style-name="P62"><text:span text:style-name="T81">3 </text:span><text:span text:style-name="T28">☐</text:span></text:p>
          </table:table-cell>
          <table:table-cell table:style-name="Tableau11.D3" office:value-type="string">
            <text:p text:style-name="P62"><text:span text:style-name="T81">6 </text:span><text:span text:style-name="T28">☐</text:span></text:p>
          </table:table-cell>
          <table:table-cell table:style-name="Tableau11.F3" office:value-type="string">
            <text:p text:style-name="P62"><text:span text:style-name="T81">9 </text:span><text:span text:style-name="T28">☐</text:span></text:p>
          </table:table-cell>
        </table:table-row>
      </table:table>
      <text:p text:style-name="P4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02"><text:span text:style-name="T80">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2.1">
          <table:table-cell table:style-name="Tableau12.A1" office:value-type="string">
            <text:list xml:id="list1139150438" text:style-name="WWNum12">
              <text:list-header>
                <text:p text:style-name="P30"><text:span text:style-name="T101"></text:span></text:p>
              </text:list-header>
            </text:list>
          </table:table-cell>
          <table:table-cell table:style-name="Tableau12.A1" table:number-columns-spanned="7" office:value-type="string">
            <text:p text:style-name="P103"><text:span text:style-name="T81">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2.1">
          <table:table-cell table:style-name="Tableau12.A1" office:value-type="string">
            <text:p text:style-name="P106"><text:span text:style-name="T28">☐</text:span></text:p>
          </table:table-cell>
          <table:table-cell table:style-name="Tableau12.A1" table:number-columns-spanned="7" office:value-type="string">
            <text:p text:style-name="P104"><text:span text:style-name="T81">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2.4">
          <table:table-cell table:style-name="Tableau12.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2.5">
          <table:table-cell table:style-name="Tableau12.A5" table:number-columns-spanned="8" office:value-type="string">
            <text:p text:style-name="P95"><text:span text:style-name="T97">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2.6">
          <table:table-cell table:style-name="Tableau12.A6" table:number-columns-spanned="8" office:value-type="string">
            <text:list xml:id="list2258214160" text:style-name="WWNum15">
              <text:list-item>
                <text:p text:style-name="P17"><text:span text:style-name="Placeholder_20_Text"><text:span text:style-name="T111">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7">
          <table:table-cell table:style-name="Tableau12.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2.8">
          <table:table-cell table:style-name="Tableau12.A5" table:number-columns-spanned="8" office:value-type="string">
            <text:p text:style-name="P95"><text:span text:style-name="T97">Compétences à réévaluer :</text:span></text:p>
            <text:p text:style-name="P95"><text:span text:style-name="T128">(Voir évaluations complémentaires ci-après.)</text:span></text:p>
          </table:table-cell>
          <table:covered-table-cell/>
          <table:covered-table-cell/>
          <table:covered-table-cell/>
          <table:covered-table-cell/>
          <table:covered-table-cell/>
          <table:covered-table-cell/>
          <table:covered-table-cell/>
        </table:table-row>
        <table:table-row table:style-name="Tableau12.9">
          <table:table-cell table:style-name="Tableau12.A9" table:number-columns-spanned="8" office:value-type="string">
            <text:list xml:id="list3233603350" text:style-name="WWNum9">
              <text:list-item>
                <text:p text:style-name="P18"><text:span text:style-name="Placeholder_20_Text"><text:span text:style-name="T111">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10">
          <table:table-cell table:style-name="Tableau12.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2.11">
          <table:table-cell table:style-name="Tableau12.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2.A11" office:value-type="string">
            <text:p text:style-name="P76"><text:span text:style-name="T17">Visa</text:span></text:p>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88"><text:span text:style-name="T23">Didier ROLLAND</text:span></text:p>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field:fieldmark-start text:name="__Fieldmark__1055_2625592772" field:type="vnd.oasis.opendocument.field.FORMDATE"><field:param field:name="DateField_CurrentDate" field:value="2022-02-18"/><field:param field:name="DateField_DateFormat" field:value="dd/MM/yyyy"/><field:param field:name="DateField_DateFormat_Language" field:value="fr-FR"/></field:fieldmark-start><text:span text:style-name="Placeholder_20_Text"><text:span text:style-name="T112">18/02/2022</text:span></text:span><field:fieldmark-end/></text:p>
          </table:table-cell>
          <table:table-cell table:style-name="Tableau12.H12" office:value-type="string">
            <text:p text:style-name="P46"/>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95"/>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text:span text:style-name="Placeholder_20_Text"><text:span text:style-name="T112"/></text:span></text:p>
          </table:table-cell>
          <table:table-cell table:style-name="Tableau12.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89">(si nécessaire)</text:span></text:span></text:p>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style-name="Tableau13.1">
          <table:table-cell table:style-name="Tableau13.A1" table:number-columns-spanned="2" office:value-type="string">
            <text:p text:style-name="P62"><text:span text:style-name="T90">Description des évaluations mises en œuvre</text:span></text:p>
          </table:table-cell>
          <table:covered-table-cell/>
          <table:table-cell table:style-name="Tableau13.A1" office:value-type="string">
            <text:p text:style-name="P34"><text:span text:style-name="T90">Dates</text:span></text:p>
          </table:table-cell>
          <table:table-cell table:style-name="Tableau13.A1" table:number-columns-spanned="3" office:value-type="string">
            <text:p text:style-name="P62"><text:span text:style-name="T91">Compétences évaluées </text:span><text:span text:style-name="T96">(cochez)</text:span></text:p>
          </table:table-cell>
          <table:covered-table-cell/>
          <table:covered-table-cell/>
        </table:table-row>
        <table:table-row table:style-name="Tableau13.2">
          <table:table-cell table:style-name="Tableau13.A2" table:number-rows-spanned="3" office:value-type="string">
            <text:p text:style-name="P35"><text:span text:style-name="T80">1</text:span></text:p>
          </table:table-cell>
          <table:table-cell table:style-name="Tableau13.B2" table:number-rows-spanned="3" office:value-type="string">
            <text:p text:style-name="P1"><text:text-input text:description="">Cliquez ici pour taper du texte.</text:text-input></text:p>
          </table:table-cell>
          <table:table-cell table:style-name="Tableau13.C2" table:number-rows-spanned="3" office:value-type="string">
            <text:p text:style-name="P34"><text:span text:style-name="Placeholder_20_Text">C</text:span><field:fieldmark-start text:name="__Fieldmark__1251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1">1 </text:span><text:span text:style-name="T28">☐</text:span></text:p>
          </table:table-cell>
          <table:table-cell table:style-name="Tableau13.D2" office:value-type="string">
            <text:p text:style-name="P62"><text:span text:style-name="T81">4 </text:span><text:span text:style-name="T28">☐</text:span></text:p>
          </table:table-cell>
          <table:table-cell table:style-name="Tableau13.F2" office:value-type="string">
            <text:p text:style-name="P62"><text:span text:style-name="T81">7 </text:span><text:span text:style-name="T28">☐</text:span></text:p>
          </table:table-cell>
        </table:table-row>
        <table:table-row table:style-name="Tableau13.2">
          <table:covered-table-cell table:style-name="Tableau13.A3"/>
          <table:covered-table-cell table:style-name="Tableau13.B3"/>
          <table:covered-table-cell table:style-name="Tableau13.C3"/>
          <table:table-cell table:style-name="Tableau13.D3" office:value-type="string">
            <text:p text:style-name="P62"><text:span text:style-name="T81">2 </text:span><text:span text:style-name="T28">☐</text:span></text:p>
          </table:table-cell>
          <table:table-cell table:style-name="Tableau13.D3" office:value-type="string">
            <text:p text:style-name="P62"><text:span text:style-name="T81">5 </text:span><text:span text:style-name="T28">☐</text:span></text:p>
          </table:table-cell>
          <table:table-cell table:style-name="Tableau13.F3" office:value-type="string">
            <text:p text:style-name="P62"><text:span text:style-name="T81">8 </text:span><text:span text:style-name="T28">☐</text:span></text:p>
          </table:table-cell>
        </table:table-row>
        <table:table-row table:style-name="Tableau13.2">
          <table:covered-table-cell table:style-name="Tableau13.A4"/>
          <table:covered-table-cell table:style-name="Tableau13.B4"/>
          <table:covered-table-cell table:style-name="Tableau13.A1"/>
          <table:table-cell table:style-name="Tableau13.D4" office:value-type="string">
            <text:p text:style-name="P62"><text:span text:style-name="T81">3 </text:span><text:span text:style-name="T28">☐</text:span></text:p>
          </table:table-cell>
          <table:table-cell table:style-name="Tableau13.D4" office:value-type="string">
            <text:p text:style-name="P62"><text:span text:style-name="T81">6 </text:span><text:span text:style-name="T28">☐</text:span></text:p>
          </table:table-cell>
          <table:table-cell table:style-name="Tableau13.F4" office:value-type="string">
            <text:p text:style-name="P62"><text:span text:style-name="T81">9 </text:span><text:span text:style-name="T28">☐</text:span></text:p>
          </table:table-cell>
        </table:table-row>
        <table:table-row table:style-name="Tableau13.2">
          <table:table-cell table:style-name="Tableau13.A5" table:number-rows-spanned="3" office:value-type="string">
            <text:p text:style-name="P35"><text:span text:style-name="T80">2</text:span></text:p>
          </table:table-cell>
          <table:table-cell table:style-name="Tableau13.B5"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278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1">1 </text:span><text:span text:style-name="T28">☐</text:span></text:p>
          </table:table-cell>
          <table:table-cell table:style-name="Tableau13.D2" office:value-type="string">
            <text:p text:style-name="P62"><text:span text:style-name="T81">4 </text:span><text:span text:style-name="T28">☐</text:span></text:p>
          </table:table-cell>
          <table:table-cell table:style-name="Tableau13.F2" office:value-type="string">
            <text:p text:style-name="P62"><text:span text:style-name="T81">7 </text:span><text:span text:style-name="T28">☐</text:span></text:p>
          </table:table-cell>
        </table:table-row>
        <table:table-row table:style-name="Tableau13.2">
          <table:covered-table-cell table:style-name="Tableau13.A6"/>
          <table:covered-table-cell table:style-name="Tableau13.B6"/>
          <table:covered-table-cell table:style-name="Tableau13.C3"/>
          <table:table-cell table:style-name="Tableau13.D3" office:value-type="string">
            <text:p text:style-name="P62"><text:span text:style-name="T81">2 </text:span><text:span text:style-name="T28">☐</text:span></text:p>
          </table:table-cell>
          <table:table-cell table:style-name="Tableau13.D3" office:value-type="string">
            <text:p text:style-name="P62"><text:span text:style-name="T81">5 </text:span><text:span text:style-name="T28">☐</text:span></text:p>
          </table:table-cell>
          <table:table-cell table:style-name="Tableau13.F3" office:value-type="string">
            <text:p text:style-name="P62"><text:span text:style-name="T81">8 </text:span><text:span text:style-name="T28">☐</text:span></text:p>
          </table:table-cell>
        </table:table-row>
        <table:table-row table:style-name="Tableau13.2">
          <table:covered-table-cell table:style-name="Tableau13.A7"/>
          <table:covered-table-cell table:style-name="Tableau13.B7"/>
          <table:covered-table-cell table:style-name="Tableau13.A1"/>
          <table:table-cell table:style-name="Tableau13.D4" office:value-type="string">
            <text:p text:style-name="P62"><text:span text:style-name="T81">3 </text:span><text:span text:style-name="T28">☐</text:span></text:p>
          </table:table-cell>
          <table:table-cell table:style-name="Tableau13.D4" office:value-type="string">
            <text:p text:style-name="P62"><text:span text:style-name="T81">6 </text:span><text:span text:style-name="T28">☐</text:span></text:p>
          </table:table-cell>
          <table:table-cell table:style-name="Tableau13.F4" office:value-type="string">
            <text:p text:style-name="P62"><text:span text:style-name="T81">9 </text:span><text:span text:style-name="T28">☐</text:span></text:p>
          </table:table-cell>
        </table:table-row>
        <table:table-row table:style-name="Tableau13.2">
          <table:table-cell table:style-name="Tableau13.A8" table:number-rows-spanned="3" office:value-type="string">
            <text:p text:style-name="P35"><text:span text:style-name="T80">3</text:span></text:p>
          </table:table-cell>
          <table:table-cell table:style-name="Tableau13.B8"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30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1">1 </text:span><text:span text:style-name="T28">☐</text:span></text:p>
          </table:table-cell>
          <table:table-cell table:style-name="Tableau13.D2" office:value-type="string">
            <text:p text:style-name="P62"><text:span text:style-name="T81">4 </text:span><text:span text:style-name="T28">☐</text:span></text:p>
          </table:table-cell>
          <table:table-cell table:style-name="Tableau13.F2" office:value-type="string">
            <text:p text:style-name="P62"><text:span text:style-name="T81">7 </text:span><text:span text:style-name="T28">☐</text:span></text:p>
          </table:table-cell>
        </table:table-row>
        <table:table-row table:style-name="Tableau13.2">
          <table:covered-table-cell table:style-name="Tableau13.A9"/>
          <table:covered-table-cell table:style-name="Tableau13.B9"/>
          <table:covered-table-cell table:style-name="Tableau13.C3"/>
          <table:table-cell table:style-name="Tableau13.D3" office:value-type="string">
            <text:p text:style-name="P62"><text:span text:style-name="T81">2 </text:span><text:span text:style-name="T28">☐</text:span></text:p>
          </table:table-cell>
          <table:table-cell table:style-name="Tableau13.D3" office:value-type="string">
            <text:p text:style-name="P62"><text:span text:style-name="T81">5 </text:span><text:span text:style-name="T28">☐</text:span></text:p>
          </table:table-cell>
          <table:table-cell table:style-name="Tableau13.F3" office:value-type="string">
            <text:p text:style-name="P62"><text:span text:style-name="T81">8 </text:span><text:span text:style-name="T28">☐</text:span></text:p>
          </table:table-cell>
        </table:table-row>
        <table:table-row table:style-name="Tableau13.2">
          <table:covered-table-cell table:style-name="Tableau13.A10"/>
          <table:covered-table-cell table:style-name="Tableau13.B10"/>
          <table:covered-table-cell table:style-name="Tableau13.A1"/>
          <table:table-cell table:style-name="Tableau13.D4" office:value-type="string">
            <text:p text:style-name="P62"><text:span text:style-name="T81">3 </text:span><text:span text:style-name="T28">☐</text:span></text:p>
          </table:table-cell>
          <table:table-cell table:style-name="Tableau13.D4" office:value-type="string">
            <text:p text:style-name="P62"><text:span text:style-name="T81">6 </text:span><text:span text:style-name="T28">☐</text:span></text:p>
          </table:table-cell>
          <table:table-cell table:style-name="Tableau13.F4" office:value-type="string">
            <text:p text:style-name="P62"><text:span text:style-name="T81">9 </text:span><text:span text:style-name="T28">☐</text:span></text:p>
          </table:table-cell>
        </table:table-row>
        <table:table-row table:style-name="Tableau13.2">
          <table:table-cell table:style-name="Tableau13.A11" table:number-rows-spanned="3" office:value-type="string">
            <text:p text:style-name="P35"><text:span text:style-name="T80">4</text:span></text:p>
          </table:table-cell>
          <table:table-cell table:style-name="Tableau13.B11" table:number-rows-spanned="3" office:value-type="string">
            <text:p text:style-name="P64"><text:span text:style-name="Placeholder_20_Text">Cliquez ici pour taper du texte.</text:span></text:p>
          </table:table-cell>
          <table:table-cell table:style-name="Tableau13.C11" table:number-rows-spanned="3" office:value-type="string">
            <text:p text:style-name="P34"><text:span text:style-name="Placeholder_20_Text">C</text:span><field:fieldmark-start text:name="__Fieldmark__133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1">1 </text:span><text:span text:style-name="T28">☐</text:span></text:p>
          </table:table-cell>
          <table:table-cell table:style-name="Tableau13.D2" office:value-type="string">
            <text:p text:style-name="P62"><text:span text:style-name="T81">4 </text:span><text:span text:style-name="T28">☐</text:span></text:p>
          </table:table-cell>
          <table:table-cell table:style-name="Tableau13.F2" office:value-type="string">
            <text:p text:style-name="P62"><text:span text:style-name="T81">7 </text:span><text:span text:style-name="T28">☐</text:span></text:p>
          </table:table-cell>
        </table:table-row>
        <table:table-row table:style-name="Tableau13.2">
          <table:covered-table-cell table:style-name="Tableau13.A12"/>
          <table:covered-table-cell table:style-name="Tableau13.B12"/>
          <table:covered-table-cell table:style-name="Tableau13.C3"/>
          <table:table-cell table:style-name="Tableau13.D3" office:value-type="string">
            <text:p text:style-name="P62"><text:span text:style-name="T81">2 </text:span><text:span text:style-name="T28">☐</text:span></text:p>
          </table:table-cell>
          <table:table-cell table:style-name="Tableau13.D3" office:value-type="string">
            <text:p text:style-name="P62"><text:span text:style-name="T81">5 </text:span><text:span text:style-name="T28">☐</text:span></text:p>
          </table:table-cell>
          <table:table-cell table:style-name="Tableau13.F3" office:value-type="string">
            <text:p text:style-name="P62"><text:span text:style-name="T81">8 </text:span><text:span text:style-name="T28">☐</text:span></text:p>
          </table:table-cell>
        </table:table-row>
        <table:table-row table:style-name="Tableau13.2">
          <table:covered-table-cell table:style-name="Tableau13.A13"/>
          <table:covered-table-cell table:style-name="Tableau13.B13"/>
          <table:covered-table-cell table:style-name="Tableau13.C3"/>
          <table:table-cell table:style-name="Tableau13.D3" office:value-type="string">
            <text:p text:style-name="P62"><text:span text:style-name="T81">3 </text:span><text:span text:style-name="T28">☐</text:span></text:p>
          </table:table-cell>
          <table:table-cell table:style-name="Tableau13.D3" office:value-type="string">
            <text:p text:style-name="P62"><text:span text:style-name="T81">6 </text:span><text:span text:style-name="T28">☐</text:span></text:p>
          </table:table-cell>
          <table:table-cell table:style-name="Tableau13.F3" office:value-type="string">
            <text:p text:style-name="P62"><text:span text:style-name="T81">9 </text:span><text:span text:style-name="T28">☐</text:span></text:p>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table:number-columns-spanned="8" office:value-type="string">
            <text:p text:style-name="P104"><text:span text:style-name="T80">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1">
          <table:table-cell table:style-name="Tableau14.A1" office:value-type="string">
            <text:p text:style-name="P108"><text:span text:style-name="T76">☐</text:span></text:p>
          </table:table-cell>
          <table:table-cell table:style-name="Tableau14.A1" table:number-columns-spanned="8" office:value-type="string">
            <text:p text:style-name="P105"><text:span text:style-name="T81">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14.1">
          <table:table-cell table:style-name="Tableau14.A1" office:value-type="string">
            <text:p text:style-name="P107"><text:span text:style-name="T75">☐</text:span></text:p>
          </table:table-cell>
          <table:table-cell table:style-name="Tableau14.A1" table:number-columns-spanned="8" office:value-type="string">
            <text:p text:style-name="P104"><text:span text:style-name="T81">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14.4">
          <table:table-cell table:style-name="Tableau14.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5">
          <table:table-cell table:style-name="Tableau14.A5" table:number-columns-spanned="8" office:value-type="string">
            <text:p text:style-name="P95"><text:span text:style-name="T97">Observations</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6">
          <table:table-cell table:style-name="Tableau14.A6" table:number-columns-spanned="8" office:value-type="string">
            <text:p text:style-name="P33"><text:span text:style-name="Placeholder_20_Text"><text:span text:style-name="T111">Cliquez ici pour taper du texte.</text:span></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7">
          <table:table-cell table:style-name="Tableau14.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8">
          <table:table-cell table:style-name="Tableau14.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4.A8" office:value-type="string">
            <text:p text:style-name="P76"><text:span text:style-name="T17">Visa</text:span></text:p>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89"><text:span text:style-name="T23"/></text:p>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p>
          </table:table-cell>
          <table:table-cell table:style-name="Tableau14.H9" office:value-type="string">
            <text:p text:style-name="P46"/>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5"/>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span text:style-name="T112"/></text:span></text:p>
          </table:table-cell>
          <table:table-cell table:style-name="Tableau14.H9" office:value-type="string">
            <text:p text:style-name="P46"/>
          </table:table-cell>
          <table:table-cell table:style-name="Tableau14.A1" office:value-type="string">
            <text:p text:style-name="P96"/>
          </table:table-cell>
        </table:table-row>
      </table:table>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80"><text:span text:style-name="T1">Fiche de résultats des évaluations</text:span></text:p>
          </table:table-cell>
          <table:covered-table-cell/>
        </table:table-row>
        <table:table-row table:style-name="Tableau17.1">
          <table:table-cell table:style-name="Tableau17.A2" office:value-type="string">
            <text:p text:style-name="P79"><text:span text:style-name="T108">Activité-type 2</text:span></text:p>
          </table:table-cell>
          <table:table-cell table:style-name="Tableau17.B2" office:value-type="string">
            <text:p text:style-name="P32"><text:bookmark-start text:name="IntAct21"/><text:span text:style-name="Placeholder_20_Text"><text:span text:style-name="T79">Développer la partie back-end d’une application web ou web mobile en intégrant les recommandations de sécurité</text:span></text:span><text:bookmark-end text:name="IntAct21"/></text:p>
          </table:table-cell>
        </table:table-row>
        <table:table-row table:style-name="Tableau17.3">
          <table:table-cell table:style-name="Tableau17.A3" table:number-columns-spanned="2" office:value-type="string">
            <text:p text:style-name="P38"/>
          </table:table-cell>
          <table:covered-table-cell/>
        </table:table-row>
        <table:table-row table:style-name="Tableau17.3">
          <table:table-cell table:style-name="Tableau17.A4" table:number-columns-spanned="2" office:value-type="string">
            <text:p text:style-name="P51"/>
          </table:table-cell>
          <table:covered-table-cell/>
        </table:table-row>
        <table:table-row table:style-name="Tableau17.1">
          <table:table-cell table:style-name="Tableau17.A5" table:number-columns-spanned="2" office:value-type="string">
            <text:p text:style-name="P128">Compétences :</text:p>
          </table:table-cell>
          <table:covered-table-cell/>
        </table:table-row>
        <table:table-row table:style-name="Tableau17.6">
          <table:table-cell table:style-name="Tableau17.A6" table:number-columns-spanned="2" office:value-type="string">
            <text:p text:style-name="P19"><text:bookmark-start text:name="IntC21"/><text:span text:style-name="T124">1. Créer une base de données</text:span></text:p>
            <text:p text:style-name="P19"><text:span text:style-name="T124">2. Développer les composants d’accès aux données</text:span></text:p>
            <text:p text:style-name="P19"><text:span text:style-name="T124">3. Développer la partie back-end d’une application Web ou Web Mobile</text:span></text:p>
            <text:p text:style-name="P19"><text:span text:style-name="T124">4. Elaborer et mettre en œuvre des composants dans une application de gestion de contenu ou e-commerce</text:span><text:bookmark-end text:name="IntC21"/></text:p>
            <text:p text:style-name="P28"/>
          </table:table-cell>
          <table:covered-table-cell/>
        </table:table-row>
      </table:table>
      <text:p text:style-name="P43"/>
      <table:table table:name="Tableau18" table:style-name="Tableau18">
        <table:table-column table:style-name="Tableau18.A"/>
        <table:table-column table:style-name="Tableau18.B"/>
        <table:table-column table:style-name="Tableau18.C"/>
        <table:table-column table:style-name="Tableau18.D" table:number-columns-repeated="2"/>
        <table:table-column table:style-name="Tableau18.F"/>
        <table:table-row table:style-name="Tableau18.1">
          <table:table-cell table:style-name="Tableau18.A1" table:number-columns-spanned="2" office:value-type="string">
            <text:p text:style-name="P62"><text:span text:style-name="T90">Description des évaluations mises en œuvre</text:span></text:p>
          </table:table-cell>
          <table:covered-table-cell/>
          <table:table-cell table:style-name="Tableau18.A1" office:value-type="string">
            <text:p text:style-name="P34"><text:span text:style-name="T90">Dates</text:span></text:p>
          </table:table-cell>
          <table:table-cell table:style-name="Tableau18.A1" table:number-columns-spanned="3" office:value-type="string">
            <text:p text:style-name="P62"><text:span text:style-name="T91">Compétences évaluées </text:span><text:span text:style-name="T96">(cochez)</text:span></text:p>
          </table:table-cell>
          <table:covered-table-cell/>
          <table:covered-table-cell/>
        </table:table-row>
        <table:table-row table:style-name="Tableau18.2">
          <table:table-cell table:style-name="Tableau18.A2" table:number-rows-spanned="3" office:value-type="string">
            <text:p text:style-name="P35"><text:span text:style-name="T80">1</text:span></text:p>
          </table:table-cell>
          <table:table-cell table:style-name="Tableau18.B2" table:number-rows-spanned="3" office:value-type="string">
            <text:p text:style-name="P2"><text:span text:style-name="T113"><text:text-input text:description="">Développer la partie back-end d’une application Web ou Web Mobile</text:text-input></text:span></text:p>
          </table:table-cell>
          <table:table-cell table:style-name="Tableau18.C2" table:number-rows-spanned="3" office:value-type="string">
            <text:p text:style-name="P34"><field:fieldmark-start text:name="__Fieldmark__1832_2625592772" field:type="vnd.oasis.opendocument.field.FORMDATE"><field:param field:name="DateField_CurrentDate" field:value="2022-03-03"/><field:param field:name="DateField_DateFormat" field:value="dd/MM/yyyy"/><field:param field:name="DateField_DateFormat_Language" field:value="fr-FR"/></field:fieldmark-start><text:span text:style-name="Placeholder_20_Text">03/03/2022</text:span><field:fieldmark-end/></text:p>
          </table:table-cell>
          <table:table-cell table:style-name="Tableau18.D2" office:value-type="string">
            <text:p text:style-name="P62"><text:span text:style-name="T81">1 </text:span><text:span text:style-name="T28">☐</text:span></text:p>
          </table:table-cell>
          <table:table-cell table:style-name="Tableau18.D2" office:value-type="string">
            <text:p text:style-name="P62"><text:span text:style-name="T81">4 </text:span><text:span text:style-name="T28">☐</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3"/>
          <table:covered-table-cell table:style-name="Tableau18.B3"/>
          <table:covered-table-cell table:style-name="Tableau18.C3"/>
          <table:table-cell table:style-name="Tableau18.D3" office:value-type="string">
            <text:p text:style-name="P62"><text:span text:style-name="T81">2 </text:span><text:span text:style-name="T28">☐</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4"/>
          <table:covered-table-cell table:style-name="Tableau18.B4"/>
          <table:covered-table-cell table:style-name="Tableau18.A1"/>
          <table:table-cell table:style-name="Tableau18.D4" office:value-type="string">
            <text:p text:style-name="P74"><text:span text:style-name="T81">3 </text:span><text:span text:style-name="T100"></text:span></text:p>
          </table:table-cell>
          <table:table-cell table:style-name="Tableau18.D4" office:value-type="string">
            <text:p text:style-name="P62"><text:span text:style-name="T81">6 </text:span><text:span text:style-name="T28">☐</text:span></text:p>
          </table:table-cell>
          <table:table-cell table:style-name="Tableau18.F4" office:value-type="string">
            <text:p text:style-name="P62"><text:span text:style-name="T81">9 </text:span><text:span text:style-name="T28">☐</text:span></text:p>
          </table:table-cell>
        </table:table-row>
        <table:table-row table:style-name="Tableau18.2">
          <table:table-cell table:style-name="Tableau18.A5" table:number-rows-spanned="3" office:value-type="string">
            <text:p text:style-name="P35"><text:span text:style-name="T80">2</text:span></text:p>
          </table:table-cell>
          <table:table-cell table:style-name="Tableau18.B5" table:number-rows-spanned="3" office:value-type="string">
            <text:list xml:id="list160720243430187" text:continue-list="list1139150438" text:style-name="WWNum12">
              <text:list-header>
                <text:p text:style-name="P22"><text:span text:style-name="Placeholder_20_Text"><text:span text:style-name="T84">Créer une base de données</text:span></text:span></text:p>
              </text:list-header>
            </text:list>
          </table:table-cell>
          <table:table-cell table:style-name="Tableau18.C2" table:number-rows-spanned="3" office:value-type="string">
            <text:p text:style-name="P34"><field:fieldmark-start text:name="__Fieldmark__1859_2625592772" field:type="vnd.oasis.opendocument.field.FORMDATE"><field:param field:name="DateField_CurrentDate" field:value="2022-03-10"/><field:param field:name="DateField_DateFormat" field:value="dd/MM/yyyy"/><field:param field:name="DateField_DateFormat_Language" field:value="fr-FR"/></field:fieldmark-start><text:span text:style-name="Placeholder_20_Text">10/03/2022</text:span><field:fieldmark-end/></text:p>
          </table:table-cell>
          <table:table-cell table:style-name="Tableau18.D2" office:value-type="string">
            <text:p text:style-name="P74"><text:span text:style-name="T81">1 </text:span><text:span text:style-name="T100"></text:span></text:p>
          </table:table-cell>
          <table:table-cell table:style-name="Tableau18.D2" office:value-type="string">
            <text:p text:style-name="P62"><text:span text:style-name="T81">4 </text:span><text:span text:style-name="T28">☐</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6"/>
          <table:covered-table-cell table:style-name="Tableau18.B6"/>
          <table:covered-table-cell table:style-name="Tableau18.C3"/>
          <table:table-cell table:style-name="Tableau18.D3" office:value-type="string">
            <text:p text:style-name="P62"><text:span text:style-name="T81">2 </text:span><text:span text:style-name="T28">☐</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7"/>
          <table:covered-table-cell table:style-name="Tableau18.B7"/>
          <table:covered-table-cell table:style-name="Tableau18.A1"/>
          <table:table-cell table:style-name="Tableau18.D4" office:value-type="string">
            <text:p text:style-name="P62"><text:span text:style-name="T81">3 </text:span><text:span text:style-name="T28">☐</text:span></text:p>
          </table:table-cell>
          <table:table-cell table:style-name="Tableau18.D4" office:value-type="string">
            <text:p text:style-name="P62"><text:span text:style-name="T81">6 </text:span><text:span text:style-name="T28">☐</text:span></text:p>
          </table:table-cell>
          <table:table-cell table:style-name="Tableau18.F4" office:value-type="string">
            <text:p text:style-name="P62"><text:span text:style-name="T81">9 </text:span><text:span text:style-name="T28">☐</text:span></text:p>
          </table:table-cell>
        </table:table-row>
        <table:table-row table:style-name="Tableau18.2">
          <table:table-cell table:style-name="Tableau18.A8" table:number-rows-spanned="3" office:value-type="string">
            <text:p text:style-name="P35"><text:span text:style-name="T80">3</text:span></text:p>
          </table:table-cell>
          <table:table-cell table:style-name="Tableau18.B8" table:number-rows-spanned="3" office:value-type="string">
            <text:list xml:id="list160720304528225" text:continue-numbering="true" text:style-name="WWNum12">
              <text:list-header>
                <text:p text:style-name="P22"><text:span text:style-name="Placeholder_20_Text"><text:span text:style-name="T84">Développer les composants d’accès aux données</text:span></text:span></text:p>
              </text:list-header>
            </text:list>
          </table:table-cell>
          <table:table-cell table:style-name="Tableau18.C2" table:number-rows-spanned="3" office:value-type="string">
            <text:p text:style-name="P34"><field:fieldmark-start text:name="__Fieldmark__1886_2625592772" field:type="vnd.oasis.opendocument.field.FORMDATE"><field:param field:name="DateField_CurrentDate" field:value="2022-03-16"/><field:param field:name="DateField_DateFormat" field:value="dd/MM/yyyy"/><field:param field:name="DateField_DateFormat_Language" field:value="fr-FR"/></field:fieldmark-start><text:span text:style-name="Placeholder_20_Text">16/03/2022</text:span><field:fieldmark-end/></text:p>
          </table:table-cell>
          <table:table-cell table:style-name="Tableau18.D2" office:value-type="string">
            <text:p text:style-name="P62"><text:span text:style-name="T81">1 </text:span><text:span text:style-name="T28">☐</text:span></text:p>
          </table:table-cell>
          <table:table-cell table:style-name="Tableau18.D2" office:value-type="string">
            <text:p text:style-name="P62"><text:span text:style-name="T81">4 </text:span><text:span text:style-name="T28">☐</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9"/>
          <table:covered-table-cell table:style-name="Tableau18.B9"/>
          <table:covered-table-cell table:style-name="Tableau18.C3"/>
          <table:table-cell table:style-name="Tableau18.D3" office:value-type="string">
            <text:p text:style-name="P74"><text:span text:style-name="T81">2 </text:span><text:span text:style-name="T100"></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10"/>
          <table:covered-table-cell table:style-name="Tableau18.B10"/>
          <table:covered-table-cell table:style-name="Tableau18.A1"/>
          <table:table-cell table:style-name="Tableau18.D4" office:value-type="string">
            <text:p text:style-name="P62"><text:span text:style-name="T81">3 </text:span><text:span text:style-name="T28">☐</text:span></text:p>
          </table:table-cell>
          <table:table-cell table:style-name="Tableau18.D4" office:value-type="string">
            <text:p text:style-name="P62"><text:span text:style-name="T81">6 </text:span><text:span text:style-name="T28">☐</text:span></text:p>
          </table:table-cell>
          <table:table-cell table:style-name="Tableau18.F4" office:value-type="string">
            <text:p text:style-name="P62"><text:span text:style-name="T81">9 </text:span><text:span text:style-name="T28">☐</text:span></text:p>
          </table:table-cell>
        </table:table-row>
        <table:table-row table:style-name="Tableau18.2">
          <table:table-cell table:style-name="Tableau18.A11" table:number-rows-spanned="3" office:value-type="string">
            <text:p text:style-name="P35"><text:span text:style-name="T80">4</text:span></text:p>
          </table:table-cell>
          <table:table-cell table:style-name="Tableau18.B11" table:number-rows-spanned="3" office:value-type="string">
            <text:list xml:id="list160721302249050" text:continue-numbering="true" text:style-name="WWNum12">
              <text:list-header>
                <text:p text:style-name="P22"><text:span text:style-name="Placeholder_20_Text"><text:span text:style-name="T84">Elaborer et mettre en œuvre des composants dans une application de gestion de contenu ou e-commerce</text:span></text:span></text:p>
              </text:list-header>
            </text:list>
          </table:table-cell>
          <table:table-cell table:style-name="Tableau18.C2" table:number-rows-spanned="3" office:value-type="string">
            <text:p text:style-name="P34"><field:fieldmark-start text:name="__Fieldmark__1913_2625592772" field:type="vnd.oasis.opendocument.field.FORMDATE"><field:param field:name="DateField_CurrentDate" field:value="2022-03-28"/><field:param field:name="DateField_DateFormat" field:value="dd/MM/yyyy"/><field:param field:name="DateField_DateFormat_Language" field:value="fr-FR"/></field:fieldmark-start><text:span text:style-name="Placeholder_20_Text">28/03/2022</text:span><field:fieldmark-end/></text:p>
          </table:table-cell>
          <table:table-cell table:style-name="Tableau18.D2" office:value-type="string">
            <text:p text:style-name="P62"><text:span text:style-name="T81">1 </text:span><text:span text:style-name="T28">☐</text:span></text:p>
          </table:table-cell>
          <table:table-cell table:style-name="Tableau18.D2" office:value-type="string">
            <text:p text:style-name="P74"><text:span text:style-name="T81">4 </text:span><text:span text:style-name="T100"></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12"/>
          <table:covered-table-cell table:style-name="Tableau18.B12"/>
          <table:covered-table-cell table:style-name="Tableau18.C3"/>
          <table:table-cell table:style-name="Tableau18.D3" office:value-type="string">
            <text:p text:style-name="P62"><text:span text:style-name="T81">2 </text:span><text:span text:style-name="T28">☐</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13"/>
          <table:covered-table-cell table:style-name="Tableau18.B13"/>
          <table:covered-table-cell table:style-name="Tableau18.A1"/>
          <table:table-cell table:style-name="Tableau18.D4" office:value-type="string">
            <text:p text:style-name="P62"><text:span text:style-name="T81">3 </text:span><text:span text:style-name="T28">☐</text:span></text:p>
          </table:table-cell>
          <table:table-cell table:style-name="Tableau18.D4" office:value-type="string">
            <text:p text:style-name="P62"><text:span text:style-name="T81">6 </text:span><text:span text:style-name="T28">☐</text:span></text:p>
          </table:table-cell>
          <table:table-cell table:style-name="Tableau18.F4" office:value-type="string">
            <text:p text:style-name="P62"><text:span text:style-name="T81">9 </text:span><text:span text:style-name="T28">☐</text:span></text:p>
          </table:table-cell>
        </table:table-row>
        <table:table-row table:style-name="Tableau18.2">
          <table:table-cell table:style-name="Tableau18.A14" table:number-rows-spanned="3" office:value-type="string">
            <text:p text:style-name="P35"><text:span text:style-name="T80">5</text:span></text:p>
          </table:table-cell>
          <table:table-cell table:style-name="Tableau18.B14" table:number-rows-spanned="3" office:value-type="string">
            <text:p text:style-name="P64"><text:span text:style-name="Placeholder_20_Text">Cliquez ici pour taper du texte.</text:span></text:p>
          </table:table-cell>
          <table:table-cell table:style-name="Tableau18.C14" table:number-rows-spanned="3" office:value-type="string">
            <text:p text:style-name="P34"><text:span text:style-name="Placeholder_20_Text">C</text:span><field:fieldmark-start text:name="__Fieldmark__1940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8.D2" office:value-type="string">
            <text:p text:style-name="P62"><text:span text:style-name="T81">1 </text:span><text:span text:style-name="T28">☐</text:span></text:p>
          </table:table-cell>
          <table:table-cell table:style-name="Tableau18.D2" office:value-type="string">
            <text:p text:style-name="P62"><text:span text:style-name="T81">4 </text:span><text:span text:style-name="T28">☐</text:span></text:p>
          </table:table-cell>
          <table:table-cell table:style-name="Tableau18.F2" office:value-type="string">
            <text:p text:style-name="P62"><text:span text:style-name="T81">7 </text:span><text:span text:style-name="T28">☐</text:span></text:p>
          </table:table-cell>
        </table:table-row>
        <table:table-row table:style-name="Tableau18.2">
          <table:covered-table-cell table:style-name="Tableau18.A15"/>
          <table:covered-table-cell table:style-name="Tableau18.B15"/>
          <table:covered-table-cell table:style-name="Tableau18.C3"/>
          <table:table-cell table:style-name="Tableau18.D3" office:value-type="string">
            <text:p text:style-name="P62"><text:span text:style-name="T81">2 </text:span><text:span text:style-name="T28">☐</text:span></text:p>
          </table:table-cell>
          <table:table-cell table:style-name="Tableau18.D3" office:value-type="string">
            <text:p text:style-name="P62"><text:span text:style-name="T81">5 </text:span><text:span text:style-name="T28">☐</text:span></text:p>
          </table:table-cell>
          <table:table-cell table:style-name="Tableau18.F3" office:value-type="string">
            <text:p text:style-name="P62"><text:span text:style-name="T81">8 </text:span><text:span text:style-name="T28">☐</text:span></text:p>
          </table:table-cell>
        </table:table-row>
        <table:table-row table:style-name="Tableau18.2">
          <table:covered-table-cell table:style-name="Tableau18.A16"/>
          <table:covered-table-cell table:style-name="Tableau18.B16"/>
          <table:covered-table-cell table:style-name="Tableau18.C3"/>
          <table:table-cell table:style-name="Tableau18.D3" office:value-type="string">
            <text:p text:style-name="P62"><text:span text:style-name="T81">3 </text:span><text:span text:style-name="T28">☐</text:span></text:p>
          </table:table-cell>
          <table:table-cell table:style-name="Tableau18.D3" office:value-type="string">
            <text:p text:style-name="P62"><text:span text:style-name="T81">6 </text:span><text:span text:style-name="T28">☐</text:span></text:p>
          </table:table-cell>
          <table:table-cell table:style-name="Tableau18.F3" office:value-type="string">
            <text:p text:style-name="P62"><text:span text:style-name="T81">9 </text:span><text:span text:style-name="T28">☐</text:span></text:p>
          </table:table-cell>
        </table:table-row>
      </table:table>
      <text:p text:style-name="P4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02"><text:span text:style-name="T80">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9"><text:span text:style-name="T102"></text:span></text:p>
          </table:table-cell>
          <table:table-cell table:style-name="Tableau19.A1" table:number-columns-spanned="7" office:value-type="string">
            <text:p text:style-name="P103"><text:span text:style-name="T81">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6"><text:span text:style-name="T28">☐</text:span></text:p>
          </table:table-cell>
          <table:table-cell table:style-name="Tableau19.A1" table:number-columns-spanned="7" office:value-type="string">
            <text:p text:style-name="P104"><text:span text:style-name="T81">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9.4">
          <table:table-cell table:style-name="Tableau19.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9.5">
          <table:table-cell table:style-name="Tableau19.A5" table:number-columns-spanned="8" office:value-type="string">
            <text:p text:style-name="P95"><text:span text:style-name="T97">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8" office:value-type="string">
            <text:list xml:id="list160721547371979" text:continue-list="list2258214160" text:style-name="WWNum15">
              <text:list-item>
                <text:p text:style-name="P17"><text:span text:style-name="Placeholder_20_Text"><text:span text:style-name="T111">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7">
          <table:table-cell table:style-name="Tableau19.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9.8">
          <table:table-cell table:style-name="Tableau19.A5" table:number-columns-spanned="8" office:value-type="string">
            <text:p text:style-name="P95"><text:span text:style-name="T97">Compétences à réévaluer :</text:span></text:p>
            <text:p text:style-name="P95"><text:span text:style-name="T128">(Voir évaluations complémentaires ci-après.)</text:span></text:p>
          </table: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8" office:value-type="string">
            <text:list xml:id="list160720045286990" text:continue-list="list3233603350" text:style-name="WWNum9">
              <text:list-item>
                <text:p text:style-name="P18"><text:span text:style-name="Placeholder_20_Text"><text:span text:style-name="T111">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10">
          <table:table-cell table:style-name="Tableau19.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9.A11" office:value-type="string">
            <text:p text:style-name="P76"><text:span text:style-name="T17">Visa</text:span></text:p>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0"><text:span text:style-name="T23">Didier ROLLAND</text:span></text:p>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field:fieldmark-start text:name="__Fieldmark__2180_2625592772" field:type="vnd.oasis.opendocument.field.FORMDATE"><field:param field:name="DateField_CurrentDate" field:value="2022-04-05"/><field:param field:name="DateField_DateFormat" field:value="dd/MM/yyyy"/><field:param field:name="DateField_DateFormat_Language" field:value="fr-FR"/></field:fieldmark-start><text:span text:style-name="Placeholder_20_Text"><text:span text:style-name="T112">05/04/2022</text:span></text:span><field:fieldmark-end/></text:p>
          </table:table-cell>
          <table:table-cell table:style-name="Tableau19.H12" office:value-type="string">
            <text:p text:style-name="P46"/>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5"/>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text:span text:style-name="Placeholder_20_Text"/></text:p>
          </table:table-cell>
          <table:table-cell table:style-name="Tableau19.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89">(si nécessaire)</text:span></text:span></text:p>
      <table:table table:name="Tableau20" table:style-name="Tableau20">
        <table:table-column table:style-name="Tableau20.A"/>
        <table:table-column table:style-name="Tableau20.B"/>
        <table:table-column table:style-name="Tableau20.C"/>
        <table:table-column table:style-name="Tableau20.D" table:number-columns-repeated="2"/>
        <table:table-column table:style-name="Tableau20.F"/>
        <table:table-row table:style-name="Tableau20.1">
          <table:table-cell table:style-name="Tableau20.A1" table:number-columns-spanned="2" office:value-type="string">
            <text:p text:style-name="P62"><text:span text:style-name="T90">Description des évaluations mises en œuvre</text:span></text:p>
          </table:table-cell>
          <table:covered-table-cell/>
          <table:table-cell table:style-name="Tableau20.A1" office:value-type="string">
            <text:p text:style-name="P34"><text:span text:style-name="T90">Dates</text:span></text:p>
          </table:table-cell>
          <table:table-cell table:style-name="Tableau20.A1" table:number-columns-spanned="3" office:value-type="string">
            <text:p text:style-name="P62"><text:span text:style-name="T91">Compétences évaluées </text:span><text:span text:style-name="T96">(cochez)</text:span></text:p>
          </table:table-cell>
          <table:covered-table-cell/>
          <table:covered-table-cell/>
        </table:table-row>
        <table:table-row table:style-name="Tableau20.2">
          <table:table-cell table:style-name="Tableau20.A2" table:number-rows-spanned="3" office:value-type="string">
            <text:p text:style-name="P35"><text:span text:style-name="T80">1</text:span></text:p>
          </table:table-cell>
          <table:table-cell table:style-name="Tableau20.B2" table:number-rows-spanned="3" office:value-type="string">
            <text:p text:style-name="P1"><text:text-input text:description="">Cliquez ici pour taper du texte.</text:text-input></text:p>
          </table:table-cell>
          <table:table-cell table:style-name="Tableau20.C2" table:number-rows-spanned="3" office:value-type="string">
            <text:p text:style-name="P34"><text:span text:style-name="Placeholder_20_Text">C</text:span><field:fieldmark-start text:name="__Fieldmark__237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1">1 </text:span><text:span text:style-name="T28">☐</text:span></text:p>
          </table:table-cell>
          <table:table-cell table:style-name="Tableau20.D2" office:value-type="string">
            <text:p text:style-name="P62"><text:span text:style-name="T81">4 </text:span><text:span text:style-name="T28">☐</text:span></text:p>
          </table:table-cell>
          <table:table-cell table:style-name="Tableau20.F2" office:value-type="string">
            <text:p text:style-name="P62"><text:span text:style-name="T81">7 </text:span><text:span text:style-name="T28">☐</text:span></text:p>
          </table:table-cell>
        </table:table-row>
        <table:table-row table:style-name="Tableau20.2">
          <table:covered-table-cell table:style-name="Tableau20.A3"/>
          <table:covered-table-cell table:style-name="Tableau20.B3"/>
          <table:covered-table-cell table:style-name="Tableau20.C3"/>
          <table:table-cell table:style-name="Tableau20.D3" office:value-type="string">
            <text:p text:style-name="P62"><text:span text:style-name="T81">2 </text:span><text:span text:style-name="T28">☐</text:span></text:p>
          </table:table-cell>
          <table:table-cell table:style-name="Tableau20.D3" office:value-type="string">
            <text:p text:style-name="P62"><text:span text:style-name="T81">5 </text:span><text:span text:style-name="T28">☐</text:span></text:p>
          </table:table-cell>
          <table:table-cell table:style-name="Tableau20.F3" office:value-type="string">
            <text:p text:style-name="P62"><text:span text:style-name="T81">8 </text:span><text:span text:style-name="T28">☐</text:span></text:p>
          </table:table-cell>
        </table:table-row>
        <table:table-row table:style-name="Tableau20.2">
          <table:covered-table-cell table:style-name="Tableau20.A4"/>
          <table:covered-table-cell table:style-name="Tableau20.B4"/>
          <table:covered-table-cell table:style-name="Tableau20.A1"/>
          <table:table-cell table:style-name="Tableau20.D4" office:value-type="string">
            <text:p text:style-name="P62"><text:span text:style-name="T81">3 </text:span><text:span text:style-name="T28">☐</text:span></text:p>
          </table:table-cell>
          <table:table-cell table:style-name="Tableau20.D4" office:value-type="string">
            <text:p text:style-name="P62"><text:span text:style-name="T81">6 </text:span><text:span text:style-name="T28">☐</text:span></text:p>
          </table:table-cell>
          <table:table-cell table:style-name="Tableau20.F4" office:value-type="string">
            <text:p text:style-name="P62"><text:span text:style-name="T81">9 </text:span><text:span text:style-name="T28">☐</text:span></text:p>
          </table:table-cell>
        </table:table-row>
        <table:table-row table:style-name="Tableau20.2">
          <table:table-cell table:style-name="Tableau20.A5" table:number-rows-spanned="3" office:value-type="string">
            <text:p text:style-name="P35"><text:span text:style-name="T80">2</text:span></text:p>
          </table:table-cell>
          <table:table-cell table:style-name="Tableau20.B5"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0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1">1 </text:span><text:span text:style-name="T28">☐</text:span></text:p>
          </table:table-cell>
          <table:table-cell table:style-name="Tableau20.D2" office:value-type="string">
            <text:p text:style-name="P62"><text:span text:style-name="T81">4 </text:span><text:span text:style-name="T28">☐</text:span></text:p>
          </table:table-cell>
          <table:table-cell table:style-name="Tableau20.F2" office:value-type="string">
            <text:p text:style-name="P62"><text:span text:style-name="T81">7 </text:span><text:span text:style-name="T28">☐</text:span></text:p>
          </table:table-cell>
        </table:table-row>
        <table:table-row table:style-name="Tableau20.2">
          <table:covered-table-cell table:style-name="Tableau20.A6"/>
          <table:covered-table-cell table:style-name="Tableau20.B6"/>
          <table:covered-table-cell table:style-name="Tableau20.C3"/>
          <table:table-cell table:style-name="Tableau20.D3" office:value-type="string">
            <text:p text:style-name="P62"><text:span text:style-name="T81">2 </text:span><text:span text:style-name="T28">☐</text:span></text:p>
          </table:table-cell>
          <table:table-cell table:style-name="Tableau20.D3" office:value-type="string">
            <text:p text:style-name="P62"><text:span text:style-name="T81">5 </text:span><text:span text:style-name="T28">☐</text:span></text:p>
          </table:table-cell>
          <table:table-cell table:style-name="Tableau20.F3" office:value-type="string">
            <text:p text:style-name="P62"><text:span text:style-name="T81">8 </text:span><text:span text:style-name="T28">☐</text:span></text:p>
          </table:table-cell>
        </table:table-row>
        <table:table-row table:style-name="Tableau20.2">
          <table:covered-table-cell table:style-name="Tableau20.A7"/>
          <table:covered-table-cell table:style-name="Tableau20.B7"/>
          <table:covered-table-cell table:style-name="Tableau20.A1"/>
          <table:table-cell table:style-name="Tableau20.D4" office:value-type="string">
            <text:p text:style-name="P62"><text:span text:style-name="T81">3 </text:span><text:span text:style-name="T28">☐</text:span></text:p>
          </table:table-cell>
          <table:table-cell table:style-name="Tableau20.D4" office:value-type="string">
            <text:p text:style-name="P62"><text:span text:style-name="T81">6 </text:span><text:span text:style-name="T28">☐</text:span></text:p>
          </table:table-cell>
          <table:table-cell table:style-name="Tableau20.F4" office:value-type="string">
            <text:p text:style-name="P62"><text:span text:style-name="T81">9 </text:span><text:span text:style-name="T28">☐</text:span></text:p>
          </table:table-cell>
        </table:table-row>
        <table:table-row table:style-name="Tableau20.2">
          <table:table-cell table:style-name="Tableau20.A8" table:number-rows-spanned="3" office:value-type="string">
            <text:p text:style-name="P35"><text:span text:style-name="T80">3</text:span></text:p>
          </table:table-cell>
          <table:table-cell table:style-name="Tableau20.B8"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29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1">1 </text:span><text:span text:style-name="T28">☐</text:span></text:p>
          </table:table-cell>
          <table:table-cell table:style-name="Tableau20.D2" office:value-type="string">
            <text:p text:style-name="P62"><text:span text:style-name="T81">4 </text:span><text:span text:style-name="T28">☐</text:span></text:p>
          </table:table-cell>
          <table:table-cell table:style-name="Tableau20.F2" office:value-type="string">
            <text:p text:style-name="P62"><text:span text:style-name="T81">7 </text:span><text:span text:style-name="T28">☐</text:span></text:p>
          </table:table-cell>
        </table:table-row>
        <table:table-row table:style-name="Tableau20.2">
          <table:covered-table-cell table:style-name="Tableau20.A9"/>
          <table:covered-table-cell table:style-name="Tableau20.B9"/>
          <table:covered-table-cell table:style-name="Tableau20.C3"/>
          <table:table-cell table:style-name="Tableau20.D3" office:value-type="string">
            <text:p text:style-name="P62"><text:span text:style-name="T81">2 </text:span><text:span text:style-name="T28">☐</text:span></text:p>
          </table:table-cell>
          <table:table-cell table:style-name="Tableau20.D3" office:value-type="string">
            <text:p text:style-name="P62"><text:span text:style-name="T81">5 </text:span><text:span text:style-name="T28">☐</text:span></text:p>
          </table:table-cell>
          <table:table-cell table:style-name="Tableau20.F3" office:value-type="string">
            <text:p text:style-name="P62"><text:span text:style-name="T81">8 </text:span><text:span text:style-name="T28">☐</text:span></text:p>
          </table:table-cell>
        </table:table-row>
        <table:table-row table:style-name="Tableau20.2">
          <table:covered-table-cell table:style-name="Tableau20.A10"/>
          <table:covered-table-cell table:style-name="Tableau20.B10"/>
          <table:covered-table-cell table:style-name="Tableau20.A1"/>
          <table:table-cell table:style-name="Tableau20.D4" office:value-type="string">
            <text:p text:style-name="P62"><text:span text:style-name="T81">3 </text:span><text:span text:style-name="T28">☐</text:span></text:p>
          </table:table-cell>
          <table:table-cell table:style-name="Tableau20.D4" office:value-type="string">
            <text:p text:style-name="P62"><text:span text:style-name="T81">6 </text:span><text:span text:style-name="T28">☐</text:span></text:p>
          </table:table-cell>
          <table:table-cell table:style-name="Tableau20.F4" office:value-type="string">
            <text:p text:style-name="P62"><text:span text:style-name="T81">9 </text:span><text:span text:style-name="T28">☐</text:span></text:p>
          </table:table-cell>
        </table:table-row>
        <table:table-row table:style-name="Tableau20.2">
          <table:table-cell table:style-name="Tableau20.A11" table:number-rows-spanned="3" office:value-type="string">
            <text:p text:style-name="P35"><text:span text:style-name="T80">4</text:span></text:p>
          </table:table-cell>
          <table:table-cell table:style-name="Tableau20.B11" table:number-rows-spanned="3" office:value-type="string">
            <text:p text:style-name="P64"><text:span text:style-name="Placeholder_20_Text">Cliquez ici pour taper du texte.</text:span></text:p>
          </table:table-cell>
          <table:table-cell table:style-name="Tableau20.C11" table:number-rows-spanned="3" office:value-type="string">
            <text:p text:style-name="P34"><text:span text:style-name="Placeholder_20_Text">C</text:span><field:fieldmark-start text:name="__Fieldmark__2456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1">1 </text:span><text:span text:style-name="T28">☐</text:span></text:p>
          </table:table-cell>
          <table:table-cell table:style-name="Tableau20.D2" office:value-type="string">
            <text:p text:style-name="P62"><text:span text:style-name="T81">4 </text:span><text:span text:style-name="T28">☐</text:span></text:p>
          </table:table-cell>
          <table:table-cell table:style-name="Tableau20.F2" office:value-type="string">
            <text:p text:style-name="P62"><text:span text:style-name="T81">7 </text:span><text:span text:style-name="T28">☐</text:span></text:p>
          </table:table-cell>
        </table:table-row>
        <table:table-row table:style-name="Tableau20.2">
          <table:covered-table-cell table:style-name="Tableau20.A12"/>
          <table:covered-table-cell table:style-name="Tableau20.B12"/>
          <table:covered-table-cell table:style-name="Tableau20.C3"/>
          <table:table-cell table:style-name="Tableau20.D3" office:value-type="string">
            <text:p text:style-name="P62"><text:span text:style-name="T81">2 </text:span><text:span text:style-name="T28">☐</text:span></text:p>
          </table:table-cell>
          <table:table-cell table:style-name="Tableau20.D3" office:value-type="string">
            <text:p text:style-name="P62"><text:span text:style-name="T81">5 </text:span><text:span text:style-name="T28">☐</text:span></text:p>
          </table:table-cell>
          <table:table-cell table:style-name="Tableau20.F3" office:value-type="string">
            <text:p text:style-name="P62"><text:span text:style-name="T81">8 </text:span><text:span text:style-name="T28">☐</text:span></text:p>
          </table:table-cell>
        </table:table-row>
        <table:table-row table:style-name="Tableau20.2">
          <table:covered-table-cell table:style-name="Tableau20.A13"/>
          <table:covered-table-cell table:style-name="Tableau20.B13"/>
          <table:covered-table-cell table:style-name="Tableau20.C3"/>
          <table:table-cell table:style-name="Tableau20.D3" office:value-type="string">
            <text:p text:style-name="P62"><text:span text:style-name="T81">3 </text:span><text:span text:style-name="T28">☐</text:span></text:p>
          </table:table-cell>
          <table:table-cell table:style-name="Tableau20.D3" office:value-type="string">
            <text:p text:style-name="P62"><text:span text:style-name="T81">6 </text:span><text:span text:style-name="T28">☐</text:span></text:p>
          </table:table-cell>
          <table:table-cell table:style-name="Tableau20.F3" office:value-type="string">
            <text:p text:style-name="P62"><text:span text:style-name="T81">9 </text:span><text:span text:style-name="T28">☐</text:span></text:p>
          </table:table-cell>
        </table:table-row>
      </table:table>
      <text:p text:style-name="P6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au21.1">
          <table:table-cell table:style-name="Tableau21.A1" table:number-columns-spanned="8" office:value-type="string">
            <text:p text:style-name="P104"><text:span text:style-name="T80">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1">
          <table:table-cell table:style-name="Tableau21.A1" office:value-type="string">
            <text:p text:style-name="P107"><text:span text:style-name="T28">☐</text:span></text:p>
          </table:table-cell>
          <table:table-cell table:style-name="Tableau21.A1" table:number-columns-spanned="8" office:value-type="string">
            <text:p text:style-name="P105"><text:span text:style-name="T81">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21.1">
          <table:table-cell table:style-name="Tableau21.A1" office:value-type="string">
            <text:p text:style-name="P107"><text:span text:style-name="T75">☐</text:span></text:p>
          </table:table-cell>
          <table:table-cell table:style-name="Tableau21.A1" table:number-columns-spanned="8" office:value-type="string">
            <text:p text:style-name="P104"><text:span text:style-name="T81">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21.4">
          <table:table-cell table:style-name="Tableau21.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5">
          <table:table-cell table:style-name="Tableau21.A5" table:number-columns-spanned="8" office:value-type="string">
            <text:p text:style-name="P95"><text:span text:style-name="T97">Observations</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6">
          <table:table-cell table:style-name="Tableau21.A6" table:number-columns-spanned="8" office:value-type="string">
            <text:p text:style-name="P33"><text:span text:style-name="Placeholder_20_Text"><text:span text:style-name="T111">Cliquez ici pour taper du texte.</text:span></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7">
          <table:table-cell table:style-name="Tableau21.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8">
          <table:table-cell table:style-name="Tableau21.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21.A8" office:value-type="string">
            <text:p text:style-name="P76"><text:span text:style-name="T17">Visa</text:span></text:p>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87"><text:span text:style-name="T23"/></text:p>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95"/>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4"><text:span text:style-name="T129">SYNTHESE DES RESULTATS OBTENUS PAR LE CANDIDAT</text:span></text:p>
            <text:p text:style-name="P5"><text:span text:style-name="T130">A L’ISSUE DU PARCOURS DE FORMATION</text:span></text:p>
          </table:table-cell>
          <table:covered-table-cell/>
          <table:covered-table-cell/>
        </table:table-row>
        <table:table-row table:style-name="Tableau24.2">
          <table:table-cell table:style-name="Tableau24.A2" table:number-columns-spanned="3" office:value-type="string">
            <text:p text:style-name="P116"/>
          </table:table-cell>
          <table:covered-table-cell/>
          <table:covered-table-cell/>
        </table:table-row>
        <table:table-row table:style-name="Tableau24.3">
          <table:table-cell table:style-name="Tableau24.A3" office:value-type="string">
            <text:p text:style-name="P117"/>
          </table:table-cell>
          <table:table-cell table:style-name="Tableau24.A3" office:value-type="string">
            <text:p text:style-name="P117"/>
          </table:table-cell>
          <table:table-cell table:style-name="Tableau24.A3" office:value-type="string">
            <text:p text:style-name="P101"><text:span text:style-name="T4"></text:span></text:p>
          </table:table-cell>
        </table:table-row>
        <table:table-row table:style-name="Tableau24.2">
          <table:table-cell table:style-name="Tableau24.A4" office:value-type="string">
            <text:p text:style-name="P116"/>
          </table:table-cell>
          <table:table-cell table:style-name="Tableau24.B4" office:value-type="string">
            <text:p text:style-name="P116"/>
          </table:table-cell>
          <table:table-cell table:style-name="Tableau24.C4" office:value-type="string">
            <text:p text:style-name="P116"/>
          </table:table-cell>
        </table:table-row>
      </table:table>
      <text:p text:style-name="P122"/>
      <table:table table:name="Tableau25" table:style-name="Tableau25">
        <table:table-column table:style-name="Tableau25.A"/>
        <table:table-column table:style-name="Tableau25.B"/>
        <table:table-column table:style-name="Tableau25.C"/>
        <table:table-header-rows>
          <table:table-row table:style-name="Tableau25.1">
            <table:table-cell table:style-name="Tableau25.A1" office:value-type="string">
              <text:p text:style-name="P80"><text:span text:style-name="T13">Intitulé de l’activité type</text:span></text:p>
            </table:table-cell>
            <table:table-cell table:style-name="Tableau25.A1" table:number-columns-spanned="2" office:value-type="string">
              <text:p text:style-name="P80"><text:span text:style-name="T13">Compétences professionnelles</text:span></text:p>
            </table:table-cell>
            <table:covered-table-cell/>
          </table:table-row>
        </table:table-header-rows>
        <table:table-row table:style-name="Tableau25.2">
          <table:table-cell table:style-name="Tableau25.A2" office:value-type="string">
            <text:p text:style-name="P99"><text:bookmark-start text:name="IntAct12"/><text:text-input text:description="">Développer la partie front-end d’une application web ou web mobile en intégrant les recommandations de sécurité</text:text-input><text:bookmark-end text:name="IntAct12"/></text:p>
          </table:table-cell>
          <table:table-cell table:style-name="Tableau25.B2" table:number-columns-spanned="2" office:value-type="string">
            <text:p text:style-name="P21"><text:bookmark-start text:name="IntC111"/><text:span text:style-name="T124">1. Faire la maquette d’un site et le design d’un site statique en HTML et CSS</text:span></text:p>
            <text:p text:style-name="P21"><text:span text:style-name="T124">2. </text:span><text:span text:style-name="Placeholder_20_Text"><text:span text:style-name="T92">Création de page statique avec médias intégrés (Audio et/ou Vidéo)</text:span></text:span></text:p>
            <text:p text:style-name="P21"><text:span text:style-name="T124">3. </text:span><text:span text:style-name="Placeholder_20_Text"><text:span text:style-name="T92">Création de site responsive en utilisant un Framework adaptable</text:span></text:span></text:p>
            <text:p text:style-name="P26"><text:span text:style-name="T124">4. QCM sur les définitions des standart du Web et CCP1</text:span></text:p>
            <text:p text:style-name="P27"><text:span text:style-name="T93">5</text:span><text:span text:style-name="T94">. Réaliser une interface utilisateur avec une solution de gestion de contenu ou e-commerce</text:span><text:bookmark-start text:name="IntC12"/><text:bookmark-end text:name="IntC111"/></text:p>
            <text:p text:style-name="P53"><text:bookmark-end text:name="IntC12"/></text:p>
          </table:table-cell>
          <table:covered-table-cell/>
        </table:table-row>
        <table:table-row table:style-name="Tableau25.1">
          <table:table-cell table:style-name="Tableau25.A3" office:value-type="string">
            <text:list xml:id="list160719976567559" text:continue-numbering="true" text:style-name="WWNum9">
              <text:list-item>
                <text:p text:style-name="P6">L’activité 1 est maîtrisée :</text:p>
              </text:list-item>
            </text:list>
          </table:table-cell>
          <table:table-cell table:style-name="Tableau25.B3" office:value-type="string">
            <text:p text:style-name="P112"><text:span text:style-name="T78">OUI </text:span><text:span text:style-name="T103"></text:span></text:p>
          </table:table-cell>
          <table:table-cell table:style-name="Tableau25.C3" office:value-type="string">
            <text:p text:style-name="P111"><text:span text:style-name="T78">NON </text:span><text:span text:style-name="T26">☐</text:span></text:p>
          </table:table-cell>
        </table:table-row>
        <table:table-row table:style-name="Tableau25.4">
          <table:table-cell table:style-name="Tableau25.A4" table:number-columns-spanned="3" office:value-type="string">
            <text:p text:style-name="P49"/>
          </table:table-cell>
          <table:covered-table-cell/>
          <table:covered-table-cell/>
        </table:table-row>
        <table:table-row table:style-name="Tableau25.2">
          <table:table-cell table:style-name="Tableau25.A2" office:value-type="string">
            <text:p text:style-name="P83"><text:bookmark-start text:name="sommaire2"/><text:bookmark-start text:name="IntAct22"/><text:span text:style-name="T90">Développer la partie back-end d’une application web ou web mobile en intégrant les recommandations de sécurité</text:span><text:bookmark-end text:name="IntAct22"/></text:p>
          </table:table-cell>
          <table:table-cell table:style-name="Tableau25.B5" table:number-columns-spanned="2" office:value-type="string">
            <text:p text:style-name="P85"><text:bookmark-start text:name="IntC22"/><text:span text:style-name="T87">1. Créer une base de données</text:span></text:p>
            <text:p text:style-name="P85"><text:span text:style-name="T87">2. Développer les composants d’accès aux données</text:span></text:p>
            <text:p text:style-name="P85"><text:span text:style-name="T87">3. Développer la partie back-end d’une application Web ou Web Mobile</text:span></text:p>
            <text:p text:style-name="P85"><text:span text:style-name="T87">4. Elaborer et mettre en œuvre des composants dans une application de gestion de contenu ou e-commerce</text:span></text:p>
            <text:p text:style-name="P53"><text:bookmark-end text:name="IntC22"/></text:p>
            <text:p text:style-name="P53"/>
          </table:table-cell>
          <table:covered-table-cell/>
        </table:table-row>
        <table:table-row table:style-name="Tableau25.1">
          <table:table-cell table:style-name="Tableau25.A6" office:value-type="string">
            <text:list xml:id="list160720248043088" text:continue-numbering="true" text:style-name="WWNum9">
              <text:list-item>
                <text:p text:style-name="P6">L’activité 2 est maîtrisée :</text:p>
              </text:list-item>
            </text:list>
          </table:table-cell>
          <table:table-cell table:style-name="Tableau25.B6" office:value-type="string">
            <text:p text:style-name="P112"><text:span text:style-name="T78">OUI </text:span><text:span text:style-name="T103"></text:span></text:p>
          </table:table-cell>
          <table:table-cell table:style-name="Tableau25.C6" office:value-type="string">
            <text:p text:style-name="P111"><text:span text:style-name="T78">NON </text:span><text:span text:style-name="T26">☐</text:span><text:bookmark-end text:name="sommaire2"/></text:p>
          </table:table-cell>
        </table:table-row>
        <table:table-row table:style-name="Tableau25.7">
          <table:table-cell table:style-name="Tableau25.A7" table:number-columns-spanned="3" office:value-type="string">
            <text:p text:style-name="P49"/>
          </table:table-cell>
          <table:covered-table-cell/>
          <table:covered-table-cell/>
        </table:table-row>
        <table:table-row table:style-name="Tableau25.2">
          <table:table-cell table:style-name="Tableau25.A2" office:value-type="string">
            <text:p text:style-name="P50"><text:bookmark text:name="sommaire3"/></text:p>
          </table:table-cell>
          <table:table-cell table:style-name="Tableau25.B8" table:number-columns-spanned="2" office:value-type="string">
            <text:p text:style-name="P96"/>
          </table:table-cell>
          <table:covered-table-cell/>
        </table:table-row>
        <table:table-row table:style-name="Tableau25.1">
          <table:table-cell table:style-name="Tableau25.A9" office:value-type="string">
            <text:list xml:id="list160720778691509" text:continue-numbering="true" text:style-name="WWNum9">
              <text:list-item>
                <text:p text:style-name="P6"/>
              </text:list-item>
            </text:list>
          </table:table-cell>
          <table:table-cell table:style-name="Tableau25.B9" office:value-type="string">
            <text:p text:style-name="P51"/>
          </table:table-cell>
          <table:table-cell table:style-name="Tableau25.C9" office:value-type="string">
            <text:p text:style-name="P51"/>
          </table:table-cell>
        </table:table-row>
        <table:table-row table:style-name="Tableau25.10">
          <table:table-cell table:style-name="Tableau25.A10" table:number-columns-spanned="3" office:value-type="string">
            <text:p text:style-name="P49"/>
          </table:table-cell>
          <table:covered-table-cell/>
          <table:covered-table-cell/>
        </table:table-row>
        <table:table-row table:style-name="Tableau25.2">
          <table:table-cell table:style-name="Tableau25.A11" office:value-type="string">
            <text:p text:style-name="P50"><text:bookmark text:name="sommaire4"/></text:p>
          </table:table-cell>
          <table:table-cell table:style-name="Tableau25.B11" table:number-columns-spanned="2" office:value-type="string">
            <text:p text:style-name="P98"/>
          </table:table-cell>
          <table:covered-table-cell/>
        </table:table-row>
        <table:table-row table:style-name="Tableau25.1">
          <table:table-cell table:style-name="Tableau25.A12" office:value-type="string">
            <text:list xml:id="list160721864648772" text:continue-numbering="true" text:style-name="WWNum9">
              <text:list-item>
                <text:p text:style-name="P6"/>
              </text:list-item>
            </text:list>
          </table:table-cell>
          <table:table-cell table:style-name="Tableau25.B12" office:value-type="string">
            <text:p text:style-name="P51"/>
          </table:table-cell>
          <table:table-cell table:style-name="Tableau25.C12" office:value-type="string">
            <text:p text:style-name="P51"/>
          </table:table-cell>
        </table:table-row>
        <table:table-row table:style-name="Tableau25.13">
          <table:table-cell table:style-name="Tableau25.A13" table:number-columns-spanned="3" office:value-type="string">
            <text:p text:style-name="P49"/>
          </table:table-cell>
          <table:covered-table-cell/>
          <table:covered-table-cell/>
        </table:table-row>
        <table:table-row table:style-name="Tableau25.14">
          <table:table-cell table:style-name="Tableau25.A2" office:value-type="string">
            <text:p text:style-name="P50"><text:bookmark text:name="sommaire5"/></text:p>
          </table:table-cell>
          <table:table-cell table:style-name="Tableau25.B14" table:number-columns-spanned="2" office:value-type="string">
            <text:p text:style-name="P55"/>
          </table:table-cell>
          <table:covered-table-cell/>
        </table:table-row>
        <table:table-row table:style-name="Tableau25.1">
          <table:table-cell table:style-name="Tableau25.A15" office:value-type="string">
            <text:list xml:id="list160719992354487" text:continue-numbering="true" text:style-name="WWNum9">
              <text:list-item>
                <text:p text:style-name="P6"/>
              </text:list-item>
            </text:list>
          </table:table-cell>
          <table:table-cell table:style-name="Tableau25.B15" office:value-type="string">
            <text:p text:style-name="P51"/>
          </table:table-cell>
          <table:table-cell table:style-name="Tableau25.C15" office:value-type="string">
            <text:p text:style-name="P51"/>
          </table:table-cell>
        </table:table-row>
      </table:table>
      <text:p text:style-name="Standard"/>
      <table:table table:name="Tableau26" table:style-name="Tableau26">
        <table:table-column table:style-name="Tableau26.A"/>
        <table:table-row table:style-name="Tableau26.1">
          <table:table-cell table:style-name="Tableau26.A1" office:value-type="string">
            <text:p text:style-name="P49"/>
          </table:table-cell>
        </table:table-row>
        <table:table-row table:style-name="Tableau26.2">
          <table:table-cell table:style-name="Tableau26.A2" office:value-type="string">
            <text:p text:style-name="P95"><text:span text:style-name="T97">Observations</text:span></text:p>
          </table:table-cell>
        </table:table-row>
        <table:table-row table:style-name="Tableau26.3">
          <table:table-cell table:style-name="Tableau26.A3" office:value-type="string">
            <text:p text:style-name="P3"><text:span text:style-name="Placeholder_20_Text"><text:span text:style-name="T110">Cliquez ici pour taper du texte.</text:span></text:span></text:p>
          </table:table-cell>
        </table:table-row>
        <table:table-row table:style-name="Tableau26.4">
          <table:table-cell table:style-name="Tableau26.A4" office:value-type="string">
            <text:p text:style-name="P96"/>
          </table:table-cell>
        </table:table-row>
      </table:table>
      <text:p text:style-name="P9"/>
      <table:table table:name="Tableau27" table:style-name="Tableau27">
        <table:table-column table:style-name="Tableau27.A"/>
        <table:table-column table:style-name="Tableau27.B"/>
        <table:table-column table:style-name="Tableau27.C"/>
        <table:table-column table:style-name="Tableau27.A"/>
        <table:table-column table:style-name="Tableau27.E"/>
        <table:table-column table:style-name="Tableau27.F"/>
        <table:table-column table:style-name="Tableau27.G"/>
        <table:table-row table:style-name="Tableau27.1">
          <table:table-cell table:style-name="Tableau27.A1" table:number-columns-spanned="6" office:value-type="string">
            <text:p text:style-name="P80"><text:span text:style-name="T17">Formateur(s) / Evaluateur(s)</text:span></text:p>
          </table:table-cell>
          <table:covered-table-cell/>
          <table:covered-table-cell/>
          <table:covered-table-cell/>
          <table:covered-table-cell/>
          <table:covered-table-cell/>
          <table:table-cell table:style-name="Tableau27.A1" office:value-type="string">
            <text:p text:style-name="P76"><text:span text:style-name="T17">Visa</text:span></text:p>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1"><text:span text:style-name="T23">Didier ROLLAND</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30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2">05/08/2022</text:span></text:span><field:fieldmark-end/></text:p>
          </table:table-cell>
          <table:table-cell table:style-name="Tableau27.G2" office:value-type="string">
            <text:p text:style-name="P46"/>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text:span text:style-name="Placeholder_20_Text"/></text:p>
          </table:table-cell>
          <table:table-cell table:style-name="Tableau27.G2" office:value-type="string">
            <text:p text:style-name="P46"/>
          </table:table-cell>
        </table:table-row>
        <table:table-row table:style-name="Tableau27.4">
          <table:table-cell table:style-name="Tableau27.A4" table:number-columns-spanned="6" office:value-type="string">
            <text:p text:style-name="P80"><text:span text:style-name="T17">Représentant de l’organisme de formation</text:span></text:p>
          </table:table-cell>
          <table:covered-table-cell/>
          <table:covered-table-cell/>
          <table:covered-table-cell/>
          <table:covered-table-cell/>
          <table:covered-table-cell/>
          <table:table-cell table:style-name="Tableau27.G4" office:value-type="string">
            <text:p text:style-name="P45"/>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text:span text:style-name="T137"><text:text-input text:description="">Julien BIANCO</text:text-input></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51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2">05/08/2022</text:span></text:span><field:fieldmark-end/></text:p>
          </table:table-cell>
          <table:table-cell table:style-name="Tableau27.G2" office:value-type="string">
            <text:p text:style-name="P46"/>
          </table:table-cell>
        </table:table-row>
      </table:table>
      <text:p text:style-name="P7">Un exemplaire du livret a été remis au candidat pour information par l’organisme de formation contre signature le<text:span text:style-name="T132"> </text:span><field:fieldmark-start text:name="__Fieldmark__3259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05/08/2022</text:span><field:fieldmark-end/><text:span text:style-name="T132">.</text:span></text:p>
      <text:p text:style-name="P8"><text:span text:style-name="T127">Signature du candidat pour information :</text:span></text:p>
      <text:p text:style-name="P12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Liste_20_numérotée" style:display-name="Liste numérotée" style:family="paragraph" style:parent-style-name="Standard" style:list-style-name="WWNum12">
      <style:paragraph-properties fo:margin-left="0cm" fo:margin-right="0.309cm" fo:margin-top="0cm" fo:margin-bottom="0.212cm" style:contextual-spacing="false" fo:text-align="justify" style:justify-single-word="false" fo:text-indent="0cm" style:auto-text-indent="false"/>
      <style:text-properties fo:color="#404040" loext:opacity="100%" fo:font-size="10pt" fo:font-weight="bold" style:font-size-asian="10pt" style:font-weight-asian="bold" style:font-name-complex="Calibri1" style:font-family-complex="Calibri" style:font-family-generic-complex="system" style:font-pitch-complex="variable" style:font-size-complex="10pt"/>
    </style:style>
    <style:style style:name="titre" style:family="paragraph" style:parent-style-name="Standard">
      <style:text-properties fo:color="#404040" loext:opacity="100%" fo:font-size="14pt" fo:font-weight="bold" style:font-size-asian="14pt" style:font-weight-asian="bold" style:font-name-complex="Calibri1" style:font-family-complex="Calibri" style:font-family-generic-complex="system" style:font-pitch-complex="variable" style:font-size-complex="14pt"/>
    </style:style>
    <style:style style:name="Corps" style:family="paragraph" style:parent-style-name="Standard">
      <style:paragraph-properties fo:margin-top="0cm" fo:margin-bottom="0.212cm" style:contextual-spacing="false"/>
      <style:text-properties fo:color="#404040" loext:opacity="100%" style:language-asian="fr" style:country-asian="FR"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d60093" loext:opacity="100%" fo:font-size="6pt" style:font-size-asian="6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d60093" loext:opacity="100%" fo:font-size="6pt" style:font-size-asian="6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d60093" loext:opacity="100%" fo:font-size="6pt" style:font-size-asian="6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 style:family="table">
      <style:table-properties style:width="17.194cm" fo:margin-left="0.25cm" fo:margin-top="0cm" fo:margin-bottom="0cm" table:align="left" style:writing-mode="lr-tb"/>
    </style:style>
    <style:style style:name="Tableau4.A" style:family="table-column">
      <style:table-column-properties style:column-width="3.563cm"/>
    </style:style>
    <style:style style:name="Tableau4.B" style:family="table-column">
      <style:table-column-properties style:column-width="10.188cm"/>
    </style:style>
    <style:style style:name="Tableau4.C" style:family="table-column">
      <style:table-column-properties style:column-width="3.443cm"/>
    </style:style>
    <style:style style:name="Tableau4.1" style:family="table-row">
      <style:table-row-properties style:min-row-height="0.499cm" fo:keep-together="auto"/>
    </style:style>
    <style:style style:name="Tableau4.A1" style:family="table-cell">
      <style:table-cell-properties fo:padding-left="0.191cm" fo:padding-right="0.191cm" fo:padding-top="0cm" fo:padding-bottom="0cm" fo:border="none" style:writing-mode="lr-tb"/>
    </style:style>
    <style:style style:name="Tableau4.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0.801cm" fo:keep-together="auto"/>
    </style:style>
    <style:style style:name="Tableau4.B2" style:family="table-cell">
      <style:table-cell-properties fo:padding-left="0.191cm" fo:padding-right="0.191cm" fo:padding-top="0cm" fo:padding-bottom="0cm" fo:border-left="none" fo:border-right="none" fo:border-top="0.5pt solid #bfbfbf" fo:border-bottom="none" style:writing-mode="lr-tb"/>
    </style:style>
    <style:style style:name="Tableau4.3" style:family="table-row">
      <style:table-row-properties style:min-row-height="1.796cm" fo:keep-together="auto"/>
    </style:style>
    <style:style style:name="Tableau4.B3" style:family="table-cell">
      <style:table-cell-properties fo:padding-left="0.191cm" fo:padding-right="0.191cm" fo:padding-top="0cm" fo:padding-bottom="0cm" fo:border-left="none" fo:border-right="none" fo:border-top="none" fo:border-bottom="2.25pt solid #bfbfbf" style:writing-mode="lr-tb"/>
    </style:style>
    <style:style style:name="Tableau4.4" style:family="table-row">
      <style:table-row-properties style:min-row-height="0.101cm" fo:keep-together="auto"/>
    </style:style>
    <style:style style:name="Tableau4.B4" style:family="table-cell">
      <style:table-cell-properties fo:padding-left="0.191cm" fo:padding-right="0.191cm" fo:padding-top="0cm" fo:padding-bottom="0cm" fo:border-left="none" fo:border-right="none" fo:border-top="2.25pt solid #bfbfbf" fo:border-bottom="none" style:writing-mode="lr-tb"/>
    </style:style>
    <style:style style:name="Tableau4.5" style:family="table-row">
      <style:table-row-properties style:min-row-height="0.9cm" fo:keep-together="auto"/>
    </style:style>
    <style:style style:name="Tableau4.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6" style:family="table-row">
      <style:table-row-properties style:min-row-height="0.189cm" fo:keep-together="auto"/>
    </style:style>
    <style:style style:name="Tableau4.A6" style:family="table-cell">
      <style:table-cell-properties fo:background-color="transparent" fo:padding-left="0.191cm" fo:padding-right="0.191cm" fo:padding-top="0cm" fo:padding-bottom="0cm" fo:border="none" style:writing-mode="lr-tb">
        <style:background-image/>
      </style:table-cell-properties>
    </style:style>
    <style:style style:name="Tableau4.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 style:family="table">
      <style:table-properties style:width="18.302cm" fo:margin-top="0cm" fo:margin-bottom="0cm" table:align="center" style:writing-mode="lr-tb"/>
    </style:style>
    <style:style style:name="Tableau5.A" style:family="table-column">
      <style:table-column-properties style:column-width="1.894cm"/>
    </style:style>
    <style:style style:name="Tableau5.B" style:family="table-column">
      <style:table-column-properties style:column-width="6.327cm"/>
    </style:style>
    <style:style style:name="Tableau5.C" style:family="table-column">
      <style:table-column-properties style:column-width="1.683cm"/>
    </style:style>
    <style:style style:name="Tableau5.D" style:family="table-column">
      <style:table-column-properties style:column-width="1.476cm"/>
    </style:style>
    <style:style style:name="Tableau5.E" style:family="table-column">
      <style:table-column-properties style:column-width="3.002cm"/>
    </style:style>
    <style:style style:name="Tableau5.F" style:family="table-column">
      <style:table-column-properties style:column-width="2.752cm"/>
    </style:style>
    <style:style style:name="Tableau5.G" style:family="table-column">
      <style:table-column-properties style:column-width="1.166cm"/>
    </style:style>
    <style:style style:name="Tableau5.1" style:family="table-row">
      <style:table-row-properties fo:keep-together="auto"/>
    </style:style>
    <style:style style:name="Tableau5.A1" style:family="table-cell">
      <style:table-cell-properties style:vertical-align="middle" fo:padding-left="0.123cm" fo:padding-right="0.123cm" fo:padding-top="0cm" fo:padding-bottom="0cm" fo:border="0.5pt solid #595959"/>
    </style:style>
    <style:style style:name="Tableau5.2" style:family="table-row">
      <style:table-row-properties style:min-row-height="0.265cm" fo:keep-together="auto"/>
    </style:style>
    <style:style style:name="Tableau6" style:family="table">
      <style:table-properties style:width="17.194cm" fo:margin-left="0.25cm" fo:margin-top="0cm" fo:margin-bottom="0cm" table:align="left" style:writing-mode="lr-tb"/>
    </style:style>
    <style:style style:name="Tableau6.A" style:family="table-column">
      <style:table-column-properties style:column-width="3.563cm"/>
    </style:style>
    <style:style style:name="Tableau6.B" style:family="table-column">
      <style:table-column-properties style:column-width="10.188cm"/>
    </style:style>
    <style:style style:name="Tableau6.C" style:family="table-column">
      <style:table-column-properties style:column-width="3.443cm"/>
    </style:style>
    <style:style style:name="Tableau6.1" style:family="table-row">
      <style:table-row-properties style:min-row-height="0.499cm" fo:keep-together="auto"/>
    </style:style>
    <style:style style:name="Tableau6.A1" style:family="table-cell">
      <style:table-cell-properties fo:padding-left="0.191cm" fo:padding-right="0.191cm" fo:padding-top="0cm" fo:padding-bottom="0cm" fo:border="none" style:writing-mode="lr-tb"/>
    </style:style>
    <style:style style:name="Tableau6.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0.801cm" fo:keep-together="auto"/>
    </style:style>
    <style:style style:name="Tableau6.B2" style:family="table-cell">
      <style:table-cell-properties fo:padding-left="0.191cm" fo:padding-right="0.191cm" fo:padding-top="0cm" fo:padding-bottom="0cm" fo:border-left="none" fo:border-right="none" fo:border-top="0.5pt solid #bfbfbf" fo:border-bottom="none" style:writing-mode="lr-tb"/>
    </style:style>
    <style:style style:name="Tableau6.B3" style:family="table-cell">
      <style:table-cell-properties fo:padding-left="0.191cm" fo:padding-right="0.191cm" fo:padding-top="0cm" fo:padding-bottom="0cm" fo:border-left="none" fo:border-right="none" fo:border-top="none" fo:border-bottom="2.25pt solid #bfbfbf" style:writing-mode="lr-tb"/>
    </style:style>
    <style:style style:name="Tableau6.4" style:family="table-row">
      <style:table-row-properties style:min-row-height="0.101cm" fo:keep-together="auto"/>
    </style:style>
    <style:style style:name="Tableau6.B4" style:family="table-cell">
      <style:table-cell-properties fo:padding-left="0.191cm" fo:padding-right="0.191cm" fo:padding-top="0cm" fo:padding-bottom="0cm" fo:border-left="none" fo:border-right="none" fo:border-top="2.25pt solid #bfbfbf" fo:border-bottom="none" style:writing-mode="lr-tb"/>
    </style:style>
    <style:style style:name="Tableau6.5" style:family="table-row">
      <style:table-row-properties style:min-row-height="0.9cm" fo:keep-together="auto"/>
    </style:style>
    <style:style style:name="Tableau6.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6.A6" style:family="table-cell">
      <style:table-cell-properties fo:background-color="transparent" fo:padding-left="0.191cm" fo:padding-right="0.191cm" fo:padding-top="0cm" fo:padding-bottom="0cm" fo:border="none" style:writing-mode="lr-tb">
        <style:background-image/>
      </style:table-cell-properties>
    </style:style>
    <style:style style:name="Tableau6.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8.302cm" fo:margin-top="0cm" fo:margin-bottom="0cm" table:align="center" style:writing-mode="lr-tb"/>
    </style:style>
    <style:style style:name="Tableau7.A" style:family="table-column">
      <style:table-column-properties style:column-width="1.894cm"/>
    </style:style>
    <style:style style:name="Tableau7.B" style:family="table-column">
      <style:table-column-properties style:column-width="6.327cm"/>
    </style:style>
    <style:style style:name="Tableau7.C" style:family="table-column">
      <style:table-column-properties style:column-width="1.683cm"/>
    </style:style>
    <style:style style:name="Tableau7.D" style:family="table-column">
      <style:table-column-properties style:column-width="1.476cm"/>
    </style:style>
    <style:style style:name="Tableau7.E" style:family="table-column">
      <style:table-column-properties style:column-width="3.002cm"/>
    </style:style>
    <style:style style:name="Tableau7.F" style:family="table-column">
      <style:table-column-properties style:column-width="2.752cm"/>
    </style:style>
    <style:style style:name="Tableau7.G" style:family="table-column">
      <style:table-column-properties style:column-width="1.166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0.5pt solid #595959"/>
    </style:style>
    <style:style style:name="Tableau7.2" style:family="table-row">
      <style:table-row-properties style:min-row-height="0.265cm" fo:keep-together="auto"/>
    </style:style>
    <style:style style:name="Tableau9" style:family="table">
      <style:table-properties style:width="18.302cm" fo:margin-top="0cm" fo:margin-bottom="0cm" table:align="center" style:writing-mode="lr-tb"/>
    </style:style>
    <style:style style:name="Tableau9.A" style:family="table-column">
      <style:table-column-properties style:column-width="1.894cm"/>
    </style:style>
    <style:style style:name="Tableau9.B" style:family="table-column">
      <style:table-column-properties style:column-width="6.327cm"/>
    </style:style>
    <style:style style:name="Tableau9.C" style:family="table-column">
      <style:table-column-properties style:column-width="1.683cm"/>
    </style:style>
    <style:style style:name="Tableau9.D" style:family="table-column">
      <style:table-column-properties style:column-width="1.476cm"/>
    </style:style>
    <style:style style:name="Tableau9.E" style:family="table-column">
      <style:table-column-properties style:column-width="3.002cm"/>
    </style:style>
    <style:style style:name="Tableau9.F" style:family="table-column">
      <style:table-column-properties style:column-width="2.752cm"/>
    </style:style>
    <style:style style:name="Tableau9.G" style:family="table-column">
      <style:table-column-properties style:column-width="1.166cm"/>
    </style:style>
    <style:style style:name="Tableau9.1" style:family="table-row">
      <style:table-row-properties fo:keep-together="auto"/>
    </style:style>
    <style:style style:name="Tableau9.A1" style:family="table-cell">
      <style:table-cell-properties style:vertical-align="middle" fo:padding-left="0.123cm" fo:padding-right="0.123cm" fo:padding-top="0cm" fo:padding-bottom="0cm" fo:border="0.5pt solid #595959"/>
    </style:style>
    <style:style style:name="Tableau9.2" style:family="table-row">
      <style:table-row-properties style:min-row-height="0.265cm" fo:keep-together="auto"/>
    </style:style>
    <style:style style:name="Tableau15" style:family="table">
      <style:table-properties style:width="18.302cm" fo:margin-top="0cm" fo:margin-bottom="0cm" table:align="center" style:writing-mode="lr-tb"/>
    </style:style>
    <style:style style:name="Tableau15.A" style:family="table-column">
      <style:table-column-properties style:column-width="1.894cm"/>
    </style:style>
    <style:style style:name="Tableau15.B" style:family="table-column">
      <style:table-column-properties style:column-width="6.327cm"/>
    </style:style>
    <style:style style:name="Tableau15.C" style:family="table-column">
      <style:table-column-properties style:column-width="1.683cm"/>
    </style:style>
    <style:style style:name="Tableau15.D" style:family="table-column">
      <style:table-column-properties style:column-width="1.476cm"/>
    </style:style>
    <style:style style:name="Tableau15.E" style:family="table-column">
      <style:table-column-properties style:column-width="3.002cm"/>
    </style:style>
    <style:style style:name="Tableau15.F" style:family="table-column">
      <style:table-column-properties style:column-width="2.752cm"/>
    </style:style>
    <style:style style:name="Tableau15.G" style:family="table-column">
      <style:table-column-properties style:column-width="1.166cm"/>
    </style:style>
    <style:style style:name="Tableau15.1" style:family="table-row">
      <style:table-row-properties fo:keep-together="auto"/>
    </style:style>
    <style:style style:name="Tableau15.A1" style:family="table-cell">
      <style:table-cell-properties style:vertical-align="middle" fo:padding-left="0.123cm" fo:padding-right="0.123cm" fo:padding-top="0cm" fo:padding-bottom="0cm" fo:border="0.5pt solid #595959"/>
    </style:style>
    <style:style style:name="Tableau15.2" style:family="table-row">
      <style:table-row-properties style:min-row-height="0.265cm" fo:keep-together="auto"/>
    </style:style>
    <style:style style:name="Tableau16" style:family="table">
      <style:table-properties style:width="18.302cm" fo:margin-top="0cm" fo:margin-bottom="0cm" table:align="center" style:writing-mode="lr-tb"/>
    </style:style>
    <style:style style:name="Tableau16.A" style:family="table-column">
      <style:table-column-properties style:column-width="1.894cm"/>
    </style:style>
    <style:style style:name="Tableau16.B" style:family="table-column">
      <style:table-column-properties style:column-width="6.327cm"/>
    </style:style>
    <style:style style:name="Tableau16.C" style:family="table-column">
      <style:table-column-properties style:column-width="1.683cm"/>
    </style:style>
    <style:style style:name="Tableau16.D" style:family="table-column">
      <style:table-column-properties style:column-width="1.476cm"/>
    </style:style>
    <style:style style:name="Tableau16.E" style:family="table-column">
      <style:table-column-properties style:column-width="3.002cm"/>
    </style:style>
    <style:style style:name="Tableau16.F" style:family="table-column">
      <style:table-column-properties style:column-width="2.752cm"/>
    </style:style>
    <style:style style:name="Tableau16.G" style:family="table-column">
      <style:table-column-properties style:column-width="1.166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0.5pt solid #595959"/>
    </style:style>
    <style:style style:name="Tableau16.2" style:family="table-row">
      <style:table-row-properties style:min-row-height="0.265cm" fo:keep-together="auto"/>
    </style:style>
    <style:style style:name="Tableau22" style:family="table">
      <style:table-properties style:width="18.302cm" fo:margin-top="0cm" fo:margin-bottom="0cm" table:align="center" style:writing-mode="lr-tb"/>
    </style:style>
    <style:style style:name="Tableau22.A" style:family="table-column">
      <style:table-column-properties style:column-width="1.894cm"/>
    </style:style>
    <style:style style:name="Tableau22.B" style:family="table-column">
      <style:table-column-properties style:column-width="6.327cm"/>
    </style:style>
    <style:style style:name="Tableau22.C" style:family="table-column">
      <style:table-column-properties style:column-width="1.683cm"/>
    </style:style>
    <style:style style:name="Tableau22.D" style:family="table-column">
      <style:table-column-properties style:column-width="1.476cm"/>
    </style:style>
    <style:style style:name="Tableau22.E" style:family="table-column">
      <style:table-column-properties style:column-width="3.002cm"/>
    </style:style>
    <style:style style:name="Tableau22.F" style:family="table-column">
      <style:table-column-properties style:column-width="2.752cm"/>
    </style:style>
    <style:style style:name="Tableau22.G" style:family="table-column">
      <style:table-column-properties style:column-width="1.166cm"/>
    </style:style>
    <style:style style:name="Tableau22.1" style:family="table-row">
      <style:table-row-properties fo:keep-together="auto"/>
    </style:style>
    <style:style style:name="Tableau22.A1" style:family="table-cell">
      <style:table-cell-properties style:vertical-align="middle" fo:padding-left="0.123cm" fo:padding-right="0.123cm" fo:padding-top="0cm" fo:padding-bottom="0cm" fo:border="0.5pt solid #595959"/>
    </style:style>
    <style:style style:name="Tableau22.2" style:family="table-row">
      <style:table-row-properties style:min-row-height="0.265cm" fo:keep-together="auto"/>
    </style:style>
    <style:style style:name="Tableau23" style:family="table">
      <style:table-properties style:width="18.302cm" fo:margin-top="0cm" fo:margin-bottom="0cm" table:align="center" style:writing-mode="lr-tb"/>
    </style:style>
    <style:style style:name="Tableau23.A" style:family="table-column">
      <style:table-column-properties style:column-width="1.894cm"/>
    </style:style>
    <style:style style:name="Tableau23.B" style:family="table-column">
      <style:table-column-properties style:column-width="6.327cm"/>
    </style:style>
    <style:style style:name="Tableau23.C" style:family="table-column">
      <style:table-column-properties style:column-width="1.683cm"/>
    </style:style>
    <style:style style:name="Tableau23.D" style:family="table-column">
      <style:table-column-properties style:column-width="1.476cm"/>
    </style:style>
    <style:style style:name="Tableau23.E" style:family="table-column">
      <style:table-column-properties style:column-width="3.002cm"/>
    </style:style>
    <style:style style:name="Tableau23.F" style:family="table-column">
      <style:table-column-properties style:column-width="2.752cm"/>
    </style:style>
    <style:style style:name="Tableau23.G" style:family="table-column">
      <style:table-column-properties style:column-width="1.166cm"/>
    </style:style>
    <style:style style:name="Tableau23.1" style:family="table-row">
      <style:table-row-properties fo:keep-together="auto"/>
    </style:style>
    <style:style style:name="Tableau23.A1" style:family="table-cell">
      <style:table-cell-properties style:vertical-align="middle" fo:padding-left="0.123cm" fo:padding-right="0.123cm" fo:padding-top="0cm" fo:padding-bottom="0cm" fo:border="0.5pt solid #595959"/>
    </style:style>
    <style:style style:name="Tableau23.2" style:family="table-row">
      <style:table-row-properties style:min-row-height="0.265cm" fo:keep-together="auto"/>
    </style:style>
    <style:style style:name="Tableau28" style:family="table">
      <style:table-properties style:width="18.002cm" fo:margin-left="0cm" fo:margin-top="0cm" fo:margin-bottom="0cm" table:align="left" style:writing-mode="lr-tb"/>
    </style:style>
    <style:style style:name="Tableau28.A" style:family="table-column">
      <style:table-column-properties style:column-width="5.249cm"/>
    </style:style>
    <style:style style:name="Tableau28.B" style:family="table-column">
      <style:table-column-properties style:column-width="4.249cm"/>
    </style:style>
    <style:style style:name="Tableau28.C" style:family="table-column">
      <style:table-column-properties style:column-width="8.504cm"/>
    </style:style>
    <style:style style:name="Tableau28.1" style:family="table-row">
      <style:table-row-properties style:min-row-height="0.199cm" fo:keep-together="auto"/>
    </style:style>
    <style:style style:name="Tableau2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8.2" style:family="table-row">
      <style:table-row-properties style:min-row-height="1.401cm" fo:keep-together="auto"/>
    </style:style>
    <style:style style:name="Tableau2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8.3" style:family="table-row">
      <style:table-row-properties style:min-row-height="0.101cm" fo:keep-together="auto"/>
    </style:style>
    <style:style style:name="Tableau28.A3" style:family="table-cell">
      <style:table-cell-properties fo:padding-left="0.191cm" fo:padding-right="0.191cm" fo:padding-top="0cm" fo:padding-bottom="0cm" fo:border-left="none" fo:border-right="none" fo:border-top="2.25pt solid #bfbfbf" fo:border-bottom="none" style:writing-mode="lr-tb"/>
    </style:style>
    <style:style style:name="Tableau28.4" style:family="table-row">
      <style:table-row-properties style:min-row-height="0.4cm" fo:keep-together="auto"/>
    </style:style>
    <style:style style:name="Tableau28.A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9" style:family="table">
      <style:table-properties style:width="18.302cm" fo:margin-top="0cm" fo:margin-bottom="0cm" table:align="center" style:writing-mode="lr-tb"/>
    </style:style>
    <style:style style:name="Tableau29.A" style:family="table-column">
      <style:table-column-properties style:column-width="1.894cm"/>
    </style:style>
    <style:style style:name="Tableau29.B" style:family="table-column">
      <style:table-column-properties style:column-width="6.327cm"/>
    </style:style>
    <style:style style:name="Tableau29.C" style:family="table-column">
      <style:table-column-properties style:column-width="1.683cm"/>
    </style:style>
    <style:style style:name="Tableau29.D" style:family="table-column">
      <style:table-column-properties style:column-width="1.476cm"/>
    </style:style>
    <style:style style:name="Tableau29.E" style:family="table-column">
      <style:table-column-properties style:column-width="3.002cm"/>
    </style:style>
    <style:style style:name="Tableau29.F" style:family="table-column">
      <style:table-column-properties style:column-width="2.752cm"/>
    </style:style>
    <style:style style:name="Tableau29.G" style:family="table-column">
      <style:table-column-properties style:column-width="1.166cm"/>
    </style:style>
    <style:style style:name="Tableau29.1" style:family="table-row">
      <style:table-row-properties fo:keep-together="auto"/>
    </style:style>
    <style:style style:name="Tableau29.A1" style:family="table-cell">
      <style:table-cell-properties style:vertical-align="middle" fo:padding-left="0.123cm" fo:padding-right="0.123cm" fo:padding-top="0cm" fo:padding-bottom="0cm" fo:border="0.5pt solid #595959"/>
    </style:style>
    <style:style style:name="Tableau29.2" style:family="table-row">
      <style:table-row-properties style:min-row-height="0.265cm" fo:keep-together="auto"/>
    </style:style>
    <style:style style:name="Tableau30" style:family="table">
      <style:table-properties style:width="18.302cm" fo:margin-top="0cm" fo:margin-bottom="0cm" table:align="center" style:writing-mode="lr-tb"/>
    </style:style>
    <style:style style:name="Tableau30.A" style:family="table-column">
      <style:table-column-properties style:column-width="1.894cm"/>
    </style:style>
    <style:style style:name="Tableau30.B" style:family="table-column">
      <style:table-column-properties style:column-width="6.327cm"/>
    </style:style>
    <style:style style:name="Tableau30.C" style:family="table-column">
      <style:table-column-properties style:column-width="1.683cm"/>
    </style:style>
    <style:style style:name="Tableau30.D" style:family="table-column">
      <style:table-column-properties style:column-width="1.476cm"/>
    </style:style>
    <style:style style:name="Tableau30.E" style:family="table-column">
      <style:table-column-properties style:column-width="3.002cm"/>
    </style:style>
    <style:style style:name="Tableau30.F" style:family="table-column">
      <style:table-column-properties style:column-width="2.752cm"/>
    </style:style>
    <style:style style:name="Tableau30.G" style:family="table-column">
      <style:table-column-properties style:column-width="1.166cm"/>
    </style:style>
    <style:style style:name="Tableau30.1" style:family="table-row">
      <style:table-row-properties fo:keep-together="auto"/>
    </style:style>
    <style:style style:name="Tableau30.A1" style:family="table-cell">
      <style:table-cell-properties style:vertical-align="middle" fo:padding-left="0.123cm" fo:padding-right="0.123cm" fo:padding-top="0cm" fo:padding-bottom="0cm" fo:border="0.5pt solid #595959"/>
    </style:style>
    <style:style style:name="Tableau30.2" style:family="table-row">
      <style:table-row-properties style:min-row-height="0.265cm" fo:keep-together="auto"/>
    </style:style>
    <style:style style:name="Tableau31" style:family="table">
      <style:table-properties style:width="18.302cm" fo:margin-top="0cm" fo:margin-bottom="0cm" table:align="center" style:writing-mode="lr-tb"/>
    </style:style>
    <style:style style:name="Tableau31.A" style:family="table-column">
      <style:table-column-properties style:column-width="1.894cm"/>
    </style:style>
    <style:style style:name="Tableau31.B" style:family="table-column">
      <style:table-column-properties style:column-width="6.327cm"/>
    </style:style>
    <style:style style:name="Tableau31.C" style:family="table-column">
      <style:table-column-properties style:column-width="1.683cm"/>
    </style:style>
    <style:style style:name="Tableau31.D" style:family="table-column">
      <style:table-column-properties style:column-width="1.476cm"/>
    </style:style>
    <style:style style:name="Tableau31.E" style:family="table-column">
      <style:table-column-properties style:column-width="3.002cm"/>
    </style:style>
    <style:style style:name="Tableau31.F" style:family="table-column">
      <style:table-column-properties style:column-width="2.752cm"/>
    </style:style>
    <style:style style:name="Tableau31.G" style:family="table-column">
      <style:table-column-properties style:column-width="1.166cm"/>
    </style:style>
    <style:style style:name="Tableau31.1" style:family="table-row">
      <style:table-row-properties fo:keep-together="auto"/>
    </style:style>
    <style:style style:name="Tableau31.A1" style:family="table-cell">
      <style:table-cell-properties style:vertical-align="middle" fo:padding-left="0.123cm" fo:padding-right="0.123cm" fo:padding-top="0cm" fo:padding-bottom="0cm" fo:border="0.5pt solid #595959"/>
    </style:style>
    <style:style style:name="Tableau31.2" style:family="table-row">
      <style:table-row-properties style:min-row-height="0.265cm" fo:keep-together="auto"/>
    </style:style>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orphans="0" fo:widows="0"/>
    </style:style>
    <style:style style:name="MP5" style:family="paragraph" style:parent-style-name="Footer">
      <style:text-properties fo:color="#7f7f7f" loext:opacity="100%" style:font-name="Calibri" fo:font-size="9pt" style:font-size-asian="9pt" style:font-name-complex="Calibri1" style:font-size-complex="9pt"/>
    </style:style>
    <style:style style:name="MP6"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8"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9"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0"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1"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MP12"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13" style:family="paragraph" style:parent-style-name="Footer">
      <style:paragraph-properties fo:text-align="center" style:justify-single-word="false" fo:orphans="0" fo:widows="0"/>
    </style:style>
    <style:style style:name="MP14" style:family="paragraph" style:parent-style-name="Standard">
      <style:paragraph-properties fo:text-align="center" style:justify-single-word="false" fo:orphans="0" fo:widows="0"/>
    </style:style>
    <style:style style:name="MP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16"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MP17"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MP18"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2pt" fo:font-weight="bold" style:font-size-asian="32pt" style:font-weight-asian="bold" style:font-name-complex="Calibri1" style:font-size-complex="32pt"/>
    </style:style>
    <style:style style:name="MT2" style:family="text">
      <style:text-properties fo:font-variant="small-caps" fo:color="#595959" loext:opacity="100%" fo:font-size="28pt" fo:font-weight="bold" style:font-size-asian="28pt" style:font-weight-asian="bold" style:font-name-complex="Calibri1" style:font-size-complex="28pt"/>
    </style:style>
    <style:style style:name="MT3" style:family="text">
      <style:text-properties fo:font-variant="small-caps" fo:color="#595959" loext:opacity="100%" fo:font-size="26pt" fo:font-weight="bold" style:font-size-asian="26pt" style:font-weight-asian="bold" style:font-name-complex="Calibri1" style:font-size-complex="26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color="#595959" loext:opacity="100%" style:font-name="Arial Narrow" fo:font-size="9pt" style:font-size-asian="9pt" style:font-name-complex="Arial2" style:font-size-complex="9pt"/>
    </style:style>
    <style:style style:name="MT6" style:family="text">
      <style:text-properties fo:font-size="22pt" fo:letter-spacing="-0.018cm" fo:font-weight="bold" style:font-size-asian="22pt" style:font-weight-asian="bold" style:font-size-complex="22pt"/>
    </style:style>
    <style:style style:name="MT7" style:family="text">
      <style:text-properties fo:font-size="22pt" fo:font-weight="bold" style:font-size-asian="22pt" style:font-weight-asian="bold" style:font-size-complex="22pt"/>
    </style:style>
    <style:style style:name="MT8" style:family="text">
      <style:text-properties fo:color="#ffffff" loext:opacity="100%" style:font-name="Wingdings 31" fo:font-size="16pt" style:font-size-asian="16pt" style:font-name-complex="Calibri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cm" fo:margin-bottom="1.251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949cm" fo:margin-left="0cm" fo:margin-right="0cm" fo:margin-top="0.84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945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1.254cm" fo:margin-left="0cm" fo:margin-right="0cm" fo:margin-top="1.155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0.945cm" fo:margin-left="1.501cm" fo:margin-right="1.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MP6"><draw:frame draw:style-name="Mfr1" draw:name="Image 15" text:anchor-type="as-char" svg:width="3.186cm" svg:height="3.115cm" draw:z-index="6"><draw:image xlink:href="Pictures/10000000000001140000013615B7F45DC7B0AF8B.jpg" xlink:type="simple" xlink:show="embed" xlink:actuate="onLoad" draw:mime-type="image/jpeg"/></draw:frame></text:p>
            </table:table-cell>
            <table:table-cell table:style-name="Tableau4.B1" table:number-columns-spanned="2" office:value-type="string">
              <text:p text:style-name="MP7"/>
            </table:table-cell>
            <table:covered-table-cell/>
          </table:table-row>
          <table:table-row table:style-name="Tableau4.2">
            <table:covered-table-cell table:style-name="Tableau4.A1"/>
            <table:table-cell table:style-name="Tableau4.B2" table:number-columns-spanned="2" office:value-type="string">
              <text:p text:style-name="MP9"/>
            </table:table-cell>
            <table:covered-table-cell/>
          </table:table-row>
          <table:table-row table:style-name="Tableau4.3">
            <table:covered-table-cell table:style-name="Tableau4.A1"/>
            <table:table-cell table:style-name="Tableau4.B3" table:number-columns-spanned="2" office:value-type="string">
              <text:p text:style-name="MP10"/>
            </table:table-cell>
            <table:covered-table-cell/>
          </table:table-row>
          <table:table-row table:style-name="Tableau4.4">
            <table:covered-table-cell table:style-name="Tableau4.A1"/>
            <table:table-cell table:style-name="Tableau4.B4" table:number-columns-spanned="2" office:value-type="string">
              <text:p text:style-name="MP7"/>
            </table:table-cell>
            <table:covered-table-cell/>
          </table:table-row>
          <table:table-row table:style-name="Tableau4.5">
            <table:covered-table-cell table:style-name="Tableau4.A1"/>
            <table:table-cell table:style-name="Tableau4.B5" office:value-type="string">
              <text:p text:style-name="MP11"/>
            </table:table-cell>
            <table:table-cell table:style-name="Tableau4.B5" office:value-type="string">
              <text:p text:style-name="MP12"><text:span text:style-name="MT4"/></text:p>
            </table:table-cell>
          </table:table-row>
          <table:table-row table:style-name="Tableau4.6">
            <table:covered-table-cell table:style-name="Tableau4.A6"/>
            <table:table-cell table:style-name="Tableau4.B6" table:number-columns-spanned="2" office:value-type="string">
              <text:p text:style-name="MP7"/>
            </table:table-cell>
            <table:covered-table-cell/>
          </table:table-row>
        </table:table>
        <text:p text:style-name="MP1"><draw:custom-shape text:anchor-type="char" style:rel-height="20%" draw:z-index="2" draw:name="Zone de texte 2" draw:style-name="Mgr1" draw:text-style-name="MP3" svg:width="13.629cm" svg:height="1.629cm" svg:x="3.431cm" svg:y="-3.452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3" draw:name="Zone de texte 2" draw:style-name="Mgr1" draw:text-style-name="MP3" svg:width="13.951cm" svg:height="1.629cm" svg:x="3.923cm" svg:y="-4.616cm"><text:p text:style-name="MP4"><text:span text:style-name="MT2">L</text:span><text:span text:style-name="MT1">ivret d’</text:span><text:span text:style-name="MT3">E</text:span><text:span text:style-name="MT1">valuations pass</text:span><text:span text:style-name="MT3">E</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MP13"><text:span text:style-name="MT5">SIGLE</text:span></text:p>
            </table:table-cell>
            <table:table-cell table:style-name="Tableau5.A1" office:value-type="string">
              <text:p text:style-name="MP13"><text:span text:style-name="MT5">Type de document</text:span></text:p>
            </table:table-cell>
            <table:table-cell table:style-name="Tableau5.A1" office:value-type="string">
              <text:p text:style-name="MP13"><text:span text:style-name="MT5">Code titre</text:span></text:p>
            </table:table-cell>
            <table:table-cell table:style-name="Tableau5.A1" office:value-type="string">
              <text:p text:style-name="MP13"><text:span text:style-name="MT5">Millésime</text:span></text:p>
            </table:table-cell>
            <table:table-cell table:style-name="Tableau5.A1" office:value-type="string">
              <text:p text:style-name="MP13"><text:span text:style-name="MT5">Date JO</text:span></text:p>
            </table:table-cell>
            <table:table-cell table:style-name="Tableau5.A1" office:value-type="string">
              <text:p text:style-name="MP13"><text:span text:style-name="MT5">Date de mise à jour</text:span></text:p>
            </table:table-cell>
            <table:table-cell table:style-name="Tableau5.A1" office:value-type="string">
              <text:p text:style-name="MP13"><text:span text:style-name="MT5">Page</text:span></text:p>
            </table:table-cell>
          </table:table-row>
          <table:table-row table:style-name="Tableau5.2">
            <table:table-cell table:style-name="Tableau5.A1" office:value-type="string">
              <text:p text:style-name="MP13"><text:bookmark-start text:name="DTE_SIGLE"/><text:span text:style-name="MT5">DWWM</text:span><text:bookmark-end text:name="DTE_SIGLE"/></text:p>
            </table:table-cell>
            <table:table-cell table:style-name="Tableau5.A1" office:value-type="string">
              <text:p text:style-name="MP13"><text:span text:style-name="MT5">Livret d’évaluations passées en cours de formation</text:span></text:p>
            </table:table-cell>
            <table:table-cell table:style-name="Tableau5.A1" office:value-type="string">
              <text:p text:style-name="MP13"><text:bookmark-start text:name="DTE_Code"/><text:span text:style-name="MT5">TP-01280</text:span><text:bookmark-end text:name="DTE_Code"/></text:p>
            </table:table-cell>
            <table:table-cell table:style-name="Tableau5.A1" office:value-type="string">
              <text:p text:style-name="MP13"><text:bookmark-start text:name="DTE_Millesime"/><text:span text:style-name="MT5">03</text:span><text:bookmark-end text:name="DTE_Millesime"/></text:p>
            </table:table-cell>
            <table:table-cell table:style-name="Tableau5.A1" office:value-type="string">
              <text:p text:style-name="MP14"><text:bookmark-start text:name="DateJO1"/><text:span text:style-name="MT5">17/04/2018</text:span><text:bookmark-end text:name="DateJO1"/></text:p>
            </table:table-cell>
            <table:table-cell table:style-name="Tableau5.A1" office:value-type="string">
              <text:p text:style-name="MP14"><text:span text:style-name="MT5">04/05/2018</text:span></text:p>
            </table:table-cell>
            <table:table-cell table:style-name="Tableau5.A1" office:value-type="string">
              <text:p text:style-name="MP13"><text:span text:style-name="page_20_number"><text:span text:style-name="MT5"><text:page-number text:select-page="current">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MP15"><draw:frame draw:style-name="Mfr2" draw:name="Cadre3" text:anchor-type="char" svg:x="3.348cm" svg:y="1.018cm" svg:width="13.63cm" draw:z-index="0"><draw:text-box fo:min-height="0cm"><text:p text:style-name="MP2"><text:span text:style-name="MT1">en cours de formation</text:span></text:p></draw:text-box></draw:frame><draw:custom-shape text:anchor-type="char" style:rel-height="20%" draw:z-index="0" draw:name="Zone de texte 2" draw:style-name="Mgr1" draw:text-style-name="MP3" svg:width="13.629cm" svg:height="3.901cm" svg:x="3.348cm" svg:y="1.018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 10"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6.B1" table:number-columns-spanned="2" office:value-type="string">
              <text:p text:style-name="MP7"><draw:frame draw:style-name="Mfr2" draw:name="Cadre4" text:anchor-type="char" svg:x="0.044cm" svg:y="0.245cm" svg:width="13.952cm" draw:z-index="0"><draw:text-box fo:min-height="0cm"><text:p text:style-name="MP4"><text:span text:style-name="MT2">L</text:span><text:span text:style-name="MT1">ivret d’</text:span><text:span text:style-name="MT3">É</text:span><text:span text:style-name="MT1">valuations pass</text:span><text:span text:style-name="MT3">É</text:span><text:span text:style-name="MT1">es</text:span></text:p></draw:text-box></draw:frame><draw:custom-shape text:anchor-type="char" style:rel-height="20%" draw:z-index="1" draw:name="Zone de texte 2" draw:style-name="Mgr1" draw:text-style-name="MP3" svg:width="13.951cm" svg:height="3.901cm" svg:x="0.044cm" svg:y="0.245cm"><text:p text:style-name="MP4"><text:span text:style-name="MT2">L</text:span><text:span text:style-name="MT1">ivret d’</text:span><text:span text:style-name="MT3">É</text:span><text:span text:style-name="MT1">valuations pass</text:span><text:span text:style-name="MT3">É</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covered-table-cell/>
          </table:table-row>
          <table:table-row table:style-name="Tableau6.2">
            <table:covered-table-cell table:style-name="Tableau6.A1"/>
            <table:table-cell table:style-name="Tableau6.B2" table:number-columns-spanned="2" office:value-type="string">
              <text:p text:style-name="MP9"/>
            </table:table-cell>
            <table:covered-table-cell/>
          </table:table-row>
          <table:table-row table:style-name="Tableau6.1">
            <table:covered-table-cell table:style-name="Tableau6.A1"/>
            <table:table-cell table:style-name="Tableau6.B3" table:number-columns-spanned="2" office:value-type="string">
              <text:p text:style-name="MP10"/>
            </table:table-cell>
            <table:covered-table-cell/>
          </table:table-row>
          <table:table-row table:style-name="Tableau6.4">
            <table:covered-table-cell table:style-name="Tableau6.A1"/>
            <table:table-cell table:style-name="Tableau6.B4" table:number-columns-spanned="2" office:value-type="string">
              <text:p text:style-name="MP7"/>
            </table:table-cell>
            <table:covered-table-cell/>
          </table:table-row>
          <table:table-row table:style-name="Tableau6.5">
            <table:covered-table-cell table:style-name="Tableau6.A1"/>
            <table:table-cell table:style-name="Tableau6.B5" office:value-type="string">
              <text:p text:style-name="MP11"/>
            </table:table-cell>
            <table:table-cell table:style-name="Tableau6.B5" office:value-type="string">
              <text:p text:style-name="MP12"><text:span text:style-name="MT4"></text:span></text:p>
            </table:table-cell>
          </table:table-row>
          <table:table-row table:style-name="Tableau6.4">
            <table:covered-table-cell table:style-name="Tableau6.A6"/>
            <table:table-cell table:style-name="Tableau6.B6" table:number-columns-spanned="2" office:value-type="string">
              <text:p text:style-name="MP7"/>
            </table:table-cell>
            <table:covered-table-cell/>
          </table:table-row>
        </table:table>
        <text:p text:style-name="Header"/>
      </style:header>
      <style:footer>
        <text:p text:style-name="Footer"/>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MP13"><text:span text:style-name="MT5">SIGLE</text:span></text:p>
            </table:table-cell>
            <table:table-cell table:style-name="Tableau7.A1" office:value-type="string">
              <text:p text:style-name="MP13"><text:span text:style-name="MT5">Type de document</text:span></text:p>
            </table:table-cell>
            <table:table-cell table:style-name="Tableau7.A1" office:value-type="string">
              <text:p text:style-name="MP13"><text:span text:style-name="MT5">Code titre</text:span></text:p>
            </table:table-cell>
            <table:table-cell table:style-name="Tableau7.A1" office:value-type="string">
              <text:p text:style-name="MP13"><text:span text:style-name="MT5">Millésime</text:span></text:p>
            </table:table-cell>
            <table:table-cell table:style-name="Tableau7.A1" office:value-type="string">
              <text:p text:style-name="MP13"><text:span text:style-name="MT5">Date JO</text:span></text:p>
            </table:table-cell>
            <table:table-cell table:style-name="Tableau7.A1" office:value-type="string">
              <text:p text:style-name="MP13"><text:span text:style-name="MT5">Date de mise à jour</text:span></text:p>
            </table:table-cell>
            <table:table-cell table:style-name="Tableau7.A1" office:value-type="string">
              <text:p text:style-name="MP13"><text:span text:style-name="MT5">Page</text:span></text:p>
            </table:table-cell>
          </table:table-row>
          <table:table-row table:style-name="Tableau7.2">
            <table:table-cell table:style-name="Tableau7.A1" office:value-type="string">
              <text:p text:style-name="MP13"><text:span text:style-name="MT5">Sigle TP</text:span></text:p>
            </table:table-cell>
            <table:table-cell table:style-name="Tableau7.A1" office:value-type="string">
              <text:p text:style-name="MP13"><text:span text:style-name="MT5">Livret d’évaluations passées en cours de formation</text:span></text:p>
            </table:table-cell>
            <table:table-cell table:style-name="Tableau7.A1" office:value-type="string">
              <text:p text:style-name="MP13"><text:span text:style-name="MT5">TP-XXXXX</text:span></text:p>
            </table:table-cell>
            <table:table-cell table:style-name="Tableau7.A1" office:value-type="string">
              <text:p text:style-name="MP13"><text:span text:style-name="MT5">XyX</text:span></text:p>
            </table:table-cell>
            <table:table-cell table:style-name="Tableau7.A1" office:value-type="string">
              <text:p text:style-name="MP14"><text:span text:style-name="MT5">jj/mm/aaaa</text:span></text:p>
            </table:table-cell>
            <table:table-cell table:style-name="Tableau7.A1" office:value-type="string">
              <text:p text:style-name="MP14"><text:span text:style-name="MT5">03/03/2016</text:span></text:p>
            </table:table-cell>
            <table:table-cell table:style-name="Tableau7.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1" style:page-layout-name="Mpm3" draw:style-name="Mdp1">
      <style:header>
        <text:p text:style-name="Header"/>
      </style:header>
      <style:footer>
        <text:p text:style-name="MP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MP13"><text:span text:style-name="MT5">SIGLE</text:span></text:p>
            </table:table-cell>
            <table:table-cell table:style-name="Tableau9.A1" office:value-type="string">
              <text:p text:style-name="MP13"><text:span text:style-name="MT5">Type de document</text:span></text:p>
            </table:table-cell>
            <table:table-cell table:style-name="Tableau9.A1" office:value-type="string">
              <text:p text:style-name="MP13"><text:span text:style-name="MT5">Code titre</text:span></text:p>
            </table:table-cell>
            <table:table-cell table:style-name="Tableau9.A1" office:value-type="string">
              <text:p text:style-name="MP13"><text:span text:style-name="MT5">Millésime</text:span></text:p>
            </table:table-cell>
            <table:table-cell table:style-name="Tableau9.A1" office:value-type="string">
              <text:p text:style-name="MP13"><text:span text:style-name="MT5">Date JO</text:span></text:p>
            </table:table-cell>
            <table:table-cell table:style-name="Tableau9.A1" office:value-type="string">
              <text:p text:style-name="MP13"><text:span text:style-name="MT5">Date de mise à jour</text:span></text:p>
            </table:table-cell>
            <table:table-cell table:style-name="Tableau9.A1" office:value-type="string">
              <text:p text:style-name="MP13"><text:span text:style-name="MT5">Page</text:span></text:p>
            </table:table-cell>
          </table:table-row>
          <table:table-row table:style-name="Tableau9.2">
            <table:table-cell table:style-name="Tableau9.A1" office:value-type="string">
              <text:p text:style-name="MP13"><text:bookmark-start text:name="DTE_SIGLE2"/><text:span text:style-name="MT5">DWWM</text:span><text:bookmark-end text:name="DTE_SIGLE2"/></text:p>
            </table:table-cell>
            <table:table-cell table:style-name="Tableau9.A1" office:value-type="string">
              <text:p text:style-name="MP13"><text:span text:style-name="MT5">Livret d’évaluations passées en cours de formation</text:span></text:p>
            </table:table-cell>
            <table:table-cell table:style-name="Tableau9.A1" office:value-type="string">
              <text:p text:style-name="MP13"><text:bookmark-start text:name="DTE_Code2"/><text:span text:style-name="MT5">TP-01280</text:span><text:bookmark-end text:name="DTE_Code2"/></text:p>
            </table:table-cell>
            <table:table-cell table:style-name="Tableau9.A1" office:value-type="string">
              <text:p text:style-name="MP13"><text:bookmark-start text:name="DTE_Millesime2"/><text:span text:style-name="MT5">03</text:span><text:bookmark-end text:name="DTE_Millesime2"/></text:p>
            </table:table-cell>
            <table:table-cell table:style-name="Tableau9.A1" office:value-type="string">
              <text:p text:style-name="MP14"><text:bookmark-start text:name="DateJO12"/><text:span text:style-name="MT5">17/04/2018</text:span><text:bookmark-end text:name="DateJO12"/></text:p>
            </table:table-cell>
            <table:table-cell table:style-name="Tableau9.A1" office:value-type="string">
              <text:p text:style-name="MP14"><text:span text:style-name="MT5">04/05/2018</text:span></text:p>
            </table:table-cell>
            <table:table-cell table:style-name="Tableau9.A1" office:value-type="string">
              <text:p text:style-name="MP13"><text:span text:style-name="page_20_number"><text:span text:style-name="MT5"><text:page-number text:select-page="current">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2" style:page-layout-name="Mpm3" draw:style-name="Mdp1">
      <style:header>
        <text:p text:style-name="Header"/>
      </style:header>
      <style:footer>
        <text:p text:style-name="MP5"/>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MP13"><text:span text:style-name="MT5">SIGLE</text:span></text:p>
            </table:table-cell>
            <table:table-cell table:style-name="Tableau15.A1" office:value-type="string">
              <text:p text:style-name="MP13"><text:span text:style-name="MT5">Type de document</text:span></text:p>
            </table:table-cell>
            <table:table-cell table:style-name="Tableau15.A1" office:value-type="string">
              <text:p text:style-name="MP13"><text:span text:style-name="MT5">Code titre</text:span></text:p>
            </table:table-cell>
            <table:table-cell table:style-name="Tableau15.A1" office:value-type="string">
              <text:p text:style-name="MP13"><text:span text:style-name="MT5">Millésime</text:span></text:p>
            </table:table-cell>
            <table:table-cell table:style-name="Tableau15.A1" office:value-type="string">
              <text:p text:style-name="MP13"><text:span text:style-name="MT5">Date JO</text:span></text:p>
            </table:table-cell>
            <table:table-cell table:style-name="Tableau15.A1" office:value-type="string">
              <text:p text:style-name="MP13"><text:span text:style-name="MT5">Date de mise à jour</text:span></text:p>
            </table:table-cell>
            <table:table-cell table:style-name="Tableau15.A1" office:value-type="string">
              <text:p text:style-name="MP13"><text:span text:style-name="MT5">Page</text:span></text:p>
            </table:table-cell>
          </table:table-row>
          <table:table-row table:style-name="Tableau15.2">
            <table:table-cell table:style-name="Tableau15.A1" office:value-type="string">
              <text:p text:style-name="MP13"><text:bookmark-start text:name="DTE_SIGLE22"/><text:span text:style-name="MT5">DWWM</text:span><text:bookmark-end text:name="DTE_SIGLE22"/></text:p>
            </table:table-cell>
            <table:table-cell table:style-name="Tableau15.A1" office:value-type="string">
              <text:p text:style-name="MP13"><text:span text:style-name="MT5">Livret d’évaluations passées en cours de formation</text:span></text:p>
            </table:table-cell>
            <table:table-cell table:style-name="Tableau15.A1" office:value-type="string">
              <text:p text:style-name="MP13"><text:bookmark-start text:name="DTE_Code22"/><text:span text:style-name="MT5">TP-01280</text:span><text:bookmark-end text:name="DTE_Code22"/></text:p>
            </table:table-cell>
            <table:table-cell table:style-name="Tableau15.A1" office:value-type="string">
              <text:p text:style-name="MP13"><text:bookmark-start text:name="DTE_Millesime22"/><text:span text:style-name="MT5">03</text:span><text:bookmark-end text:name="DTE_Millesime22"/></text:p>
            </table:table-cell>
            <table:table-cell table:style-name="Tableau15.A1" office:value-type="string">
              <text:p text:style-name="MP14"><text:bookmark-start text:name="DateJO122"/><text:span text:style-name="MT5">17/04/2018</text:span><text:bookmark-end text:name="DateJO122"/></text:p>
            </table:table-cell>
            <table:table-cell table:style-name="Tableau15.A1" office:value-type="string">
              <text:p text:style-name="MP14"><text:span text:style-name="MT5">04/05/2018</text:span></text:p>
            </table:table-cell>
            <table:table-cell table:style-name="Tableau15.A1" office:value-type="string">
              <text:p text:style-name="MP13"><text:span text:style-name="page_20_number"><text:span text:style-name="MT5"><text:page-number text:select-page="current">5</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3" style:page-layout-name="Mpm4" draw:style-name="Mdp2" style:next-style-name="Converted2">
      <style:header>
        <text:p text:style-name="Header"/>
      </style:header>
      <style:footer>
        <text:p text:style-name="MP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MP13"><text:span text:style-name="MT5">SIGLE</text:span></text:p>
            </table:table-cell>
            <table:table-cell table:style-name="Tableau16.A1" office:value-type="string">
              <text:p text:style-name="MP13"><text:span text:style-name="MT5">Type de document</text:span></text:p>
            </table:table-cell>
            <table:table-cell table:style-name="Tableau16.A1" office:value-type="string">
              <text:p text:style-name="MP13"><text:span text:style-name="MT5">Code titre</text:span></text:p>
            </table:table-cell>
            <table:table-cell table:style-name="Tableau16.A1" office:value-type="string">
              <text:p text:style-name="MP13"><text:span text:style-name="MT5">Millésime</text:span></text:p>
            </table:table-cell>
            <table:table-cell table:style-name="Tableau16.A1" office:value-type="string">
              <text:p text:style-name="MP13"><text:span text:style-name="MT5">Date JO</text:span></text:p>
            </table:table-cell>
            <table:table-cell table:style-name="Tableau16.A1" office:value-type="string">
              <text:p text:style-name="MP13"><text:span text:style-name="MT5">Date de mise à jour</text:span></text:p>
            </table:table-cell>
            <table:table-cell table:style-name="Tableau16.A1" office:value-type="string">
              <text:p text:style-name="MP13"><text:span text:style-name="MT5">Page</text:span></text:p>
            </table:table-cell>
          </table:table-row>
          <table:table-row table:style-name="Tableau16.2">
            <table:table-cell table:style-name="Tableau16.A1" office:value-type="string">
              <text:p text:style-name="MP13"><text:bookmark-start text:name="DTE_SIGLE222"/><text:span text:style-name="MT5">DWWM</text:span><text:bookmark-end text:name="DTE_SIGLE222"/></text:p>
            </table:table-cell>
            <table:table-cell table:style-name="Tableau16.A1" office:value-type="string">
              <text:p text:style-name="MP13"><text:span text:style-name="MT5">Livret d’évaluations passées en cours de formation</text:span></text:p>
            </table:table-cell>
            <table:table-cell table:style-name="Tableau16.A1" office:value-type="string">
              <text:p text:style-name="MP13"><text:bookmark-start text:name="DTE_Code222"/><text:span text:style-name="MT5">TP-01280</text:span><text:bookmark-end text:name="DTE_Code222"/></text:p>
            </table:table-cell>
            <table:table-cell table:style-name="Tableau16.A1" office:value-type="string">
              <text:p text:style-name="MP13"><text:bookmark-start text:name="DTE_Millesime222"/><text:span text:style-name="MT5">03</text:span><text:bookmark-end text:name="DTE_Millesime222"/></text:p>
            </table:table-cell>
            <table:table-cell table:style-name="Tableau16.A1" office:value-type="string">
              <text:p text:style-name="MP14"><text:bookmark-start text:name="DateJO1222"/><text:span text:style-name="MT5">17/04/2018</text:span><text:bookmark-end text:name="DateJO1222"/></text:p>
            </table:table-cell>
            <table:table-cell table:style-name="Tableau16.A1" office:value-type="string">
              <text:p text:style-name="MP14"><text:span text:style-name="MT5">04/05/2018</text:span></text:p>
            </table:table-cell>
            <table:table-cell table:style-name="Tableau16.A1" office:value-type="string">
              <text:p text:style-name="MP13"><text:span text:style-name="page_20_number"><text:span text:style-name="MT5"><text:page-number text:select-page="current">3</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4" style:page-layout-name="Mpm3" draw:style-name="Mdp1">
      <style:header>
        <text:p text:style-name="Header"/>
      </style:header>
      <style:footer>
        <text:p text:style-name="MP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style-name="Tableau22.1">
            <table:table-cell table:style-name="Tableau22.A1" office:value-type="string">
              <text:p text:style-name="MP13"><text:span text:style-name="MT5">SIGLE</text:span></text:p>
            </table:table-cell>
            <table:table-cell table:style-name="Tableau22.A1" office:value-type="string">
              <text:p text:style-name="MP13"><text:span text:style-name="MT5">Type de document</text:span></text:p>
            </table:table-cell>
            <table:table-cell table:style-name="Tableau22.A1" office:value-type="string">
              <text:p text:style-name="MP13"><text:span text:style-name="MT5">Code titre</text:span></text:p>
            </table:table-cell>
            <table:table-cell table:style-name="Tableau22.A1" office:value-type="string">
              <text:p text:style-name="MP13"><text:span text:style-name="MT5">Millésime</text:span></text:p>
            </table:table-cell>
            <table:table-cell table:style-name="Tableau22.A1" office:value-type="string">
              <text:p text:style-name="MP13"><text:span text:style-name="MT5">Date JO</text:span></text:p>
            </table:table-cell>
            <table:table-cell table:style-name="Tableau22.A1" office:value-type="string">
              <text:p text:style-name="MP13"><text:span text:style-name="MT5">Date de mise à jour</text:span></text:p>
            </table:table-cell>
            <table:table-cell table:style-name="Tableau22.A1" office:value-type="string">
              <text:p text:style-name="MP13"><text:span text:style-name="MT5">Page</text:span></text:p>
            </table:table-cell>
          </table:table-row>
          <table:table-row table:style-name="Tableau22.2">
            <table:table-cell table:style-name="Tableau22.A1" office:value-type="string">
              <text:p text:style-name="MP13"><text:bookmark-start text:name="DTE_SIGLE223"/><text:span text:style-name="MT5">DWWM</text:span><text:bookmark-end text:name="DTE_SIGLE223"/></text:p>
            </table:table-cell>
            <table:table-cell table:style-name="Tableau22.A1" office:value-type="string">
              <text:p text:style-name="MP13"><text:span text:style-name="MT5">Livret d’évaluations passées en cours de formation</text:span></text:p>
            </table:table-cell>
            <table:table-cell table:style-name="Tableau22.A1" office:value-type="string">
              <text:p text:style-name="MP13"><text:bookmark-start text:name="DTE_Code223"/><text:span text:style-name="MT5">TP-01280</text:span><text:bookmark-end text:name="DTE_Code223"/></text:p>
            </table:table-cell>
            <table:table-cell table:style-name="Tableau22.A1" office:value-type="string">
              <text:p text:style-name="MP13"><text:bookmark-start text:name="DTE_Millesime223"/><text:span text:style-name="MT5">03</text:span><text:bookmark-end text:name="DTE_Millesime223"/></text:p>
            </table:table-cell>
            <table:table-cell table:style-name="Tableau22.A1" office:value-type="string">
              <text:p text:style-name="MP14"><text:bookmark-start text:name="DateJO1223"/><text:span text:style-name="MT5">17/04/2018</text:span><text:bookmark-end text:name="DateJO1223"/></text:p>
            </table:table-cell>
            <table:table-cell table:style-name="Tableau22.A1" office:value-type="string">
              <text:p text:style-name="MP14"><text:span text:style-name="MT5">04/05/2018</text:span></text:p>
            </table:table-cell>
            <table:table-cell table:style-name="Tableau22.A1" office:value-type="string">
              <text:p text:style-name="MP13"><text:span text:style-name="page_20_number"><text:span text:style-name="MT5"><text:page-number text:select-page="current">9</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5" style:page-layout-name="Mpm4" draw:style-name="Mdp2" style:next-style-name="Converted4">
      <style:header>
        <text:p text:style-name="Header"/>
      </style:header>
      <style:footer>
        <text:p text:style-name="MP5"/>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MP13"><text:span text:style-name="MT5">SIGLE</text:span></text:p>
            </table:table-cell>
            <table:table-cell table:style-name="Tableau23.A1" office:value-type="string">
              <text:p text:style-name="MP13"><text:span text:style-name="MT5">Type de document</text:span></text:p>
            </table:table-cell>
            <table:table-cell table:style-name="Tableau23.A1" office:value-type="string">
              <text:p text:style-name="MP13"><text:span text:style-name="MT5">Code titre</text:span></text:p>
            </table:table-cell>
            <table:table-cell table:style-name="Tableau23.A1" office:value-type="string">
              <text:p text:style-name="MP13"><text:span text:style-name="MT5">Millésime</text:span></text:p>
            </table:table-cell>
            <table:table-cell table:style-name="Tableau23.A1" office:value-type="string">
              <text:p text:style-name="MP13"><text:span text:style-name="MT5">Date JO</text:span></text:p>
            </table:table-cell>
            <table:table-cell table:style-name="Tableau23.A1" office:value-type="string">
              <text:p text:style-name="MP13"><text:span text:style-name="MT5">Date de mise à jour</text:span></text:p>
            </table:table-cell>
            <table:table-cell table:style-name="Tableau23.A1" office:value-type="string">
              <text:p text:style-name="MP13"><text:span text:style-name="MT5">Page</text:span></text:p>
            </table:table-cell>
          </table:table-row>
          <table:table-row table:style-name="Tableau23.2">
            <table:table-cell table:style-name="Tableau23.A1" office:value-type="string">
              <text:p text:style-name="MP13"><text:bookmark-start text:name="DTE_SIGLE2232"/><text:span text:style-name="MT5">DWWM</text:span><text:bookmark-end text:name="DTE_SIGLE2232"/></text:p>
            </table:table-cell>
            <table:table-cell table:style-name="Tableau23.A1" office:value-type="string">
              <text:p text:style-name="MP13"><text:span text:style-name="MT5">Livret d’évaluations passées en cours de formation</text:span></text:p>
            </table:table-cell>
            <table:table-cell table:style-name="Tableau23.A1" office:value-type="string">
              <text:p text:style-name="MP13"><text:bookmark-start text:name="DTE_Code2232"/><text:span text:style-name="MT5">TP-01280</text:span><text:bookmark-end text:name="DTE_Code2232"/></text:p>
            </table:table-cell>
            <table:table-cell table:style-name="Tableau23.A1" office:value-type="string">
              <text:p text:style-name="MP13"><text:bookmark-start text:name="DTE_Millesime2232"/><text:span text:style-name="MT5">03</text:span><text:bookmark-end text:name="DTE_Millesime2232"/></text:p>
            </table:table-cell>
            <table:table-cell table:style-name="Tableau23.A1" office:value-type="string">
              <text:p text:style-name="MP14"><text:bookmark-start text:name="DateJO12232"/><text:span text:style-name="MT5">17/04/2018</text:span><text:bookmark-end text:name="DateJO12232"/></text:p>
            </table:table-cell>
            <table:table-cell table:style-name="Tableau23.A1" office:value-type="string">
              <text:p text:style-name="MP14"><text:span text:style-name="MT5">04/05/2018</text:span></text:p>
            </table:table-cell>
            <table:table-cell table:style-name="Tableau23.A1" office:value-type="string">
              <text:p text:style-name="MP13"><text:span text:style-name="page_20_number"><text:span text:style-name="MT5"><text:page-number text:select-page="current">7</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6" style:page-layout-name="Mpm5" draw:style-name="Mdp1" style:next-style-name="Converted7">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7"/>
            </table:table-cell>
            <table:table-cell table:style-name="Tableau28.A1" office:value-type="string">
              <text:p text:style-name="MP7"/>
            </table:table-cell>
            <table:table-cell table:style-name="Tableau28.A1" office:value-type="string">
              <text:p text:style-name="MP7"/>
            </table:table-cell>
          </table:table-row>
          <table:table-row table:style-name="Tableau28.2">
            <table:table-cell table:style-name="Tableau28.A2" table:number-columns-spanned="3" office:value-type="string">
              <text:p text:style-name="MP16"><text:span text:style-name="MT6">SYNTHESE DES RESULTATS OBTENUS PAR LE CANDIDAT</text:span></text:p>
              <text:p text:style-name="MP17"><text:span text:style-name="MT7">A L’ISSUE DU PARCOURS DE FORMATION</text:span></text:p>
            </table:table-cell>
            <table:covered-table-cell/>
            <table:covered-table-cell/>
          </table:table-row>
          <table:table-row table:style-name="Tableau28.3">
            <table:table-cell table:style-name="Tableau28.A3" table:number-columns-spanned="3" office:value-type="string">
              <text:p text:style-name="MP7"/>
            </table:table-cell>
            <table:covered-table-cell/>
            <table:covered-table-cell/>
          </table:table-row>
          <table:table-row table:style-name="Tableau28.4">
            <table:table-cell table:style-name="Tableau28.A4" office:value-type="string">
              <text:p text:style-name="MP18"/>
            </table:table-cell>
            <table:table-cell table:style-name="Tableau28.A4" office:value-type="string">
              <text:p text:style-name="MP18"/>
            </table:table-cell>
            <table:table-cell table:style-name="Tableau28.A4" office:value-type="string">
              <text:p text:style-name="MP12"><text:span text:style-name="MT8"></text:span></text:p>
            </table:table-cell>
          </table:table-row>
          <table:table-row table:style-name="Tableau28.3">
            <table:table-cell table:style-name="Tableau28.A5" office:value-type="string">
              <text:p text:style-name="MP7"/>
            </table:table-cell>
            <table:table-cell table:style-name="Tableau28.B5" office:value-type="string">
              <text:p text:style-name="MP7"/>
            </table:table-cell>
            <table:table-cell table:style-name="Tableau28.C5" office:value-type="string">
              <text:p text:style-name="MP7"/>
            </table:table-cell>
          </table:table-row>
        </table:table>
        <text:p text:style-name="Header"/>
      </style:header>
      <style:footer>
        <text:p text:style-name="Footer"/>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row table:style-name="Tableau29.1">
            <table:table-cell table:style-name="Tableau29.A1" office:value-type="string">
              <text:p text:style-name="MP13"><text:span text:style-name="MT5">SIGLE</text:span></text:p>
            </table:table-cell>
            <table:table-cell table:style-name="Tableau29.A1" office:value-type="string">
              <text:p text:style-name="MP13"><text:span text:style-name="MT5">Type de document</text:span></text:p>
            </table:table-cell>
            <table:table-cell table:style-name="Tableau29.A1" office:value-type="string">
              <text:p text:style-name="MP13"><text:span text:style-name="MT5">Code titre</text:span></text:p>
            </table:table-cell>
            <table:table-cell table:style-name="Tableau29.A1" office:value-type="string">
              <text:p text:style-name="MP13"><text:span text:style-name="MT5">Millésime</text:span></text:p>
            </table:table-cell>
            <table:table-cell table:style-name="Tableau29.A1" office:value-type="string">
              <text:p text:style-name="MP13"><text:span text:style-name="MT5">Date JO</text:span></text:p>
            </table:table-cell>
            <table:table-cell table:style-name="Tableau29.A1" office:value-type="string">
              <text:p text:style-name="MP13"><text:span text:style-name="MT5">Date de mise à jour</text:span></text:p>
            </table:table-cell>
            <table:table-cell table:style-name="Tableau29.A1" office:value-type="string">
              <text:p text:style-name="MP13"><text:span text:style-name="MT5">Page</text:span></text:p>
            </table:table-cell>
          </table:table-row>
          <table:table-row table:style-name="Tableau29.2">
            <table:table-cell table:style-name="Tableau29.A1" office:value-type="string">
              <text:p text:style-name="MP13"><text:span text:style-name="MT5">Sigle TP</text:span></text:p>
            </table:table-cell>
            <table:table-cell table:style-name="Tableau29.A1" office:value-type="string">
              <text:p text:style-name="MP13"><text:span text:style-name="MT5">Livret d’évaluations passées en cours de formation</text:span></text:p>
            </table:table-cell>
            <table:table-cell table:style-name="Tableau29.A1" office:value-type="string">
              <text:p text:style-name="MP13"><text:span text:style-name="MT5">TP-XXXXX</text:span></text:p>
            </table:table-cell>
            <table:table-cell table:style-name="Tableau29.A1" office:value-type="string">
              <text:p text:style-name="MP13"><text:span text:style-name="MT5">XyX</text:span></text:p>
            </table:table-cell>
            <table:table-cell table:style-name="Tableau29.A1" office:value-type="string">
              <text:p text:style-name="MP14"><text:span text:style-name="MT5">jj/mm/aaaa</text:span></text:p>
            </table:table-cell>
            <table:table-cell table:style-name="Tableau29.A1" office:value-type="string">
              <text:p text:style-name="MP14"><text:span text:style-name="MT5">03/03/2016</text:span></text:p>
            </table:table-cell>
            <table:table-cell table:style-name="Tableau29.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7" style:page-layout-name="Mpm3" draw:style-name="Mdp1">
      <style:header>
        <text:p text:style-name="Header"/>
      </style:header>
      <style:footer>
        <text:p text:style-name="MP5"/>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row table:style-name="Tableau30.1">
            <table:table-cell table:style-name="Tableau30.A1" office:value-type="string">
              <text:p text:style-name="MP13"><text:span text:style-name="MT5">SIGLE</text:span></text:p>
            </table:table-cell>
            <table:table-cell table:style-name="Tableau30.A1" office:value-type="string">
              <text:p text:style-name="MP13"><text:span text:style-name="MT5">Type de document</text:span></text:p>
            </table:table-cell>
            <table:table-cell table:style-name="Tableau30.A1" office:value-type="string">
              <text:p text:style-name="MP13"><text:span text:style-name="MT5">Code titre</text:span></text:p>
            </table:table-cell>
            <table:table-cell table:style-name="Tableau30.A1" office:value-type="string">
              <text:p text:style-name="MP13"><text:span text:style-name="MT5">Millésime</text:span></text:p>
            </table:table-cell>
            <table:table-cell table:style-name="Tableau30.A1" office:value-type="string">
              <text:p text:style-name="MP13"><text:span text:style-name="MT5">Date JO</text:span></text:p>
            </table:table-cell>
            <table:table-cell table:style-name="Tableau30.A1" office:value-type="string">
              <text:p text:style-name="MP13"><text:span text:style-name="MT5">Date de mise à jour</text:span></text:p>
            </table:table-cell>
            <table:table-cell table:style-name="Tableau30.A1" office:value-type="string">
              <text:p text:style-name="MP13"><text:span text:style-name="MT5">Page</text:span></text:p>
            </table:table-cell>
          </table:table-row>
          <table:table-row table:style-name="Tableau30.2">
            <table:table-cell table:style-name="Tableau30.A1" office:value-type="string">
              <text:p text:style-name="MP13"><text:bookmark-start text:name="DTE_SIGLE2233"/><text:span text:style-name="MT5">DWWM</text:span><text:bookmark-end text:name="DTE_SIGLE2233"/></text:p>
            </table:table-cell>
            <table:table-cell table:style-name="Tableau30.A1" office:value-type="string">
              <text:p text:style-name="MP13"><text:span text:style-name="MT5">Livret d’évaluations passées en cours de formation</text:span></text:p>
            </table:table-cell>
            <table:table-cell table:style-name="Tableau30.A1" office:value-type="string">
              <text:p text:style-name="MP13"><text:bookmark-start text:name="DTE_Code2233"/><text:span text:style-name="MT5">TP-01280</text:span><text:bookmark-end text:name="DTE_Code2233"/></text:p>
            </table:table-cell>
            <table:table-cell table:style-name="Tableau30.A1" office:value-type="string">
              <text:p text:style-name="MP13"><text:bookmark-start text:name="DTE_Millesime2233"/><text:span text:style-name="MT5">03</text:span><text:bookmark-end text:name="DTE_Millesime2233"/></text:p>
            </table:table-cell>
            <table:table-cell table:style-name="Tableau30.A1" office:value-type="string">
              <text:p text:style-name="MP14"><text:bookmark-start text:name="DateJO12233"/><text:span text:style-name="MT5">17/04/2018</text:span><text:bookmark-end text:name="DateJO12233"/></text:p>
            </table:table-cell>
            <table:table-cell table:style-name="Tableau30.A1" office:value-type="string">
              <text:p text:style-name="MP14"><text:span text:style-name="MT5">04/05/2018</text:span></text:p>
            </table:table-cell>
            <table:table-cell table:style-name="Tableau30.A1" office:value-type="string">
              <text:p text:style-name="MP13"><text:span text:style-name="page_20_number"><text:span text:style-name="MT5"><text:page-number text:select-page="current">1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8" style:page-layout-name="Mpm4" draw:style-name="Mdp2" style:next-style-name="Converted7">
      <style:header>
        <text:p text:style-name="Header"/>
      </style:header>
      <style:footer>
        <text:p text:style-name="MP5"/>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row table:style-name="Tableau31.1">
            <table:table-cell table:style-name="Tableau31.A1" office:value-type="string">
              <text:p text:style-name="MP13"><text:span text:style-name="MT5">SIGLE</text:span></text:p>
            </table:table-cell>
            <table:table-cell table:style-name="Tableau31.A1" office:value-type="string">
              <text:p text:style-name="MP13"><text:span text:style-name="MT5">Type de document</text:span></text:p>
            </table:table-cell>
            <table:table-cell table:style-name="Tableau31.A1" office:value-type="string">
              <text:p text:style-name="MP13"><text:span text:style-name="MT5">Code titre</text:span></text:p>
            </table:table-cell>
            <table:table-cell table:style-name="Tableau31.A1" office:value-type="string">
              <text:p text:style-name="MP13"><text:span text:style-name="MT5">Millésime</text:span></text:p>
            </table:table-cell>
            <table:table-cell table:style-name="Tableau31.A1" office:value-type="string">
              <text:p text:style-name="MP13"><text:span text:style-name="MT5">Date JO</text:span></text:p>
            </table:table-cell>
            <table:table-cell table:style-name="Tableau31.A1" office:value-type="string">
              <text:p text:style-name="MP13"><text:span text:style-name="MT5">Date de mise à jour</text:span></text:p>
            </table:table-cell>
            <table:table-cell table:style-name="Tableau31.A1" office:value-type="string">
              <text:p text:style-name="MP13"><text:span text:style-name="MT5">Page</text:span></text:p>
            </table:table-cell>
          </table:table-row>
          <table:table-row table:style-name="Tableau31.2">
            <table:table-cell table:style-name="Tableau31.A1" office:value-type="string">
              <text:p text:style-name="MP13"><text:bookmark-start text:name="DTE_SIGLE22332"/><text:span text:style-name="MT5">DWWM</text:span><text:bookmark-end text:name="DTE_SIGLE22332"/></text:p>
            </table:table-cell>
            <table:table-cell table:style-name="Tableau31.A1" office:value-type="string">
              <text:p text:style-name="MP13"><text:span text:style-name="MT5">Livret d’évaluations passées en cours de formation</text:span></text:p>
            </table:table-cell>
            <table:table-cell table:style-name="Tableau31.A1" office:value-type="string">
              <text:p text:style-name="MP13"><text:bookmark-start text:name="DTE_Code22332"/><text:span text:style-name="MT5">TP-01280</text:span><text:bookmark-end text:name="DTE_Code22332"/></text:p>
            </table:table-cell>
            <table:table-cell table:style-name="Tableau31.A1" office:value-type="string">
              <text:p text:style-name="MP13"><text:bookmark-start text:name="DTE_Millesime22332"/><text:span text:style-name="MT5">03</text:span><text:bookmark-end text:name="DTE_Millesime22332"/></text:p>
            </table:table-cell>
            <table:table-cell table:style-name="Tableau31.A1" office:value-type="string">
              <text:p text:style-name="MP14"><text:bookmark-start text:name="DateJO122332"/><text:span text:style-name="MT5">17/04/2018</text:span><text:bookmark-end text:name="DateJO122332"/></text:p>
            </table:table-cell>
            <table:table-cell table:style-name="Tableau31.A1" office:value-type="string">
              <text:p text:style-name="MP14"><text:span text:style-name="MT5">04/05/2018</text:span></text:p>
            </table:table-cell>
            <table:table-cell table:style-name="Tableau31.A1" office:value-type="string">
              <text:p text:style-name="MP13"><text:span text:style-name="page_20_number"><text:span text:style-name="MT5"><text:page-number text:select-page="current">1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upetit Pascal</meta:initial-creator>
    <meta:editing-cycles>20</meta:editing-cycles>
    <meta:creation-date>2018-05-04T07:25:00</meta:creation-date>
    <dc:date>2022-06-24T16:07:19.207000000</dc:date>
    <meta:editing-duration>PT1H13M1S</meta:editing-duration>
    <meta:generator>LibreOffice/7.3.1.3$Windows_X86_64 LibreOffice_project/a69ca51ded25f3eefd52d7bf9a5fad8c90b87951</meta:generator>
    <meta:print-date>2022-06-24T15:29:55.460000000</meta:print-date>
    <meta:document-statistic meta:table-count="31" meta:image-count="2" meta:object-count="0" meta:page-count="12" meta:paragraph-count="557" meta:word-count="1791" meta:character-count="9400" meta:non-whitespace-character-count="8176"/>
    <meta:user-defined meta:name="AppVersion">14.0000</meta:user-defined>
    <meta:user-defined meta:name="Company">AFPA</meta:user-defined>
    <meta:user-defined meta:name="ContentTypeId">0x0101000BD4494198AA22468C7E1D34EF077439</meta:user-defined>
    <meta:template xlink:type="simple" xlink:actuate="onRequest" xlink:title="Normal.dotm" xlink:href=""/>
  </office:meta>
</office:document-meta>
</file>